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07cm" fo:margin-left="0.116cm" fo:break-before="page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1.538cm"/>
    </style:style>
    <style:style style:name="Tableau1.C" style:family="table-column">
      <style:table-column-properties style:column-width="1.565cm"/>
    </style:style>
    <style:style style:name="Tableau1.E" style:family="table-column">
      <style:table-column-properties style:column-width="1.54cm"/>
    </style:style>
    <style:style style:name="Tableau1.G" style:family="table-column">
      <style:table-column-properties style:column-width="1.563cm"/>
    </style:style>
    <style:style style:name="Tableau1.1" style:family="table-row">
      <style:table-row-properties style:min-row-height="1.7cm"/>
    </style:style>
    <style:style style:name="Tableau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6.907cm" fo:margin-left="0.116cm" fo:break-before="page" table:align="left"/>
    </style:style>
    <style:style style:name="Tableau8.A" style:family="table-column">
      <style:table-column-properties style:column-width="1.443cm"/>
    </style:style>
    <style:style style:name="Tableau8.B" style:family="table-column">
      <style:table-column-properties style:column-width="1.538cm"/>
    </style:style>
    <style:style style:name="Tableau8.C" style:family="table-column">
      <style:table-column-properties style:column-width="1.565cm"/>
    </style:style>
    <style:style style:name="Tableau8.E" style:family="table-column">
      <style:table-column-properties style:column-width="1.54cm"/>
    </style:style>
    <style:style style:name="Tableau8.G" style:family="table-column">
      <style:table-column-properties style:column-width="1.563cm"/>
    </style:style>
    <style:style style:name="Tableau8.1" style:family="table-row">
      <style:table-row-properties style:min-row-height="1.7cm"/>
    </style:style>
    <style:style style:name="Tableau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6.907cm" fo:margin-left="0.116cm" fo:break-before="page" table:align="left"/>
    </style:style>
    <style:style style:name="Tableau7.A" style:family="table-column">
      <style:table-column-properties style:column-width="1.443cm"/>
    </style:style>
    <style:style style:name="Tableau7.B" style:family="table-column">
      <style:table-column-properties style:column-width="1.538cm"/>
    </style:style>
    <style:style style:name="Tableau7.C" style:family="table-column">
      <style:table-column-properties style:column-width="1.565cm"/>
    </style:style>
    <style:style style:name="Tableau7.E" style:family="table-column">
      <style:table-column-properties style:column-width="1.54cm"/>
    </style:style>
    <style:style style:name="Tableau7.G" style:family="table-column">
      <style:table-column-properties style:column-width="1.563cm"/>
    </style:style>
    <style:style style:name="Tableau7.1" style:family="table-row">
      <style:table-row-properties style:min-row-height="1.7cm"/>
    </style:style>
    <style:style style:name="Tableau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G8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11" style:family="table-row">
      <style:table-row-properties style:min-row-height="1.787cm"/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6.907cm" fo:margin-left="0.116cm" fo:break-before="page" table:align="left"/>
    </style:style>
    <style:style style:name="Tableau9.A" style:family="table-column">
      <style:table-column-properties style:column-width="1.443cm"/>
    </style:style>
    <style:style style:name="Tableau9.B" style:family="table-column">
      <style:table-column-properties style:column-width="1.538cm"/>
    </style:style>
    <style:style style:name="Tableau9.C" style:family="table-column">
      <style:table-column-properties style:column-width="1.565cm"/>
    </style:style>
    <style:style style:name="Tableau9.E" style:family="table-column">
      <style:table-column-properties style:column-width="1.54cm"/>
    </style:style>
    <style:style style:name="Tableau9.G" style:family="table-column">
      <style:table-column-properties style:column-width="1.563cm"/>
    </style:style>
    <style:style style:name="Tableau9.1" style:family="table-row">
      <style:table-row-properties style:min-row-height="1.7cm"/>
    </style:style>
    <style:style style:name="Tableau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6.907cm" fo:margin-left="0.116cm" fo:break-before="page" table:align="left"/>
    </style:style>
    <style:style style:name="Tableau10.A" style:family="table-column">
      <style:table-column-properties style:column-width="1.443cm"/>
    </style:style>
    <style:style style:name="Tableau10.B" style:family="table-column">
      <style:table-column-properties style:column-width="1.538cm"/>
    </style:style>
    <style:style style:name="Tableau10.C" style:family="table-column">
      <style:table-column-properties style:column-width="1.565cm"/>
    </style:style>
    <style:style style:name="Tableau10.E" style:family="table-column">
      <style:table-column-properties style:column-width="1.54cm"/>
    </style:style>
    <style:style style:name="Tableau10.G" style:family="table-column">
      <style:table-column-properties style:column-width="1.563cm"/>
    </style:style>
    <style:style style:name="Tableau10.1" style:family="table-row">
      <style:table-row-properties style:min-row-height="1.7cm"/>
    </style:style>
    <style:style style:name="Tableau1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6.907cm" fo:margin-left="0.116cm" fo:break-before="page" table:align="left"/>
    </style:style>
    <style:style style:name="Tableau11.A" style:family="table-column">
      <style:table-column-properties style:column-width="1.443cm"/>
    </style:style>
    <style:style style:name="Tableau11.B" style:family="table-column">
      <style:table-column-properties style:column-width="1.538cm"/>
    </style:style>
    <style:style style:name="Tableau11.C" style:family="table-column">
      <style:table-column-properties style:column-width="1.565cm"/>
    </style:style>
    <style:style style:name="Tableau11.E" style:family="table-column">
      <style:table-column-properties style:column-width="1.54cm"/>
    </style:style>
    <style:style style:name="Tableau11.G" style:family="table-column">
      <style:table-column-properties style:column-width="1.563cm"/>
    </style:style>
    <style:style style:name="Tableau11.1" style:family="table-row">
      <style:table-row-properties style:min-row-height="1.7cm"/>
    </style:style>
    <style:style style:name="Tableau1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07cm" fo:margin-left="0.116cm" fo:break-before="page" table:align="left"/>
    </style:style>
    <style:style style:name="Tableau12.A" style:family="table-column">
      <style:table-column-properties style:column-width="1.443cm"/>
    </style:style>
    <style:style style:name="Tableau12.B" style:family="table-column">
      <style:table-column-properties style:column-width="1.538cm"/>
    </style:style>
    <style:style style:name="Tableau12.C" style:family="table-column">
      <style:table-column-properties style:column-width="1.565cm"/>
    </style:style>
    <style:style style:name="Tableau12.E" style:family="table-column">
      <style:table-column-properties style:column-width="1.54cm"/>
    </style:style>
    <style:style style:name="Tableau12.G" style:family="table-column">
      <style:table-column-properties style:column-width="1.563cm"/>
    </style:style>
    <style:style style:name="Tableau12.1" style:family="table-row">
      <style:table-row-properties style:min-row-height="1.7cm"/>
    </style:style>
    <style:style style:name="Tableau1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" style:family="table">
      <style:table-properties style:width="16.907cm" fo:margin-left="0.116cm" fo:break-before="page" table:align="left"/>
    </style:style>
    <style:style style:name="Tableau53.A" style:family="table-column">
      <style:table-column-properties style:column-width="1.443cm"/>
    </style:style>
    <style:style style:name="Tableau53.B" style:family="table-column">
      <style:table-column-properties style:column-width="1.538cm"/>
    </style:style>
    <style:style style:name="Tableau53.C" style:family="table-column">
      <style:table-column-properties style:column-width="1.565cm"/>
    </style:style>
    <style:style style:name="Tableau53.E" style:family="table-column">
      <style:table-column-properties style:column-width="1.54cm"/>
    </style:style>
    <style:style style:name="Tableau53.G" style:family="table-column">
      <style:table-column-properties style:column-width="1.563cm"/>
    </style:style>
    <style:style style:name="Tableau53.1" style:family="table-row">
      <style:table-row-properties style:min-row-height="1.7cm"/>
    </style:style>
    <style:style style:name="Tableau5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6.907cm" fo:margin-left="0.116cm" fo:break-before="page" table:align="left"/>
    </style:style>
    <style:style style:name="Tableau13.A" style:family="table-column">
      <style:table-column-properties style:column-width="1.443cm"/>
    </style:style>
    <style:style style:name="Tableau13.B" style:family="table-column">
      <style:table-column-properties style:column-width="1.538cm"/>
    </style:style>
    <style:style style:name="Tableau13.C" style:family="table-column">
      <style:table-column-properties style:column-width="1.565cm"/>
    </style:style>
    <style:style style:name="Tableau13.E" style:family="table-column">
      <style:table-column-properties style:column-width="1.54cm"/>
    </style:style>
    <style:style style:name="Tableau13.G" style:family="table-column">
      <style:table-column-properties style:column-width="1.563cm"/>
    </style:style>
    <style:style style:name="Tableau13.1" style:family="table-row">
      <style:table-row-properties style:min-row-height="1.7cm"/>
    </style:style>
    <style:style style:name="Tableau1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6.907cm" fo:margin-left="0.116cm" fo:break-before="page" table:align="left"/>
    </style:style>
    <style:style style:name="Tableau14.A" style:family="table-column">
      <style:table-column-properties style:column-width="1.443cm"/>
    </style:style>
    <style:style style:name="Tableau14.B" style:family="table-column">
      <style:table-column-properties style:column-width="1.538cm"/>
    </style:style>
    <style:style style:name="Tableau14.C" style:family="table-column">
      <style:table-column-properties style:column-width="1.565cm"/>
    </style:style>
    <style:style style:name="Tableau14.E" style:family="table-column">
      <style:table-column-properties style:column-width="1.54cm"/>
    </style:style>
    <style:style style:name="Tableau14.G" style:family="table-column">
      <style:table-column-properties style:column-width="1.563cm"/>
    </style:style>
    <style:style style:name="Tableau14.1" style:family="table-row">
      <style:table-row-properties style:min-row-height="1.7cm"/>
    </style:style>
    <style:style style:name="Tableau1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6.907cm" fo:margin-left="0.116cm" fo:break-before="page" table:align="left"/>
    </style:style>
    <style:style style:name="Tableau15.A" style:family="table-column">
      <style:table-column-properties style:column-width="1.443cm"/>
    </style:style>
    <style:style style:name="Tableau15.B" style:family="table-column">
      <style:table-column-properties style:column-width="1.538cm"/>
    </style:style>
    <style:style style:name="Tableau15.C" style:family="table-column">
      <style:table-column-properties style:column-width="1.565cm"/>
    </style:style>
    <style:style style:name="Tableau15.E" style:family="table-column">
      <style:table-column-properties style:column-width="1.54cm"/>
    </style:style>
    <style:style style:name="Tableau15.G" style:family="table-column">
      <style:table-column-properties style:column-width="1.563cm"/>
    </style:style>
    <style:style style:name="Tableau15.1" style:family="table-row">
      <style:table-row-properties style:min-row-height="1.7cm"/>
    </style:style>
    <style:style style:name="Tableau1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" style:family="table">
      <style:table-properties style:width="16.907cm" fo:margin-left="0.116cm" fo:break-before="page" table:align="left"/>
    </style:style>
    <style:style style:name="Tableau16.A" style:family="table-column">
      <style:table-column-properties style:column-width="1.443cm"/>
    </style:style>
    <style:style style:name="Tableau16.B" style:family="table-column">
      <style:table-column-properties style:column-width="1.538cm"/>
    </style:style>
    <style:style style:name="Tableau16.C" style:family="table-column">
      <style:table-column-properties style:column-width="1.565cm"/>
    </style:style>
    <style:style style:name="Tableau16.E" style:family="table-column">
      <style:table-column-properties style:column-width="1.54cm"/>
    </style:style>
    <style:style style:name="Tableau16.G" style:family="table-column">
      <style:table-column-properties style:column-width="1.563cm"/>
    </style:style>
    <style:style style:name="Tableau16.1" style:family="table-row">
      <style:table-row-properties style:min-row-height="1.7cm"/>
    </style:style>
    <style:style style:name="Tableau1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6.907cm" fo:margin-left="0.116cm" fo:break-before="page" table:align="left"/>
    </style:style>
    <style:style style:name="Tableau17.A" style:family="table-column">
      <style:table-column-properties style:column-width="1.443cm"/>
    </style:style>
    <style:style style:name="Tableau17.B" style:family="table-column">
      <style:table-column-properties style:column-width="1.538cm"/>
    </style:style>
    <style:style style:name="Tableau17.C" style:family="table-column">
      <style:table-column-properties style:column-width="1.565cm"/>
    </style:style>
    <style:style style:name="Tableau17.E" style:family="table-column">
      <style:table-column-properties style:column-width="1.54cm"/>
    </style:style>
    <style:style style:name="Tableau17.G" style:family="table-column">
      <style:table-column-properties style:column-width="1.563cm"/>
    </style:style>
    <style:style style:name="Tableau17.1" style:family="table-row">
      <style:table-row-properties style:min-row-height="1.7cm"/>
    </style:style>
    <style:style style:name="Tableau1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07cm" fo:margin-left="0.116cm" fo:break-before="page" table:align="left"/>
    </style:style>
    <style:style style:name="Tableau18.A" style:family="table-column">
      <style:table-column-properties style:column-width="1.443cm"/>
    </style:style>
    <style:style style:name="Tableau18.B" style:family="table-column">
      <style:table-column-properties style:column-width="1.538cm"/>
    </style:style>
    <style:style style:name="Tableau18.C" style:family="table-column">
      <style:table-column-properties style:column-width="1.565cm"/>
    </style:style>
    <style:style style:name="Tableau18.E" style:family="table-column">
      <style:table-column-properties style:column-width="1.54cm"/>
    </style:style>
    <style:style style:name="Tableau18.G" style:family="table-column">
      <style:table-column-properties style:column-width="1.563cm"/>
    </style:style>
    <style:style style:name="Tableau18.1" style:family="table-row">
      <style:table-row-properties style:min-row-height="1.7cm"/>
    </style:style>
    <style:style style:name="Tableau1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6.907cm" fo:margin-left="0.116cm" fo:break-before="page" table:align="left"/>
    </style:style>
    <style:style style:name="Tableau19.A" style:family="table-column">
      <style:table-column-properties style:column-width="1.443cm"/>
    </style:style>
    <style:style style:name="Tableau19.B" style:family="table-column">
      <style:table-column-properties style:column-width="1.538cm"/>
    </style:style>
    <style:style style:name="Tableau19.C" style:family="table-column">
      <style:table-column-properties style:column-width="1.565cm"/>
    </style:style>
    <style:style style:name="Tableau19.E" style:family="table-column">
      <style:table-column-properties style:column-width="1.54cm"/>
    </style:style>
    <style:style style:name="Tableau19.G" style:family="table-column">
      <style:table-column-properties style:column-width="1.563cm"/>
    </style:style>
    <style:style style:name="Tableau19.1" style:family="table-row">
      <style:table-row-properties style:min-row-height="1.7cm"/>
    </style:style>
    <style:style style:name="Tableau1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6.907cm" fo:margin-left="0.116cm" fo:break-before="page" table:align="left"/>
    </style:style>
    <style:style style:name="Tableau20.A" style:family="table-column">
      <style:table-column-properties style:column-width="1.443cm"/>
    </style:style>
    <style:style style:name="Tableau20.B" style:family="table-column">
      <style:table-column-properties style:column-width="1.538cm"/>
    </style:style>
    <style:style style:name="Tableau20.C" style:family="table-column">
      <style:table-column-properties style:column-width="1.565cm"/>
    </style:style>
    <style:style style:name="Tableau20.E" style:family="table-column">
      <style:table-column-properties style:column-width="1.54cm"/>
    </style:style>
    <style:style style:name="Tableau20.G" style:family="table-column">
      <style:table-column-properties style:column-width="1.563cm"/>
    </style:style>
    <style:style style:name="Tableau20.1" style:family="table-row">
      <style:table-row-properties style:min-row-height="1.7cm"/>
    </style:style>
    <style:style style:name="Tableau2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6.907cm" fo:margin-left="0.116cm" fo:break-before="page" table:align="left"/>
    </style:style>
    <style:style style:name="Tableau21.A" style:family="table-column">
      <style:table-column-properties style:column-width="1.443cm"/>
    </style:style>
    <style:style style:name="Tableau21.B" style:family="table-column">
      <style:table-column-properties style:column-width="1.538cm"/>
    </style:style>
    <style:style style:name="Tableau21.C" style:family="table-column">
      <style:table-column-properties style:column-width="1.565cm"/>
    </style:style>
    <style:style style:name="Tableau21.E" style:family="table-column">
      <style:table-column-properties style:column-width="1.54cm"/>
    </style:style>
    <style:style style:name="Tableau21.G" style:family="table-column">
      <style:table-column-properties style:column-width="1.563cm"/>
    </style:style>
    <style:style style:name="Tableau21.1" style:family="table-row">
      <style:table-row-properties style:min-row-height="1.7cm"/>
    </style:style>
    <style:style style:name="Tableau2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16.907cm" fo:margin-left="0.116cm" fo:break-before="page" table:align="left"/>
    </style:style>
    <style:style style:name="Tableau22.A" style:family="table-column">
      <style:table-column-properties style:column-width="1.443cm"/>
    </style:style>
    <style:style style:name="Tableau22.B" style:family="table-column">
      <style:table-column-properties style:column-width="1.538cm"/>
    </style:style>
    <style:style style:name="Tableau22.C" style:family="table-column">
      <style:table-column-properties style:column-width="1.565cm"/>
    </style:style>
    <style:style style:name="Tableau22.E" style:family="table-column">
      <style:table-column-properties style:column-width="1.54cm"/>
    </style:style>
    <style:style style:name="Tableau22.G" style:family="table-column">
      <style:table-column-properties style:column-width="1.563cm"/>
    </style:style>
    <style:style style:name="Tableau22.1" style:family="table-row">
      <style:table-row-properties style:min-row-height="1.7cm"/>
    </style:style>
    <style:style style:name="Tableau2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6.907cm" fo:margin-left="0.116cm" fo:break-before="page" table:align="left"/>
    </style:style>
    <style:style style:name="Tableau23.A" style:family="table-column">
      <style:table-column-properties style:column-width="1.443cm"/>
    </style:style>
    <style:style style:name="Tableau23.B" style:family="table-column">
      <style:table-column-properties style:column-width="1.538cm"/>
    </style:style>
    <style:style style:name="Tableau23.C" style:family="table-column">
      <style:table-column-properties style:column-width="1.565cm"/>
    </style:style>
    <style:style style:name="Tableau23.E" style:family="table-column">
      <style:table-column-properties style:column-width="1.54cm"/>
    </style:style>
    <style:style style:name="Tableau23.G" style:family="table-column">
      <style:table-column-properties style:column-width="1.563cm"/>
    </style:style>
    <style:style style:name="Tableau23.1" style:family="table-row">
      <style:table-row-properties style:min-row-height="1.7cm"/>
    </style:style>
    <style:style style:name="Tableau2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" style:family="table">
      <style:table-properties style:width="16.907cm" fo:margin-left="0.116cm" fo:break-before="page" table:align="left"/>
    </style:style>
    <style:style style:name="Tableau24.A" style:family="table-column">
      <style:table-column-properties style:column-width="1.443cm"/>
    </style:style>
    <style:style style:name="Tableau24.B" style:family="table-column">
      <style:table-column-properties style:column-width="1.538cm"/>
    </style:style>
    <style:style style:name="Tableau24.C" style:family="table-column">
      <style:table-column-properties style:column-width="1.565cm"/>
    </style:style>
    <style:style style:name="Tableau24.E" style:family="table-column">
      <style:table-column-properties style:column-width="1.54cm"/>
    </style:style>
    <style:style style:name="Tableau24.G" style:family="table-column">
      <style:table-column-properties style:column-width="1.563cm"/>
    </style:style>
    <style:style style:name="Tableau24.1" style:family="table-row">
      <style:table-row-properties style:min-row-height="1.7cm"/>
    </style:style>
    <style:style style:name="Tableau2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6.907cm" fo:margin-left="0.116cm" fo:break-before="page" table:align="left"/>
    </style:style>
    <style:style style:name="Tableau25.A" style:family="table-column">
      <style:table-column-properties style:column-width="1.443cm"/>
    </style:style>
    <style:style style:name="Tableau25.B" style:family="table-column">
      <style:table-column-properties style:column-width="1.538cm"/>
    </style:style>
    <style:style style:name="Tableau25.C" style:family="table-column">
      <style:table-column-properties style:column-width="1.565cm"/>
    </style:style>
    <style:style style:name="Tableau25.E" style:family="table-column">
      <style:table-column-properties style:column-width="1.54cm"/>
    </style:style>
    <style:style style:name="Tableau25.G" style:family="table-column">
      <style:table-column-properties style:column-width="1.563cm"/>
    </style:style>
    <style:style style:name="Tableau25.1" style:family="table-row">
      <style:table-row-properties style:min-row-height="1.7cm"/>
    </style:style>
    <style:style style:name="Tableau2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" style:family="table">
      <style:table-properties style:width="16.907cm" fo:margin-left="0.116cm" fo:break-before="page" table:align="left"/>
    </style:style>
    <style:style style:name="Tableau26.A" style:family="table-column">
      <style:table-column-properties style:column-width="1.443cm"/>
    </style:style>
    <style:style style:name="Tableau26.B" style:family="table-column">
      <style:table-column-properties style:column-width="1.538cm"/>
    </style:style>
    <style:style style:name="Tableau26.C" style:family="table-column">
      <style:table-column-properties style:column-width="1.565cm"/>
    </style:style>
    <style:style style:name="Tableau26.E" style:family="table-column">
      <style:table-column-properties style:column-width="1.54cm"/>
    </style:style>
    <style:style style:name="Tableau26.G" style:family="table-column">
      <style:table-column-properties style:column-width="1.563cm"/>
    </style:style>
    <style:style style:name="Tableau26.1" style:family="table-row">
      <style:table-row-properties style:min-row-height="1.7cm"/>
    </style:style>
    <style:style style:name="Tableau2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6.907cm" fo:margin-left="0.116cm" fo:break-before="page" table:align="left"/>
    </style:style>
    <style:style style:name="Tableau27.A" style:family="table-column">
      <style:table-column-properties style:column-width="1.443cm"/>
    </style:style>
    <style:style style:name="Tableau27.B" style:family="table-column">
      <style:table-column-properties style:column-width="1.538cm"/>
    </style:style>
    <style:style style:name="Tableau27.C" style:family="table-column">
      <style:table-column-properties style:column-width="1.565cm"/>
    </style:style>
    <style:style style:name="Tableau27.E" style:family="table-column">
      <style:table-column-properties style:column-width="1.54cm"/>
    </style:style>
    <style:style style:name="Tableau27.G" style:family="table-column">
      <style:table-column-properties style:column-width="1.563cm"/>
    </style:style>
    <style:style style:name="Tableau27.1" style:family="table-row">
      <style:table-row-properties style:min-row-height="1.7cm"/>
    </style:style>
    <style:style style:name="Tableau2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K10" style:family="table-cell">
      <style:table-cell-properties style:vertical-align="middle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" style:family="table">
      <style:table-properties style:width="16.907cm" fo:margin-left="0.116cm" fo:break-before="page" table:align="left"/>
    </style:style>
    <style:style style:name="Tableau54.A" style:family="table-column">
      <style:table-column-properties style:column-width="1.443cm"/>
    </style:style>
    <style:style style:name="Tableau54.B" style:family="table-column">
      <style:table-column-properties style:column-width="1.538cm"/>
    </style:style>
    <style:style style:name="Tableau54.C" style:family="table-column">
      <style:table-column-properties style:column-width="1.565cm"/>
    </style:style>
    <style:style style:name="Tableau54.E" style:family="table-column">
      <style:table-column-properties style:column-width="1.54cm"/>
    </style:style>
    <style:style style:name="Tableau54.G" style:family="table-column">
      <style:table-column-properties style:column-width="1.563cm"/>
    </style:style>
    <style:style style:name="Tableau54.1" style:family="table-row">
      <style:table-row-properties style:min-row-height="1.7cm"/>
    </style:style>
    <style:style style:name="Tableau5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6.907cm" fo:margin-left="0.116cm" fo:break-before="page" table:align="left"/>
    </style:style>
    <style:style style:name="Tableau28.A" style:family="table-column">
      <style:table-column-properties style:column-width="1.443cm"/>
    </style:style>
    <style:style style:name="Tableau28.B" style:family="table-column">
      <style:table-column-properties style:column-width="1.538cm"/>
    </style:style>
    <style:style style:name="Tableau28.C" style:family="table-column">
      <style:table-column-properties style:column-width="1.565cm"/>
    </style:style>
    <style:style style:name="Tableau28.E" style:family="table-column">
      <style:table-column-properties style:column-width="1.54cm"/>
    </style:style>
    <style:style style:name="Tableau28.G" style:family="table-column">
      <style:table-column-properties style:column-width="1.563cm"/>
    </style:style>
    <style:style style:name="Tableau28.1" style:family="table-row">
      <style:table-row-properties style:min-row-height="1.7cm"/>
    </style:style>
    <style:style style:name="Tableau2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6.907cm" fo:margin-left="0.116cm" fo:break-before="page" table:align="left"/>
    </style:style>
    <style:style style:name="Tableau29.A" style:family="table-column">
      <style:table-column-properties style:column-width="1.443cm"/>
    </style:style>
    <style:style style:name="Tableau29.B" style:family="table-column">
      <style:table-column-properties style:column-width="1.538cm"/>
    </style:style>
    <style:style style:name="Tableau29.C" style:family="table-column">
      <style:table-column-properties style:column-width="1.565cm"/>
    </style:style>
    <style:style style:name="Tableau29.E" style:family="table-column">
      <style:table-column-properties style:column-width="1.54cm"/>
    </style:style>
    <style:style style:name="Tableau29.G" style:family="table-column">
      <style:table-column-properties style:column-width="1.563cm"/>
    </style:style>
    <style:style style:name="Tableau29.1" style:family="table-row">
      <style:table-row-properties style:min-row-height="1.7cm"/>
    </style:style>
    <style:style style:name="Tableau2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J10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2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" style:family="table">
      <style:table-properties style:width="16.907cm" fo:margin-left="0.116cm" fo:break-before="page" table:align="left"/>
    </style:style>
    <style:style style:name="Tableau30.A" style:family="table-column">
      <style:table-column-properties style:column-width="1.443cm"/>
    </style:style>
    <style:style style:name="Tableau30.B" style:family="table-column">
      <style:table-column-properties style:column-width="1.538cm"/>
    </style:style>
    <style:style style:name="Tableau30.C" style:family="table-column">
      <style:table-column-properties style:column-width="1.565cm"/>
    </style:style>
    <style:style style:name="Tableau30.E" style:family="table-column">
      <style:table-column-properties style:column-width="1.54cm"/>
    </style:style>
    <style:style style:name="Tableau30.G" style:family="table-column">
      <style:table-column-properties style:column-width="1.563cm"/>
    </style:style>
    <style:style style:name="Tableau30.1" style:family="table-row">
      <style:table-row-properties style:min-row-height="1.7cm"/>
    </style:style>
    <style:style style:name="Tableau3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J9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" style:family="table">
      <style:table-properties style:width="16.907cm" fo:margin-left="0.116cm" fo:break-before="page" table:align="left"/>
    </style:style>
    <style:style style:name="Tableau31.A" style:family="table-column">
      <style:table-column-properties style:column-width="1.443cm"/>
    </style:style>
    <style:style style:name="Tableau31.B" style:family="table-column">
      <style:table-column-properties style:column-width="1.538cm"/>
    </style:style>
    <style:style style:name="Tableau31.C" style:family="table-column">
      <style:table-column-properties style:column-width="1.565cm"/>
    </style:style>
    <style:style style:name="Tableau31.E" style:family="table-column">
      <style:table-column-properties style:column-width="1.54cm"/>
    </style:style>
    <style:style style:name="Tableau31.G" style:family="table-column">
      <style:table-column-properties style:column-width="1.563cm"/>
    </style:style>
    <style:style style:name="Tableau31.1" style:family="table-row">
      <style:table-row-properties style:min-row-height="1.7cm"/>
    </style:style>
    <style:style style:name="Tableau3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J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" style:family="table">
      <style:table-properties style:width="16.875cm" fo:margin-left="0.148cm" fo:break-before="page" table:align="left"/>
    </style:style>
    <style:style style:name="Tableau32.A" style:family="table-column">
      <style:table-column-properties style:column-width="1.401cm"/>
    </style:style>
    <style:style style:name="Tableau32.B" style:family="table-column">
      <style:table-column-properties style:column-width="1.556cm"/>
    </style:style>
    <style:style style:name="Tableau32.C" style:family="table-column">
      <style:table-column-properties style:column-width="1.558cm"/>
    </style:style>
    <style:style style:name="Tableau32.D" style:family="table-column">
      <style:table-column-properties style:column-width="1.526cm"/>
    </style:style>
    <style:style style:name="Tableau32.G" style:family="table-column">
      <style:table-column-properties style:column-width="1.588cm"/>
    </style:style>
    <style:style style:name="Tableau32.H" style:family="table-column">
      <style:table-column-properties style:column-width="1.524cm"/>
    </style:style>
    <style:style style:name="Tableau32.K" style:family="table-column">
      <style:table-column-properties style:column-width="1.561cm"/>
    </style:style>
    <style:style style:name="Tableau32.1" style:family="table-row">
      <style:table-row-properties style:min-row-height="1.7cm"/>
    </style:style>
    <style:style style:name="Tableau3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I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" style:family="table">
      <style:table-properties style:width="16.875cm" fo:margin-left="0.148cm" fo:break-before="page" table:align="left"/>
    </style:style>
    <style:style style:name="Tableau33.A" style:family="table-column">
      <style:table-column-properties style:column-width="1.401cm"/>
    </style:style>
    <style:style style:name="Tableau33.B" style:family="table-column">
      <style:table-column-properties style:column-width="1.556cm"/>
    </style:style>
    <style:style style:name="Tableau33.C" style:family="table-column">
      <style:table-column-properties style:column-width="1.558cm"/>
    </style:style>
    <style:style style:name="Tableau33.D" style:family="table-column">
      <style:table-column-properties style:column-width="1.526cm"/>
    </style:style>
    <style:style style:name="Tableau33.G" style:family="table-column">
      <style:table-column-properties style:column-width="1.588cm"/>
    </style:style>
    <style:style style:name="Tableau33.H" style:family="table-column">
      <style:table-column-properties style:column-width="1.524cm"/>
    </style:style>
    <style:style style:name="Tableau33.K" style:family="table-column">
      <style:table-column-properties style:column-width="1.561cm"/>
    </style:style>
    <style:style style:name="Tableau33.1" style:family="table-row">
      <style:table-row-properties style:min-row-height="1.7cm"/>
    </style:style>
    <style:style style:name="Tableau3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H8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" style:family="table">
      <style:table-properties style:width="16.875cm" fo:margin-left="0.148cm" fo:break-before="page" table:align="left"/>
    </style:style>
    <style:style style:name="Tableau34.A" style:family="table-column">
      <style:table-column-properties style:column-width="1.401cm"/>
    </style:style>
    <style:style style:name="Tableau34.B" style:family="table-column">
      <style:table-column-properties style:column-width="1.556cm"/>
    </style:style>
    <style:style style:name="Tableau34.C" style:family="table-column">
      <style:table-column-properties style:column-width="1.558cm"/>
    </style:style>
    <style:style style:name="Tableau34.D" style:family="table-column">
      <style:table-column-properties style:column-width="1.526cm"/>
    </style:style>
    <style:style style:name="Tableau34.G" style:family="table-column">
      <style:table-column-properties style:column-width="1.588cm"/>
    </style:style>
    <style:style style:name="Tableau34.H" style:family="table-column">
      <style:table-column-properties style:column-width="1.524cm"/>
    </style:style>
    <style:style style:name="Tableau34.K" style:family="table-column">
      <style:table-column-properties style:column-width="1.561cm"/>
    </style:style>
    <style:style style:name="Tableau34.1" style:family="table-row">
      <style:table-row-properties style:min-row-height="1.7cm"/>
    </style:style>
    <style:style style:name="Tableau3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H7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" style:family="table">
      <style:table-properties style:width="16.875cm" fo:margin-left="0.148cm" fo:break-before="page" table:align="left"/>
    </style:style>
    <style:style style:name="Tableau35.A" style:family="table-column">
      <style:table-column-properties style:column-width="1.401cm"/>
    </style:style>
    <style:style style:name="Tableau35.B" style:family="table-column">
      <style:table-column-properties style:column-width="1.556cm"/>
    </style:style>
    <style:style style:name="Tableau35.C" style:family="table-column">
      <style:table-column-properties style:column-width="1.558cm"/>
    </style:style>
    <style:style style:name="Tableau35.D" style:family="table-column">
      <style:table-column-properties style:column-width="1.526cm"/>
    </style:style>
    <style:style style:name="Tableau35.G" style:family="table-column">
      <style:table-column-properties style:column-width="1.588cm"/>
    </style:style>
    <style:style style:name="Tableau35.H" style:family="table-column">
      <style:table-column-properties style:column-width="1.524cm"/>
    </style:style>
    <style:style style:name="Tableau35.K" style:family="table-column">
      <style:table-column-properties style:column-width="1.561cm"/>
    </style:style>
    <style:style style:name="Tableau35.1" style:family="table-row">
      <style:table-row-properties style:min-row-height="1.7cm"/>
    </style:style>
    <style:style style:name="Tableau3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H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" style:family="table">
      <style:table-properties style:width="16.875cm" fo:margin-left="0.148cm" fo:break-before="page" table:align="left"/>
    </style:style>
    <style:style style:name="Tableau36.A" style:family="table-column">
      <style:table-column-properties style:column-width="1.401cm"/>
    </style:style>
    <style:style style:name="Tableau36.B" style:family="table-column">
      <style:table-column-properties style:column-width="1.556cm"/>
    </style:style>
    <style:style style:name="Tableau36.C" style:family="table-column">
      <style:table-column-properties style:column-width="1.558cm"/>
    </style:style>
    <style:style style:name="Tableau36.D" style:family="table-column">
      <style:table-column-properties style:column-width="1.526cm"/>
    </style:style>
    <style:style style:name="Tableau36.G" style:family="table-column">
      <style:table-column-properties style:column-width="1.588cm"/>
    </style:style>
    <style:style style:name="Tableau36.H" style:family="table-column">
      <style:table-column-properties style:column-width="1.524cm"/>
    </style:style>
    <style:style style:name="Tableau36.K" style:family="table-column">
      <style:table-column-properties style:column-width="1.561cm"/>
    </style:style>
    <style:style style:name="Tableau36.1" style:family="table-row">
      <style:table-row-properties style:min-row-height="1.7cm"/>
    </style:style>
    <style:style style:name="Tableau3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G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" style:family="table">
      <style:table-properties style:width="16.875cm" fo:margin-left="0.148cm" fo:break-before="page" table:align="left"/>
    </style:style>
    <style:style style:name="Tableau37.A" style:family="table-column">
      <style:table-column-properties style:column-width="1.401cm"/>
    </style:style>
    <style:style style:name="Tableau37.B" style:family="table-column">
      <style:table-column-properties style:column-width="1.556cm"/>
    </style:style>
    <style:style style:name="Tableau37.C" style:family="table-column">
      <style:table-column-properties style:column-width="1.558cm"/>
    </style:style>
    <style:style style:name="Tableau37.D" style:family="table-column">
      <style:table-column-properties style:column-width="1.526cm"/>
    </style:style>
    <style:style style:name="Tableau37.G" style:family="table-column">
      <style:table-column-properties style:column-width="1.588cm"/>
    </style:style>
    <style:style style:name="Tableau37.H" style:family="table-column">
      <style:table-column-properties style:column-width="1.524cm"/>
    </style:style>
    <style:style style:name="Tableau37.K" style:family="table-column">
      <style:table-column-properties style:column-width="1.561cm"/>
    </style:style>
    <style:style style:name="Tableau37.1" style:family="table-row">
      <style:table-row-properties style:min-row-height="1.7cm"/>
    </style:style>
    <style:style style:name="Tableau3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7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6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" style:family="table">
      <style:table-properties style:width="16.875cm" fo:margin-left="0.148cm" fo:break-before="page" table:align="left"/>
    </style:style>
    <style:style style:name="Tableau38.A" style:family="table-column">
      <style:table-column-properties style:column-width="1.401cm"/>
    </style:style>
    <style:style style:name="Tableau38.B" style:family="table-column">
      <style:table-column-properties style:column-width="1.556cm"/>
    </style:style>
    <style:style style:name="Tableau38.C" style:family="table-column">
      <style:table-column-properties style:column-width="1.558cm"/>
    </style:style>
    <style:style style:name="Tableau38.D" style:family="table-column">
      <style:table-column-properties style:column-width="1.526cm"/>
    </style:style>
    <style:style style:name="Tableau38.G" style:family="table-column">
      <style:table-column-properties style:column-width="1.588cm"/>
    </style:style>
    <style:style style:name="Tableau38.H" style:family="table-column">
      <style:table-column-properties style:column-width="1.524cm"/>
    </style:style>
    <style:style style:name="Tableau38.K" style:family="table-column">
      <style:table-column-properties style:column-width="1.561cm"/>
    </style:style>
    <style:style style:name="Tableau38.1" style:family="table-row">
      <style:table-row-properties style:min-row-height="1.7cm"/>
    </style:style>
    <style:style style:name="Tableau3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5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" style:family="table">
      <style:table-properties style:width="16.875cm" fo:margin-left="0.148cm" fo:break-before="page" table:align="left"/>
    </style:style>
    <style:style style:name="Tableau39.A" style:family="table-column">
      <style:table-column-properties style:column-width="1.401cm"/>
    </style:style>
    <style:style style:name="Tableau39.B" style:family="table-column">
      <style:table-column-properties style:column-width="1.556cm"/>
    </style:style>
    <style:style style:name="Tableau39.C" style:family="table-column">
      <style:table-column-properties style:column-width="1.558cm"/>
    </style:style>
    <style:style style:name="Tableau39.D" style:family="table-column">
      <style:table-column-properties style:column-width="1.526cm"/>
    </style:style>
    <style:style style:name="Tableau39.G" style:family="table-column">
      <style:table-column-properties style:column-width="1.588cm"/>
    </style:style>
    <style:style style:name="Tableau39.H" style:family="table-column">
      <style:table-column-properties style:column-width="1.524cm"/>
    </style:style>
    <style:style style:name="Tableau39.K" style:family="table-column">
      <style:table-column-properties style:column-width="1.561cm"/>
    </style:style>
    <style:style style:name="Tableau39.1" style:family="table-row">
      <style:table-row-properties style:min-row-height="1.7cm"/>
    </style:style>
    <style:style style:name="Tableau3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9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" style:family="table">
      <style:table-properties style:width="16.875cm" fo:margin-left="0.148cm" fo:break-before="page" table:align="left"/>
    </style:style>
    <style:style style:name="Tableau40.A" style:family="table-column">
      <style:table-column-properties style:column-width="1.401cm"/>
    </style:style>
    <style:style style:name="Tableau40.B" style:family="table-column">
      <style:table-column-properties style:column-width="1.556cm"/>
    </style:style>
    <style:style style:name="Tableau40.C" style:family="table-column">
      <style:table-column-properties style:column-width="1.558cm"/>
    </style:style>
    <style:style style:name="Tableau40.D" style:family="table-column">
      <style:table-column-properties style:column-width="1.526cm"/>
    </style:style>
    <style:style style:name="Tableau40.G" style:family="table-column">
      <style:table-column-properties style:column-width="1.588cm"/>
    </style:style>
    <style:style style:name="Tableau40.H" style:family="table-column">
      <style:table-column-properties style:column-width="1.524cm"/>
    </style:style>
    <style:style style:name="Tableau40.K" style:family="table-column">
      <style:table-column-properties style:column-width="1.561cm"/>
    </style:style>
    <style:style style:name="Tableau40.1" style:family="table-row">
      <style:table-row-properties style:min-row-height="1.7cm"/>
    </style:style>
    <style:style style:name="Tableau4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0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" style:family="table">
      <style:table-properties style:width="16.875cm" fo:margin-left="0.148cm" fo:break-before="page" table:align="left"/>
    </style:style>
    <style:style style:name="Tableau41.A" style:family="table-column">
      <style:table-column-properties style:column-width="1.401cm"/>
    </style:style>
    <style:style style:name="Tableau41.B" style:family="table-column">
      <style:table-column-properties style:column-width="1.556cm"/>
    </style:style>
    <style:style style:name="Tableau41.C" style:family="table-column">
      <style:table-column-properties style:column-width="1.558cm"/>
    </style:style>
    <style:style style:name="Tableau41.D" style:family="table-column">
      <style:table-column-properties style:column-width="1.526cm"/>
    </style:style>
    <style:style style:name="Tableau41.G" style:family="table-column">
      <style:table-column-properties style:column-width="1.588cm"/>
    </style:style>
    <style:style style:name="Tableau41.H" style:family="table-column">
      <style:table-column-properties style:column-width="1.524cm"/>
    </style:style>
    <style:style style:name="Tableau41.K" style:family="table-column">
      <style:table-column-properties style:column-width="1.561cm"/>
    </style:style>
    <style:style style:name="Tableau41.1" style:family="table-row">
      <style:table-row-properties style:min-row-height="1.7cm"/>
    </style:style>
    <style:style style:name="Tableau4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" style:family="table">
      <style:table-properties style:width="16.875cm" fo:margin-left="0.148cm" fo:break-before="page" table:align="left"/>
    </style:style>
    <style:style style:name="Tableau42.A" style:family="table-column">
      <style:table-column-properties style:column-width="1.401cm"/>
    </style:style>
    <style:style style:name="Tableau42.B" style:family="table-column">
      <style:table-column-properties style:column-width="1.556cm"/>
    </style:style>
    <style:style style:name="Tableau42.C" style:family="table-column">
      <style:table-column-properties style:column-width="1.558cm"/>
    </style:style>
    <style:style style:name="Tableau42.D" style:family="table-column">
      <style:table-column-properties style:column-width="1.526cm"/>
    </style:style>
    <style:style style:name="Tableau42.G" style:family="table-column">
      <style:table-column-properties style:column-width="1.588cm"/>
    </style:style>
    <style:style style:name="Tableau42.H" style:family="table-column">
      <style:table-column-properties style:column-width="1.524cm"/>
    </style:style>
    <style:style style:name="Tableau42.K" style:family="table-column">
      <style:table-column-properties style:column-width="1.561cm"/>
    </style:style>
    <style:style style:name="Tableau42.1" style:family="table-row">
      <style:table-row-properties style:min-row-height="1.7cm"/>
    </style:style>
    <style:style style:name="Tableau4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" style:family="table">
      <style:table-properties style:width="16.875cm" fo:margin-left="0.148cm" fo:break-before="page" table:align="left"/>
    </style:style>
    <style:style style:name="Tableau43.A" style:family="table-column">
      <style:table-column-properties style:column-width="1.401cm"/>
    </style:style>
    <style:style style:name="Tableau43.B" style:family="table-column">
      <style:table-column-properties style:column-width="1.556cm"/>
    </style:style>
    <style:style style:name="Tableau43.C" style:family="table-column">
      <style:table-column-properties style:column-width="1.558cm"/>
    </style:style>
    <style:style style:name="Tableau43.D" style:family="table-column">
      <style:table-column-properties style:column-width="1.526cm"/>
    </style:style>
    <style:style style:name="Tableau43.G" style:family="table-column">
      <style:table-column-properties style:column-width="1.588cm"/>
    </style:style>
    <style:style style:name="Tableau43.H" style:family="table-column">
      <style:table-column-properties style:column-width="1.524cm"/>
    </style:style>
    <style:style style:name="Tableau43.K" style:family="table-column">
      <style:table-column-properties style:column-width="1.561cm"/>
    </style:style>
    <style:style style:name="Tableau43.1" style:family="table-row">
      <style:table-row-properties style:min-row-height="1.7cm"/>
    </style:style>
    <style:style style:name="Tableau4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3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4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" style:family="table">
      <style:table-properties style:width="16.875cm" fo:margin-left="0.148cm" fo:break-before="page" table:align="left"/>
    </style:style>
    <style:style style:name="Tableau44.A" style:family="table-column">
      <style:table-column-properties style:column-width="1.401cm"/>
    </style:style>
    <style:style style:name="Tableau44.B" style:family="table-column">
      <style:table-column-properties style:column-width="1.556cm"/>
    </style:style>
    <style:style style:name="Tableau44.C" style:family="table-column">
      <style:table-column-properties style:column-width="1.558cm"/>
    </style:style>
    <style:style style:name="Tableau44.D" style:family="table-column">
      <style:table-column-properties style:column-width="1.526cm"/>
    </style:style>
    <style:style style:name="Tableau44.G" style:family="table-column">
      <style:table-column-properties style:column-width="1.588cm"/>
    </style:style>
    <style:style style:name="Tableau44.H" style:family="table-column">
      <style:table-column-properties style:column-width="1.524cm"/>
    </style:style>
    <style:style style:name="Tableau44.K" style:family="table-column">
      <style:table-column-properties style:column-width="1.561cm"/>
    </style:style>
    <style:style style:name="Tableau44.1" style:family="table-row">
      <style:table-row-properties style:min-row-height="1.7cm"/>
    </style:style>
    <style:style style:name="Tableau4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4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4.B3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4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" style:family="table">
      <style:table-properties style:width="16.875cm" fo:margin-left="0.148cm" fo:break-before="page" table:align="left"/>
    </style:style>
    <style:style style:name="Tableau45.A" style:family="table-column">
      <style:table-column-properties style:column-width="1.401cm"/>
    </style:style>
    <style:style style:name="Tableau45.B" style:family="table-column">
      <style:table-column-properties style:column-width="1.556cm"/>
    </style:style>
    <style:style style:name="Tableau45.C" style:family="table-column">
      <style:table-column-properties style:column-width="1.558cm"/>
    </style:style>
    <style:style style:name="Tableau45.D" style:family="table-column">
      <style:table-column-properties style:column-width="1.526cm"/>
    </style:style>
    <style:style style:name="Tableau45.G" style:family="table-column">
      <style:table-column-properties style:column-width="1.588cm"/>
    </style:style>
    <style:style style:name="Tableau45.H" style:family="table-column">
      <style:table-column-properties style:column-width="1.524cm"/>
    </style:style>
    <style:style style:name="Tableau45.K" style:family="table-column">
      <style:table-column-properties style:column-width="1.561cm"/>
    </style:style>
    <style:style style:name="Tableau45.1" style:family="table-row">
      <style:table-row-properties style:min-row-height="1.7cm"/>
    </style:style>
    <style:style style:name="Tableau4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5.B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5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5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" style:family="table">
      <style:table-properties style:width="16.875cm" fo:margin-left="0.148cm" fo:break-before="page" table:align="left"/>
    </style:style>
    <style:style style:name="Tableau46.A" style:family="table-column">
      <style:table-column-properties style:column-width="1.401cm"/>
    </style:style>
    <style:style style:name="Tableau46.B" style:family="table-column">
      <style:table-column-properties style:column-width="1.556cm"/>
    </style:style>
    <style:style style:name="Tableau46.C" style:family="table-column">
      <style:table-column-properties style:column-width="1.558cm"/>
    </style:style>
    <style:style style:name="Tableau46.D" style:family="table-column">
      <style:table-column-properties style:column-width="1.526cm"/>
    </style:style>
    <style:style style:name="Tableau46.G" style:family="table-column">
      <style:table-column-properties style:column-width="1.588cm"/>
    </style:style>
    <style:style style:name="Tableau46.H" style:family="table-column">
      <style:table-column-properties style:column-width="1.524cm"/>
    </style:style>
    <style:style style:name="Tableau46.K" style:family="table-column">
      <style:table-column-properties style:column-width="1.561cm"/>
    </style:style>
    <style:style style:name="Tableau46.1" style:family="table-row">
      <style:table-row-properties style:min-row-height="1.7cm"/>
    </style:style>
    <style:style style:name="Tableau4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6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6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6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" style:family="table">
      <style:table-properties style:width="16.875cm" fo:margin-left="0.148cm" fo:break-before="page" table:align="left"/>
    </style:style>
    <style:style style:name="Tableau47.A" style:family="table-column">
      <style:table-column-properties style:column-width="1.401cm"/>
    </style:style>
    <style:style style:name="Tableau47.B" style:family="table-column">
      <style:table-column-properties style:column-width="1.556cm"/>
    </style:style>
    <style:style style:name="Tableau47.C" style:family="table-column">
      <style:table-column-properties style:column-width="1.558cm"/>
    </style:style>
    <style:style style:name="Tableau47.D" style:family="table-column">
      <style:table-column-properties style:column-width="1.526cm"/>
    </style:style>
    <style:style style:name="Tableau47.G" style:family="table-column">
      <style:table-column-properties style:column-width="1.588cm"/>
    </style:style>
    <style:style style:name="Tableau47.H" style:family="table-column">
      <style:table-column-properties style:column-width="1.524cm"/>
    </style:style>
    <style:style style:name="Tableau47.K" style:family="table-column">
      <style:table-column-properties style:column-width="1.561cm"/>
    </style:style>
    <style:style style:name="Tableau47.1" style:family="table-row">
      <style:table-row-properties style:min-row-height="1.7cm"/>
    </style:style>
    <style:style style:name="Tableau47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7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7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7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" style:family="table">
      <style:table-properties style:width="16.875cm" fo:margin-left="0.148cm" fo:break-before="page" table:align="left"/>
    </style:style>
    <style:style style:name="Tableau48.A" style:family="table-column">
      <style:table-column-properties style:column-width="1.401cm"/>
    </style:style>
    <style:style style:name="Tableau48.B" style:family="table-column">
      <style:table-column-properties style:column-width="1.556cm"/>
    </style:style>
    <style:style style:name="Tableau48.C" style:family="table-column">
      <style:table-column-properties style:column-width="1.558cm"/>
    </style:style>
    <style:style style:name="Tableau48.D" style:family="table-column">
      <style:table-column-properties style:column-width="1.526cm"/>
    </style:style>
    <style:style style:name="Tableau48.G" style:family="table-column">
      <style:table-column-properties style:column-width="1.588cm"/>
    </style:style>
    <style:style style:name="Tableau48.H" style:family="table-column">
      <style:table-column-properties style:column-width="1.524cm"/>
    </style:style>
    <style:style style:name="Tableau48.K" style:family="table-column">
      <style:table-column-properties style:column-width="1.561cm"/>
    </style:style>
    <style:style style:name="Tableau48.1" style:family="table-row">
      <style:table-row-properties style:min-row-height="1.7cm"/>
    </style:style>
    <style:style style:name="Tableau48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8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8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48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8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" style:family="table">
      <style:table-properties style:width="16.875cm" fo:margin-left="0.148cm" fo:break-before="page" table:align="left"/>
    </style:style>
    <style:style style:name="Tableau49.A" style:family="table-column">
      <style:table-column-properties style:column-width="1.401cm"/>
    </style:style>
    <style:style style:name="Tableau49.B" style:family="table-column">
      <style:table-column-properties style:column-width="1.556cm"/>
    </style:style>
    <style:style style:name="Tableau49.C" style:family="table-column">
      <style:table-column-properties style:column-width="1.558cm"/>
    </style:style>
    <style:style style:name="Tableau49.D" style:family="table-column">
      <style:table-column-properties style:column-width="1.526cm"/>
    </style:style>
    <style:style style:name="Tableau49.G" style:family="table-column">
      <style:table-column-properties style:column-width="1.588cm"/>
    </style:style>
    <style:style style:name="Tableau49.H" style:family="table-column">
      <style:table-column-properties style:column-width="1.524cm"/>
    </style:style>
    <style:style style:name="Tableau49.K" style:family="table-column">
      <style:table-column-properties style:column-width="1.561cm"/>
    </style:style>
    <style:style style:name="Tableau49.1" style:family="table-row">
      <style:table-row-properties style:min-row-height="1.7cm"/>
    </style:style>
    <style:style style:name="Tableau49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9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9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49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9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4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4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" style:family="table">
      <style:table-properties style:width="16.875cm" fo:margin-left="0.148cm" fo:break-before="page" table:align="left"/>
    </style:style>
    <style:style style:name="Tableau50.A" style:family="table-column">
      <style:table-column-properties style:column-width="1.401cm"/>
    </style:style>
    <style:style style:name="Tableau50.B" style:family="table-column">
      <style:table-column-properties style:column-width="1.556cm"/>
    </style:style>
    <style:style style:name="Tableau50.C" style:family="table-column">
      <style:table-column-properties style:column-width="1.558cm"/>
    </style:style>
    <style:style style:name="Tableau50.D" style:family="table-column">
      <style:table-column-properties style:column-width="1.526cm"/>
    </style:style>
    <style:style style:name="Tableau50.G" style:family="table-column">
      <style:table-column-properties style:column-width="1.588cm"/>
    </style:style>
    <style:style style:name="Tableau50.H" style:family="table-column">
      <style:table-column-properties style:column-width="1.524cm"/>
    </style:style>
    <style:style style:name="Tableau50.K" style:family="table-column">
      <style:table-column-properties style:column-width="1.561cm"/>
    </style:style>
    <style:style style:name="Tableau50.1" style:family="table-row">
      <style:table-row-properties style:min-row-height="1.7cm"/>
    </style:style>
    <style:style style:name="Tableau50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0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0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0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0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" style:family="table">
      <style:table-properties style:width="16.875cm" fo:margin-left="0.148cm" fo:break-before="page" table:align="left"/>
    </style:style>
    <style:style style:name="Tableau51.A" style:family="table-column">
      <style:table-column-properties style:column-width="1.401cm"/>
    </style:style>
    <style:style style:name="Tableau51.B" style:family="table-column">
      <style:table-column-properties style:column-width="1.556cm"/>
    </style:style>
    <style:style style:name="Tableau51.C" style:family="table-column">
      <style:table-column-properties style:column-width="1.558cm"/>
    </style:style>
    <style:style style:name="Tableau51.D" style:family="table-column">
      <style:table-column-properties style:column-width="1.526cm"/>
    </style:style>
    <style:style style:name="Tableau51.G" style:family="table-column">
      <style:table-column-properties style:column-width="1.588cm"/>
    </style:style>
    <style:style style:name="Tableau51.H" style:family="table-column">
      <style:table-column-properties style:column-width="1.524cm"/>
    </style:style>
    <style:style style:name="Tableau51.K" style:family="table-column">
      <style:table-column-properties style:column-width="1.561cm"/>
    </style:style>
    <style:style style:name="Tableau51.1" style:family="table-row">
      <style:table-row-properties style:min-row-height="1.7cm"/>
    </style:style>
    <style:style style:name="Tableau5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1.A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51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1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" style:family="table">
      <style:table-properties style:width="16.875cm" fo:margin-left="0.148cm" fo:break-before="page" table:align="left"/>
    </style:style>
    <style:style style:name="Tableau52.A" style:family="table-column">
      <style:table-column-properties style:column-width="1.401cm"/>
    </style:style>
    <style:style style:name="Tableau52.B" style:family="table-column">
      <style:table-column-properties style:column-width="1.556cm"/>
    </style:style>
    <style:style style:name="Tableau52.C" style:family="table-column">
      <style:table-column-properties style:column-width="1.558cm"/>
    </style:style>
    <style:style style:name="Tableau52.D" style:family="table-column">
      <style:table-column-properties style:column-width="1.526cm"/>
    </style:style>
    <style:style style:name="Tableau52.G" style:family="table-column">
      <style:table-column-properties style:column-width="1.588cm"/>
    </style:style>
    <style:style style:name="Tableau52.H" style:family="table-column">
      <style:table-column-properties style:column-width="1.524cm"/>
    </style:style>
    <style:style style:name="Tableau52.K" style:family="table-column">
      <style:table-column-properties style:column-width="1.561cm"/>
    </style:style>
    <style:style style:name="Tableau52.1" style:family="table-row">
      <style:table-row-properties style:min-row-height="1.7cm"/>
    </style:style>
    <style:style style:name="Tableau5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2.A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5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2.D3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5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I6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K10" style:family="table-cell">
      <style:table-cell-properties style:vertical-align="middle"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erif1" fo:font-size="18pt" fo:font-weight="normal" officeooo:rsid="00097a5e" officeooo:paragraph-rsid="000ac6be" fo:background-color="transparent" style:font-name-asian="Liberation Serif1" style:font-size-asian="18pt" style:font-weight-asian="normal" style:font-name-complex="Liberation Serif1" style:font-size-complex="18pt" style:font-weight-complex="normal"/>
    </style:style>
    <style:style style:name="P2" style:family="paragraph" style:parent-style-name="Standard">
      <style:text-properties style:font-name="Liberation Serif1" fo:font-size="24pt" fo:font-weight="normal" officeooo:rsid="00096851" officeooo:paragraph-rsid="000ac6be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3" style:family="paragraph" style:parent-style-name="Standard">
      <style:text-properties style:font-name="Liberation Serif1" fo:font-size="24pt" fo:font-weight="normal" officeooo:rsid="00096851" officeooo:paragraph-rsid="000c70ad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4" style:family="paragraph" style:parent-style-name="Standard">
      <style:text-properties style:font-name="Liberation Serif1" fo:font-size="24pt" fo:font-weight="normal" officeooo:rsid="000ea83e" officeooo:paragraph-rsid="000ea83e" fo:background-color="#ffff00" style:font-name-asian="Liberation Serif1" style:font-size-asian="24pt" style:font-weight-asian="normal" style:font-name-complex="Liberation Serif1" style:font-size-complex="24pt" style:font-weight-complex="normal"/>
    </style:style>
    <style:style style:name="P5" style:family="paragraph" style:parent-style-name="Standard">
      <style:text-properties style:font-name="Liberation Serif1" fo:font-size="24pt" fo:font-weight="normal" officeooo:rsid="00096851" officeooo:paragraph-rsid="000ac6be" fo:background-color="transparent" style:font-name-asian="Liberation Serif1" style:font-size-asian="24pt" style:font-weight-asian="normal" style:font-name-complex="Liberation Serif1" style:font-size-complex="24pt" style:font-weight-complex="normal"/>
    </style:style>
    <style:style style:name="P6" style:family="paragraph" style:parent-style-name="Standard">
      <style:text-properties style:font-name="Liberation Serif1" fo:font-size="24pt" fo:font-weight="normal" officeooo:rsid="000ac6be" officeooo:paragraph-rsid="000c70ad" fo:background-color="transparent" style:font-name-asian="Liberation Serif1" style:font-size-asian="24pt" style:font-weight-asian="normal" style:font-name-complex="Liberation Serif1" style:font-size-complex="24pt" style:font-weight-complex="normal"/>
    </style:style>
    <style:style style:name="P7" style:family="paragraph" style:parent-style-name="Standard">
      <style:text-properties fo:font-size="24pt" officeooo:paragraph-rsid="00096851" style:font-size-asian="24pt" style:font-size-complex="24pt"/>
    </style:style>
    <style:style style:name="P8" style:family="paragraph" style:parent-style-name="Standard">
      <style:text-properties fo:font-size="24pt" officeooo:rsid="0008940b" officeooo:paragraph-rsid="00096851" style:font-size-asian="24pt" style:font-size-complex="24pt"/>
    </style:style>
    <style:style style:name="P9" style:family="paragraph" style:parent-style-name="Standard">
      <style:text-properties fo:font-size="24pt" officeooo:paragraph-rsid="000ac6be" style:font-size-asian="24pt" style:font-size-complex="24pt"/>
    </style:style>
    <style:style style:name="P10" style:family="paragraph" style:parent-style-name="Standard">
      <style:text-properties fo:font-size="24pt" officeooo:paragraph-rsid="000c70ad" style:font-size-asian="24pt" style:font-size-complex="24pt"/>
    </style:style>
    <style:style style:name="P11" style:family="paragraph" style:parent-style-name="Standard">
      <style:text-properties officeooo:paragraph-rsid="000ac6be"/>
    </style:style>
    <style:style style:name="P12" style:family="paragraph" style:parent-style-name="Standard">
      <style:text-properties officeooo:rsid="0011e414" officeooo:paragraph-rsid="0011e414"/>
    </style:style>
    <style:style style:name="P13" style:family="paragraph" style:parent-style-name="Standard">
      <style:text-properties officeooo:paragraph-rsid="00096851"/>
    </style:style>
    <style:style style:name="P14" style:family="paragraph" style:parent-style-name="Standard">
      <style:text-properties officeooo:paragraph-rsid="0013cc14"/>
    </style:style>
    <style:style style:name="P15" style:family="paragraph" style:parent-style-name="Standard">
      <style:text-properties officeooo:paragraph-rsid="0013fb44"/>
    </style:style>
    <style:style style:name="P16" style:family="paragraph" style:parent-style-name="Standard">
      <style:text-properties officeooo:paragraph-rsid="00145d88"/>
    </style:style>
    <style:style style:name="P17" style:family="paragraph" style:parent-style-name="Standard">
      <style:text-properties officeooo:paragraph-rsid="0015aa37"/>
    </style:style>
    <style:style style:name="P18" style:family="paragraph" style:parent-style-name="Standard">
      <style:text-properties officeooo:paragraph-rsid="00177e8b"/>
    </style:style>
    <style:style style:name="P19" style:family="paragraph" style:parent-style-name="Standard">
      <style:text-properties officeooo:paragraph-rsid="001a84d1"/>
    </style:style>
    <style:style style:name="P20" style:family="paragraph" style:parent-style-name="Standard">
      <style:text-properties officeooo:paragraph-rsid="001a949d"/>
    </style:style>
    <style:style style:name="P21" style:family="paragraph" style:parent-style-name="Table_20_Contents">
      <style:paragraph-properties fo:text-align="center" style:justify-single-word="false"/>
      <style:text-properties fo:font-size="24pt" officeooo:paragraph-rsid="00096851" fo:background-color="transparent" style:font-size-asian="24pt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fo:font-size="24pt" officeooo:paragraph-rsid="000ac6be" fo:background-color="transparent" style:font-size-asian="24pt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fo:font-size="24pt" officeooo:paragraph-rsid="000c70ad" fo:background-color="transparent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font-size="24pt" officeooo:paragraph-rsid="0013cc14" fo:background-color="transparent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font-size="24pt" officeooo:paragraph-rsid="0013fb44" fo:background-color="transparen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font-size="24pt" officeooo:paragraph-rsid="00145d88" fo:background-color="transparent" style:font-size-asian="24pt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fo:font-size="24pt" officeooo:paragraph-rsid="0015aa37" fo:background-color="transparent" style:font-size-asian="24pt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fo:font-size="24pt" officeooo:paragraph-rsid="00177e8b" fo:background-color="transparent" style:font-size-asian="24pt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fo:font-size="24pt" officeooo:paragraph-rsid="001a84d1" fo:background-color="transparent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font-size="24pt" officeooo:paragraph-rsid="001a949d" fo:background-color="transparent" style:font-size-asian="24pt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fo:font-size="24pt" officeooo:rsid="0008940b" officeooo:paragraph-rsid="00096851" fo:background-color="transparent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font-size="24pt" officeooo:rsid="0008940b" officeooo:paragraph-rsid="000ac6be" fo:background-color="transparent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fo:font-size="24pt" officeooo:rsid="0008940b" officeooo:paragraph-rsid="000c70ad" fo:background-color="transparent" style:font-size-asian="24pt" style:font-size-complex="24pt"/>
    </style:style>
    <style:style style:name="P34" style:family="paragraph" style:parent-style-name="Table_20_Contents">
      <style:paragraph-properties fo:text-align="center" style:justify-single-word="false"/>
      <style:text-properties fo:font-size="24pt" officeooo:rsid="0008940b" officeooo:paragraph-rsid="0013cc14" fo:background-color="transparent" style:font-size-asian="24pt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fo:font-size="24pt" officeooo:rsid="0008940b" officeooo:paragraph-rsid="0013fb44" fo:background-color="transparent" style:font-size-asian="24pt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fo:font-size="24pt" officeooo:rsid="0008940b" officeooo:paragraph-rsid="00145d88" fo:background-color="transparent" style:font-size-asian="24pt" style:font-size-complex="24pt"/>
    </style:style>
    <style:style style:name="P37" style:family="paragraph" style:parent-style-name="Table_20_Contents">
      <style:paragraph-properties fo:text-align="center" style:justify-single-word="false"/>
      <style:text-properties fo:font-size="24pt" officeooo:rsid="0008940b" officeooo:paragraph-rsid="0015aa37" fo:background-color="transparent" style:font-size-asian="24pt" style:font-size-complex="24pt"/>
    </style:style>
    <style:style style:name="P38" style:family="paragraph" style:parent-style-name="Table_20_Contents">
      <style:paragraph-properties fo:text-align="center" style:justify-single-word="false"/>
      <style:text-properties fo:font-size="24pt" officeooo:rsid="0008940b" officeooo:paragraph-rsid="00177e8b" fo:background-color="transparent" style:font-size-asian="24pt" style:font-size-complex="24pt"/>
    </style:style>
    <style:style style:name="P39" style:family="paragraph" style:parent-style-name="Table_20_Contents">
      <style:paragraph-properties fo:text-align="center" style:justify-single-word="false"/>
      <style:text-properties fo:font-size="24pt" officeooo:rsid="0008940b" officeooo:paragraph-rsid="001a84d1" fo:background-color="transparent" style:font-size-asian="24pt" style:font-size-complex="24pt"/>
    </style:style>
    <style:style style:name="P40" style:family="paragraph" style:parent-style-name="Table_20_Contents">
      <style:paragraph-properties fo:text-align="center" style:justify-single-word="false"/>
      <style:text-properties fo:font-size="24pt" officeooo:rsid="0008940b" officeooo:paragraph-rsid="001a949d" fo:background-color="transparent" style:font-size-asian="24pt" style:font-size-complex="24pt"/>
    </style:style>
    <style:style style:name="P41" style:family="paragraph" style:parent-style-name="Table_20_Contents">
      <style:paragraph-properties fo:text-align="center" style:justify-single-word="false"/>
      <style:text-properties fo:font-size="24pt" officeooo:rsid="00096851" officeooo:paragraph-rsid="00096851" style:font-size-asian="24pt" style:font-size-complex="24pt"/>
    </style:style>
    <style:style style:name="P42" style:family="paragraph" style:parent-style-name="Table_20_Contents">
      <style:paragraph-properties fo:text-align="center" style:justify-single-word="false"/>
      <style:text-properties fo:font-size="24pt" officeooo:rsid="00096851" officeooo:paragraph-rsid="000c70ad" style:font-size-asian="24pt" style:font-size-complex="24pt"/>
    </style:style>
    <style:style style:name="P43" style:family="paragraph" style:parent-style-name="Table_20_Contents">
      <style:paragraph-properties fo:text-align="center" style:justify-single-word="false"/>
      <style:text-properties fo:font-size="24pt" officeooo:paragraph-rsid="00096851" style:font-size-asian="24pt" style:font-size-complex="24pt"/>
    </style:style>
    <style:style style:name="P44" style:family="paragraph" style:parent-style-name="Table_20_Contents">
      <style:paragraph-properties fo:text-align="center" style:justify-single-word="false"/>
      <style:text-properties fo:font-size="24pt" officeooo:paragraph-rsid="000ac6be" style:font-size-asian="24pt" style:font-size-complex="24pt"/>
    </style:style>
    <style:style style:name="P45" style:family="paragraph" style:parent-style-name="Table_20_Contents">
      <style:paragraph-properties fo:text-align="center" style:justify-single-word="false"/>
      <style:text-properties fo:font-size="24pt" officeooo:paragraph-rsid="000c70ad" style:font-size-asian="24pt" style:font-size-complex="24pt"/>
    </style:style>
    <style:style style:name="P46" style:family="paragraph" style:parent-style-name="Table_20_Contents">
      <style:paragraph-properties fo:text-align="center" style:justify-single-word="false"/>
      <style:text-properties fo:font-size="24pt" officeooo:paragraph-rsid="0013cc14" style:font-size-asian="24pt" style:font-size-complex="24pt"/>
    </style:style>
    <style:style style:name="P47" style:family="paragraph" style:parent-style-name="Table_20_Contents">
      <style:paragraph-properties fo:text-align="center" style:justify-single-word="false"/>
      <style:text-properties fo:font-size="24pt" officeooo:paragraph-rsid="0013fb44" style:font-size-asian="24pt" style:font-size-complex="24pt"/>
    </style:style>
    <style:style style:name="P48" style:family="paragraph" style:parent-style-name="Table_20_Contents">
      <style:paragraph-properties fo:text-align="center" style:justify-single-word="false"/>
      <style:text-properties fo:font-size="24pt" officeooo:paragraph-rsid="00145d88" style:font-size-asian="24pt" style:font-size-complex="24pt"/>
    </style:style>
    <style:style style:name="P49" style:family="paragraph" style:parent-style-name="Table_20_Contents">
      <style:paragraph-properties fo:text-align="center" style:justify-single-word="false"/>
      <style:text-properties fo:font-size="24pt" officeooo:paragraph-rsid="0015aa37" style:font-size-asian="24pt" style:font-size-complex="24pt"/>
    </style:style>
    <style:style style:name="P50" style:family="paragraph" style:parent-style-name="Table_20_Contents">
      <style:paragraph-properties fo:text-align="center" style:justify-single-word="false"/>
      <style:text-properties fo:font-size="24pt" officeooo:paragraph-rsid="00177e8b" style:font-size-asian="24pt" style:font-size-complex="24pt"/>
    </style:style>
    <style:style style:name="P51" style:family="paragraph" style:parent-style-name="Table_20_Contents">
      <style:paragraph-properties fo:text-align="center" style:justify-single-word="false"/>
      <style:text-properties fo:font-size="24pt" officeooo:paragraph-rsid="001a84d1" style:font-size-asian="24pt" style:font-size-complex="24pt"/>
    </style:style>
    <style:style style:name="P52" style:family="paragraph" style:parent-style-name="Table_20_Contents">
      <style:paragraph-properties fo:text-align="center" style:justify-single-word="false"/>
      <style:text-properties fo:font-size="24pt" officeooo:paragraph-rsid="001a949d" style:font-size-asian="24pt" style:font-size-complex="24pt"/>
    </style:style>
    <style:style style:name="P53" style:family="paragraph" style:parent-style-name="Table_20_Contents">
      <style:paragraph-properties fo:text-align="center" style:justify-single-word="false"/>
      <style:text-properties fo:font-size="24pt" fo:font-weight="bold" officeooo:paragraph-rsid="000ac6be" style:font-size-asian="24pt" style:font-weight-asian="bold" style:font-size-complex="24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0000" loext:opacity="100%" fo:font-size="24pt" officeooo:rsid="00096851" officeooo:paragraph-rsid="000ac6be" style:font-size-asian="24pt" style:font-size-complex="24pt"/>
    </style:style>
    <style:style style:name="P55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0ac6be" style:font-size-asian="24pt" style:font-size-complex="24pt"/>
    </style:style>
    <style:style style:name="P56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rsid="00096851" officeooo:paragraph-rsid="000ac6be" style:font-size-asian="24pt" style:font-weight-asian="bold" style:font-size-complex="2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0000" loext:opacity="100%" fo:font-size="24pt" fo:font-weight="bold" officeooo:paragraph-rsid="000ac6be" style:font-size-asian="24pt" style:font-weight-asian="bold" style:font-size-complex="2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c70ad" officeooo:paragraph-rsid="000c70ad" style:font-size-asian="20pt" style:font-weight-asian="bold" style:font-size-complex="2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c70ad" officeooo:paragraph-rsid="000c70ad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paragraph-rsid="000ac6be" style:font-size-asian="24pt" style:font-weight-asian="bold" style:font-size-complex="2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158466" loext:opacity="100%" fo:font-size="24pt" fo:font-weight="bold" officeooo:rsid="00096851" officeooo:paragraph-rsid="000c70ad" style:font-size-asian="24pt" style:font-weight-asian="bold" style:font-size-complex="2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fb44" style:font-size-asian="18pt" style:font-weight-asian="bold" style:font-size-complex="1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45d88" style:font-size-asian="18pt" style:font-weight-asian="bold" style:font-size-complex="1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5aa37" style:font-size-asian="18pt" style:font-weight-asian="bold" style:font-size-complex="1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77e8b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84d1" style:font-size-asian="18pt" style:font-weight-asian="bold" style:font-size-complex="1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a949d" style:font-size-asian="18pt" style:font-weight-asian="bold" style:font-size-complex="1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13cc14" fo:background-color="transparent" style:font-size-asian="18pt" style:font-weight-asian="bold" style:font-size-complex="1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cc14" style:font-size-asian="20pt" style:font-weight-asian="bold" style:font-size-complex="2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3fb44" style:font-size-asian="20pt" style:font-weight-asian="bold" style:font-size-complex="2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45d88" style:font-size-asian="20pt" style:font-weight-asian="bold" style:font-size-complex="2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5aa37" style:font-size-asian="20pt" style:font-weight-asian="bold" style:font-size-complex="2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77e8b" style:font-size-asian="20pt" style:font-weight-asian="bold" style:font-size-complex="2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84d1" style:font-size-asian="20pt" style:font-weight-asian="bold" style:font-size-complex="2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1a949d" style:font-size-asian="20pt" style:font-weight-asian="bold" style:font-size-complex="2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20pt" fo:font-weight="bold" officeooo:paragraph-rsid="00096851" style:font-size-asian="20pt" style:font-weight-asian="bold" style:font-size-complex="2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20pt" fo:font-weight="bold" officeooo:paragraph-rsid="0013cc14" style:font-size-asian="20pt" style:font-weight-asian="bold" style:font-size-complex="2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20pt" fo:font-weight="bold" officeooo:paragraph-rsid="0013fb44" style:font-size-asian="20pt" style:font-weight-asian="bold" style:font-size-complex="2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20pt" fo:font-weight="bold" officeooo:paragraph-rsid="00145d88" style:font-size-asian="20pt" style:font-weight-asian="bold" style:font-size-complex="2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20pt" fo:font-weight="bold" officeooo:paragraph-rsid="0015aa37" style:font-size-asian="20pt" style:font-weight-asian="bold" style:font-size-complex="2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20pt" fo:font-weight="bold" officeooo:paragraph-rsid="00177e8b" style:font-size-asian="20pt" style:font-weight-asian="bold" style:font-size-complex="2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20pt" fo:font-weight="bold" officeooo:paragraph-rsid="001a84d1" style:font-size-asian="20pt" style:font-weight-asian="bold" style:font-size-complex="2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20pt" fo:font-weight="bold" officeooo:paragraph-rsid="001a949d" style:font-size-asian="20pt" style:font-weight-asian="bold" style:font-size-complex="2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096851" fo:background-color="transparent" style:font-size-asian="20pt" style:font-weight-asian="bold" style:font-size-complex="2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8pt" fo:font-weight="bold" officeooo:paragraph-rsid="00096851" style:font-size-asian="18pt" style:font-weight-asian="bold" style:font-size-complex="18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8pt" fo:font-weight="bold" officeooo:paragraph-rsid="0013cc14" style:font-size-asian="18pt" style:font-weight-asian="bold" style:font-size-complex="18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8pt" fo:font-weight="bold" officeooo:paragraph-rsid="0013fb44" style:font-size-asian="18pt" style:font-weight-asian="bold" style:font-size-complex="18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8pt" fo:font-weight="bold" officeooo:paragraph-rsid="00145d88" style:font-size-asian="18pt" style:font-weight-asian="bold" style:font-size-complex="18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8pt" fo:font-weight="bold" officeooo:paragraph-rsid="0015aa37" style:font-size-asian="18pt" style:font-weight-asian="bold" style:font-size-complex="18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8pt" fo:font-weight="bold" officeooo:paragraph-rsid="00177e8b" style:font-size-asian="18pt" style:font-weight-asian="bold" style:font-size-complex="18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8pt" fo:font-weight="bold" officeooo:paragraph-rsid="001a84d1" style:font-size-asian="18pt" style:font-weight-asian="bold" style:font-size-complex="18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8pt" fo:font-weight="bold" officeooo:paragraph-rsid="001a949d" style:font-size-asian="18pt" style:font-weight-asian="bold" style:font-size-complex="18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77e8b" officeooo:paragraph-rsid="00177e8b" style:font-size-asian="20pt" style:font-weight-asian="bold" style:font-size-complex="2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size="20pt" fo:font-weight="bold" officeooo:rsid="001a949d" officeooo:paragraph-rsid="001a949d" style:font-size-asian="20pt" style:font-weight-asian="bold" style:font-size-complex="20pt" style:font-weight-complex="bold"/>
    </style:style>
    <style:style style:name="P97" style:family="paragraph" style:parent-style-name="Standard" style:list-style-name="L1">
      <style:text-properties style:font-name="Liberation Serif1" fo:font-size="18pt" fo:font-weight="normal" officeooo:rsid="00097a5e" officeooo:paragraph-rsid="000ac6be" fo:background-color="transparent" style:font-name-asian="Liberation Serif1" style:font-size-asian="18pt" style:font-weight-asian="normal" style:font-name-complex="Liberation Serif1" style:font-size-complex="18pt" style:font-weight-complex="normal"/>
    </style:style>
    <style:style style:name="P98" style:family="paragraph" style:parent-style-name="Standard">
      <style:text-properties fo:font-size="24pt" officeooo:rsid="0008940b" officeooo:paragraph-rsid="000c70ad" style:font-size-asian="24pt" style:font-size-complex="24pt"/>
    </style:style>
    <style:style style:name="P99" style:family="paragraph" style:parent-style-name="Standard">
      <style:text-properties fo:font-size="24pt" officeooo:rsid="001dd242" officeooo:paragraph-rsid="001dd242" fo:background-color="#ffff00" style:font-size-asian="24pt" style:font-size-complex="24pt"/>
    </style:style>
    <style:style style:name="P100" style:family="paragraph">
      <style:paragraph-properties fo:text-align="center"/>
    </style:style>
    <style:style style:name="P101" style:family="paragraph">
      <style:paragraph-properties fo:text-align="center" style:writing-mode="lr-tb"/>
      <style:text-properties fo:font-size="20pt" fo:background-color="#ffff00" style:font-size-asian="20pt" style:font-size-complex="20pt"/>
    </style:style>
    <style:style style:name="P102" style:family="paragraph">
      <style:paragraph-properties fo:text-align="center" style:writing-mode="lr-tb"/>
    </style:style>
    <style:style style:name="P103" style:family="paragraph">
      <style:paragraph-properties fo:text-align="center" style:writing-mode="lr-tb"/>
      <style:text-properties fo:font-size="20pt" style:font-size-asian="20pt" style:font-size-complex="20pt"/>
    </style:style>
    <style:style style:name="P104" style:family="paragraph">
      <style:paragraph-properties fo:text-align="center" style:writing-mode="lr-tb"/>
      <style:text-properties fo:color="#2a6099" loext:opacity="100%" fo:font-size="20pt" fo:background-color="#ffff00" style:font-size-asian="20pt" style:font-size-complex="20pt"/>
    </style:style>
    <style:style style:name="P105" style:family="paragraph">
      <style:paragraph-properties fo:text-align="center" style:writing-mode="lr-tb"/>
      <style:text-properties fo:color="#2a6099" loext:opacity="100%" fo:font-size="20pt" style:font-size-asian="20pt" style:font-size-complex="2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96851" style:font-name-asian="Liberation Serif1" style:font-name-complex="Liberation Serif1"/>
    </style:style>
    <style:style style:name="T3" style:family="text">
      <style:text-properties style:font-name="Liberation Serif1" fo:font-weight="normal" fo:background-color="#ffff00" loext:char-shading-value="0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officeooo:rsid="00096851" fo:background-color="#ffff00" loext:char-shading-value="0" style:font-name-asian="Liberation Serif1" style:font-name-complex="Liberation Serif1"/>
    </style:style>
    <style:style style:name="T6" style:family="text">
      <style:text-properties style:font-name="Liberation Serif1" fo:font-size="18pt" fo:font-weight="normal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7" style:family="text">
      <style:text-properties style:font-name="Liberation Serif1" fo:font-size="18pt" fo:font-weight="normal" officeooo:rsid="00097a5e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8" style:family="text">
      <style:text-properties style:font-name="Liberation Serif1" fo:font-size="18pt" fo:font-weight="normal" officeooo:rsid="000ea83e" fo:background-color="transparent" loext:char-shading-value="0" style:font-name-asian="Liberation Serif1" style:font-size-asian="18pt" style:font-weight-asian="normal" style:font-name-complex="Liberation Serif1" style:font-size-complex="18pt" style:font-weight-complex="normal"/>
    </style:style>
    <style:style style:name="T9" style:family="text">
      <style:text-properties style:font-name="Liberation Serif1" fo:font-size="24pt" fo:font-weight="normal" officeooo:rsid="0008940b" fo:background-color="#ffff00" loext:char-shading-value="0" style:font-name-asian="Liberation Serif1" style:font-size-asian="24pt" style:font-weight-asian="normal" style:font-name-complex="Liberation Serif1" style:font-size-complex="24pt" style:font-weight-complex="normal"/>
    </style:style>
    <style:style style:name="T10" style:family="text">
      <style:text-properties style:font-name="Liberation Serif1" fo:font-size="24pt" officeooo:rsid="0008940b" style:font-name-asian="Liberation Serif1" style:font-size-asian="24pt" style:font-name-complex="Liberation Serif1" style:font-size-complex="24pt"/>
    </style:style>
    <style:style style:name="T11" style:family="text">
      <style:text-properties style:font-name="Liberation Serif1" fo:font-size="24pt" officeooo:rsid="00096851" style:font-name-asian="Liberation Serif1" style:font-size-asian="24pt" style:font-name-complex="Liberation Serif1" style:font-size-complex="24pt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officeooo:rsid="000ac6be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00ac6be" style:font-weight-asian="bold" style:font-weight-complex="bold"/>
    </style:style>
    <style:style style:name="T16" style:family="text">
      <style:text-properties fo:color="#ff0000" loext:opacity="100%" officeooo:rsid="0013fb44"/>
    </style:style>
    <style:style style:name="T17" style:family="text">
      <style:text-properties fo:color="#ff0000" loext:opacity="100%" officeooo:rsid="00145d88"/>
    </style:style>
    <style:style style:name="T18" style:family="text">
      <style:text-properties fo:color="#ff0000" loext:opacity="100%" officeooo:rsid="0015aa37"/>
    </style:style>
    <style:style style:name="T19" style:family="text">
      <style:text-properties fo:color="#ff0000" loext:opacity="100%" officeooo:rsid="001a84d1"/>
    </style:style>
    <style:style style:name="T20" style:family="text">
      <style:text-properties fo:color="#158466" loext:opacity="100%" fo:font-weight="bold" style:font-weight-asian="bold" style:font-weight-complex="bold"/>
    </style:style>
    <style:style style:name="T21" style:family="text">
      <style:text-properties fo:color="#158466" loext:opacity="100%" fo:font-weight="bold" officeooo:rsid="000ac6be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13fb44"/>
    </style:style>
    <style:style style:name="T24" style:family="text">
      <style:text-properties fo:color="#000000" loext:opacity="100%" officeooo:rsid="00145d88"/>
    </style:style>
    <style:style style:name="T25" style:family="text">
      <style:text-properties officeooo:rsid="0013fb44"/>
    </style:style>
    <style:style style:name="T26" style:family="text">
      <style:text-properties officeooo:rsid="00145d88"/>
    </style:style>
    <style:style style:name="T27" style:family="text">
      <style:text-properties officeooo:rsid="0015aa37"/>
    </style:style>
    <style:style style:name="T28" style:family="text">
      <style:text-properties officeooo:rsid="001a84d1"/>
    </style:style>
    <style:style style:name="T29" style:family="text">
      <style:text-properties fo:font-size="20pt" fo:background-color="#ffff00" style:font-size-asian="20pt" style:font-size-complex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2a6099" loext:opacity="100%" fo:font-size="20pt" fo:background-color="#ffff00" style:font-size-asian="20pt" style:font-size-complex="20pt"/>
    </style:style>
    <style:style style:name="T32" style:family="text">
      <style:text-properties fo:color="#2a6099" loext:opacity="100%" fo:font-size="20pt" style:font-size-asian="20pt" style:font-size-complex="20pt"/>
    </style:style>
    <style:style style:name="T33" style:family="text">
      <style:text-properties fo:color="#ffff00" loext:opacity="100%" fo:font-size="18pt" style:font-size-asian="18pt" style:font-size-complex="18pt"/>
    </style:style>
    <style:style style:name="T34" style:family="text">
      <style:text-properties fo:color="#ff0000" loext:opacity="100%" fo:font-size="20pt" fo:font-weight="bold" fo:background-color="#ffff00" style:font-size-asian="20pt" style:font-weight-asian="bold" style:font-size-complex="20pt" style:font-weight-complex="bold"/>
    </style:style>
    <style:style style:name="T35" style:family="text">
      <style:text-properties fo:color="#ff0000" loext:opacity="100%" style:font-name="Liberation Serif" fo:font-size="20pt" fo:font-weight="bold" fo:background-color="#ffff00" style:font-name-asian="NSimSun" style:font-size-asian="20pt" style:font-weight-asian="bold" style:font-name-complex="Lucida Sans" style:font-size-complex="2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="Circle" draw:marker-start-width="0.499cm" draw:marker-end="Circl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="Arrow_20_short" draw:marker-start-width="0.499cm" draw:marker-end="Arrow_20_short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 table:number-columns-repeated="2"/>
        <table:table-column table:style-name="Tableau1.G"/>
        <table:table-column table:style-name="Tableau1.E"/>
        <table:table-column table:style-name="Tableau1.B" table:number-columns-repeated="2"/>
        <table:table-column table:style-name="Tableau1.C"/>
        <table:table-row table:style-name="Tableau1.1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K1" office:value-type="string">
            <text:p text:style-name="P21"/>
          </table:table-cell>
        </table:table-row>
        <table:table-row table:style-name="Tableau1.1">
          <table:table-cell table:style-name="Tableau1.A2" office:value-type="string">
            <text:p text:style-name="P41">D</text:p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F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H2" office:value-type="string">
            <text:p text:style-name="P43"/>
          </table:table-cell>
          <table:table-cell table:style-name="Tableau1.I2" office:value-type="string">
            <text:p text:style-name="P43"/>
          </table:table-cell>
          <table:table-cell table:style-name="Tableau1.J2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F3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H3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8" office:value-type="string">
            <text:p text:style-name="P43"/>
          </table:table-cell>
          <table:table-cell table:style-name="Tableau1.F8" office:value-type="string">
            <text:p text:style-name="P43"/>
          </table:table-cell>
          <table:table-cell table:style-name="Tableau1.G8" office:value-type="string">
            <text:p text:style-name="P43"/>
          </table:table-cell>
          <table:table-cell table:style-name="Tableau1.H8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J8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J10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E10" office:value-type="string">
            <text:p text:style-name="P43"/>
          </table:table-cell>
          <table:table-cell table:style-name="Tableau1.F10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H10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J10" office:value-type="string">
            <text:p text:style-name="P43"/>
          </table:table-cell>
          <table:table-cell table:style-name="Tableau1.K10" office:value-type="string">
            <text:p text:style-name="P41">A</text:p>
          </table:table-cell>
        </table:table-row>
        <table:table-row table:style-name="Tableau1.1"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E2" office:value-type="string">
            <text:p text:style-name="P43"/>
          </table:table-cell>
          <table:table-cell table:style-name="Tableau1.K2" office:value-type="string">
            <text:p text:style-name="P43"/>
          </table:table-cell>
        </table:table-row>
      </table:table>
      <text:p text:style-name="P7"/>
      <text:p text:style-name="P98"><text:span text:style-name="T4">Labyrinthe 11 x 11</text:span><text:span text:style-name="T1"> </text:span><text:span text:style-name="T2">(</text:span><text:span text:style-name="T5">D</text:span><text:span text:style-name="T2"> = Départ, </text:span><text:span text:style-name="T5">A</text:span><text:span text:style-name="T2"> = Arrivée)</text:span></text:p>
      <text:p text:style-name="P99"><text:span text:style-name="T2">A</text:span><text:span text:style-name="T1">vec boucle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3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/>
          </table:table-cell>
          <table:table-cell table:style-name="Tableau2.K1" office:value-type="string">
            <text:p text:style-name="P23"/>
          </table:table-cell>
        </table:table-row>
        <table:table-row table:style-name="Tableau2.1">
          <table:table-cell table:style-name="Tableau2.A2" office:value-type="string">
            <text:p text:style-name="P61">0</text:p>
          </table:table-cell>
          <table:table-cell table:style-name="Tableau2.B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D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F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2" office:value-type="string">
            <text:p text:style-name="P45"/>
          </table:table-cell>
          <table:table-cell table:style-name="Tableau2.I2" office:value-type="string">
            <text:p text:style-name="P45"/>
          </table:table-cell>
          <table:table-cell table:style-name="Tableau2.J2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3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D3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F3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3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4" office:value-type="string">
            <text:p text:style-name="P45"/>
          </table:table-cell>
          <table:table-cell table:style-name="Tableau2.C4" office:value-type="string">
            <text:p text:style-name="P45"/>
          </table:table-cell>
          <table:table-cell table:style-name="Tableau2.D4" office:value-type="string">
            <text:p text:style-name="P45"/>
          </table:table-cell>
          <table:table-cell table:style-name="Tableau2.E4" office:value-type="string">
            <text:p text:style-name="P45"/>
          </table:table-cell>
          <table:table-cell table:style-name="Tableau2.F4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4" office:value-type="string">
            <text:p text:style-name="P45"/>
          </table:table-cell>
          <table:table-cell table:style-name="Tableau2.I4" office:value-type="string">
            <text:p text:style-name="P45"/>
          </table:table-cell>
          <table:table-cell table:style-name="Tableau2.J4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F5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J5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6" office:value-type="string">
            <text:p text:style-name="P45"/>
          </table:table-cell>
          <table:table-cell table:style-name="Tableau2.C6" office:value-type="string">
            <text:p text:style-name="P45"/>
          </table:table-cell>
          <table:table-cell table:style-name="Tableau2.D6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F6" office:value-type="string">
            <text:p text:style-name="P45"/>
          </table:table-cell>
          <table:table-cell table:style-name="Tableau2.G6" office:value-type="string">
            <text:p text:style-name="P45"/>
          </table:table-cell>
          <table:table-cell table:style-name="Tableau2.H6" office:value-type="string">
            <text:p text:style-name="P45"/>
          </table:table-cell>
          <table:table-cell table:style-name="Tableau2.I6" office:value-type="string">
            <text:p text:style-name="P45"/>
          </table:table-cell>
          <table:table-cell table:style-name="Tableau2.J6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7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D7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7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8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D8" office:value-type="string">
            <text:p text:style-name="P45"/>
          </table:table-cell>
          <table:table-cell table:style-name="Tableau2.E8" office:value-type="string">
            <text:p text:style-name="P45"/>
          </table:table-cell>
          <table:table-cell table:style-name="Tableau2.F8" office:value-type="string">
            <text:p text:style-name="P45"/>
          </table:table-cell>
          <table:table-cell table:style-name="Tableau2.G8" office:value-type="string">
            <text:p text:style-name="P45"/>
          </table:table-cell>
          <table:table-cell table:style-name="Tableau2.H8" office:value-type="string">
            <text:p text:style-name="P45"/>
          </table:table-cell>
          <table:table-cell table:style-name="Tableau2.I8" office:value-type="string">
            <text:p text:style-name="P45"/>
          </table:table-cell>
          <table:table-cell table:style-name="Tableau2.J8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10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9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J10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B10" office:value-type="string">
            <text:p text:style-name="P45"/>
          </table:table-cell>
          <table:table-cell table:style-name="Tableau2.C10" office:value-type="string">
            <text:p text:style-name="P45"/>
          </table:table-cell>
          <table:table-cell table:style-name="Tableau2.D10" office:value-type="string">
            <text:p text:style-name="P45"/>
          </table:table-cell>
          <table:table-cell table:style-name="Tableau2.E10" office:value-type="string">
            <text:p text:style-name="P45"/>
          </table:table-cell>
          <table:table-cell table:style-name="Tableau2.F10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H10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J10" office:value-type="string">
            <text:p text:style-name="P45"/>
          </table:table-cell>
          <table:table-cell table:style-name="Tableau2.K10" office:value-type="string">
            <text:p text:style-name="P42"/>
          </table:table-cell>
        </table:table-row>
        <table:table-row table:style-name="Tableau2.1"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C2" office:value-type="string">
            <text:p text:style-name="P45"/>
          </table:table-cell>
          <table:table-cell table:style-name="Tableau2.K2" office:value-type="string">
            <text:p text:style-name="P45"/>
          </table:table-cell>
        </table:table-row>
      </table:table>
      <text:p text:style-name="P10"/>
      <text:p text:style-name="P3">Coût réel <text:span text:style-name="T20">«</text:span><text:span text:style-name="T21">c»</text:span></text:p>
      <text:p text:style-name="P6">c = nombre de pas minimal pour arriver à une case depuis le départ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 table:number-columns-repeated="2"/>
        <table:table-column table:style-name="Tableau8.G"/>
        <table:table-column table:style-name="Tableau8.E"/>
        <table:table-column table:style-name="Tableau8.B" table:number-columns-repeated="2"/>
        <table:table-column table:style-name="Tableau8.C"/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3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22"/>
          </table:table-cell>
          <table:table-cell table:style-name="Tableau8.K1" office:value-type="string">
            <text:p text:style-name="P22"/>
          </table:table-cell>
        </table:table-row>
        <table:table-row table:style-name="Tableau8.1">
          <table:table-cell table:style-name="Tableau8.A2" office:value-type="string">
            <text:p text:style-name="P59">0</text:p>
          </table:table-cell>
          <table:table-cell table:style-name="Tableau8.A2" office:value-type="string">
            <text:p text:style-name="P59">1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7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9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9</text:p>
          </table:table-cell>
          <table:table-cell table:style-name="Tableau8.A2" office:value-type="string">
            <text:p text:style-name="P59">20</text:p>
          </table:table-cell>
          <table:table-cell table:style-name="Tableau8.A2" office:value-type="string">
            <text:p text:style-name="P59">21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6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8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8</text:p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3</text:p>
          </table:table-cell>
          <table:table-cell table:style-name="Tableau8.A2" office:value-type="string">
            <text:p text:style-name="P59">4</text:p>
          </table:table-cell>
          <table:table-cell table:style-name="Tableau8.A2" office:value-type="string">
            <text:p text:style-name="P59">5</text:p>
          </table:table-cell>
          <table:table-cell table:style-name="Tableau8.A2" office:value-type="string">
            <text:p text:style-name="P59">6</text:p>
          </table:table-cell>
          <table:table-cell table:style-name="Tableau8.A2" office:value-type="string">
            <text:p text:style-name="P59">7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7</text:p>
          </table:table-cell>
          <table:table-cell table:style-name="Tableau8.A2" office:value-type="string">
            <text:p text:style-name="P59">16</text:p>
          </table:table-cell>
          <table:table-cell table:style-name="Tableau8.A2" office:value-type="string">
            <text:p text:style-name="P59">15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8</text:p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4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1</text:p>
          </table:table-cell>
          <table:table-cell table:style-name="Tableau8.A2" office:value-type="string">
            <text:p text:style-name="P59">20</text:p>
          </table:table-cell>
          <table:table-cell table:style-name="Tableau8.A2" office:value-type="string">
            <text:p text:style-name="P59">19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9</text:p>
          </table:table-cell>
          <table:table-cell table:style-name="Tableau8.A2" office:value-type="string">
            <text:p text:style-name="P59">10</text:p>
          </table:table-cell>
          <table:table-cell table:style-name="Tableau8.A2" office:value-type="string">
            <text:p text:style-name="P59">11</text:p>
          </table:table-cell>
          <table:table-cell table:style-name="Tableau8.A2" office:value-type="string">
            <text:p text:style-name="P59">12</text:p>
          </table:table-cell>
          <table:table-cell table:style-name="Tableau8.A2" office:value-type="string">
            <text:p text:style-name="P59">13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2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8</text:p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2</text:p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3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7</text:p>
          </table:table-cell>
          <table:table-cell table:style-name="Tableau8.A2" office:value-type="string">
            <text:p text:style-name="P59">16</text:p>
          </table:table-cell>
          <table:table-cell table:style-name="Tableau8.A2" office:value-type="string">
            <text:p text:style-name="P59">15</text:p>
          </table:table-cell>
          <table:table-cell table:style-name="Tableau8.A2" office:value-type="string">
            <text:p text:style-name="P59">14</text:p>
          </table:table-cell>
          <table:table-cell table:style-name="Tableau8.A2" office:value-type="string">
            <text:p text:style-name="P59">13</text:p>
          </table:table-cell>
          <table:table-cell table:style-name="Tableau8.A2" office:value-type="string">
            <text:p text:style-name="P59">14</text:p>
          </table:table-cell>
          <table:table-cell table:style-name="Tableau8.A2" office:value-type="string">
            <text:p text:style-name="P59">15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4</text:p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4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6</text:p>
          </table:table-cell>
          <table:table-cell table:style-name="Tableau8.K2" office:value-type="string">
            <text:p text:style-name="P60"/>
          </table:table-cell>
        </table:table-row>
        <table:table-row table:style-name="Tableau8.1"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25</text:p>
          </table:table-cell>
          <table:table-cell table:style-name="Tableau8.A2" office:value-type="string">
            <text:p text:style-name="P59">26</text:p>
          </table:table-cell>
          <table:table-cell table:style-name="Tableau8.A2" office:value-type="string">
            <text:p text:style-name="P59">27</text:p>
          </table:table-cell>
          <table:table-cell table:style-name="Tableau8.A2" office:value-type="string">
            <text:p text:style-name="P59">28</text:p>
          </table:table-cell>
          <table:table-cell table:style-name="Tableau8.A2" office:value-type="string">
            <text:p text:style-name="P59">29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5</text:p>
          </table:table-cell>
          <table:table-cell table:style-name="Tableau8.C2" office:value-type="string">
            <text:p text:style-name="P60"/>
          </table:table-cell>
          <table:table-cell table:style-name="Tableau8.A2" office:value-type="string">
            <text:p text:style-name="P59">17</text:p>
          </table:table-cell>
          <table:table-cell table:style-name="Tableau8.K10" office:value-type="string">
            <text:p text:style-name="P59">18</text:p>
          </table:table-cell>
        </table:table-row>
        <table:table-row table:style-name="Tableau8.1"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C2" office:value-type="string">
            <text:p text:style-name="P44"/>
          </table:table-cell>
          <table:table-cell table:style-name="Tableau8.K2" office:value-type="string">
            <text:p text:style-name="P44"/>
          </table:table-cell>
        </table:table-row>
      </table:table>
      <text:p text:style-name="P10"/>
      <text:p text:style-name="P3">Coût réel <text:span text:style-name="T20">«</text:span><text:span text:style-name="T21">c»</text:span></text:p>
      <text:p text:style-name="P6">c = nombre de pas minimal pour arriver à une case depuis le dépar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  <table:table-cell table:style-name="Tableau3.K1" office:value-type="string">
            <text:p text:style-name="P22"/>
          </table:table-cell>
        </table:table-row>
        <table:table-row table:style-name="Tableau3.1">
          <table:table-cell table:style-name="Tableau3.A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A2" office:value-type="string">
            <text:p text:style-name="P54"><draw:polyline text:anchor-type="paragraph" draw:z-index="5" draw:name="Forme4" draw:style-name="gr1" draw:text-style-name="P105" svg:width="4.605cm" svg:height="3.484cm" svg:x="-3.916cm" svg:y="0.476cm" svg:viewBox="0 0 4606 3485" draw:points="0,0 1494,0 1494,3485 4606,3485"><text:p text:style-name="P100"><text:span text:style-name="T32"/></text:p><text:p text:style-name="P100"><text:span text:style-name="T31">5</text:span></text:p></draw:polyline><draw:line text:anchor-type="paragraph" draw:z-index="6" draw:name="Forme5" draw:style-name="gr1" draw:text-style-name="P104" svg:x1="0.534cm" svg:y1="4.212cm" svg:x2="0.534cm" svg:y2="0.476cm"><text:p text:style-name="P100"><text:span text:style-name="T31"/></text:p><text:p text:style-name="P100"><text:span text:style-name="T31">2</text:span></text:p></draw:line></text:p>
          </table:table-cell>
          <table:table-cell table:style-name="Tableau3.C2" office:value-type="string">
            <text:p text:style-name="P55"/>
          </table:table-cell>
          <table:table-cell table:style-name="Tableau3.A2" office:value-type="string">
            <text:p text:style-name="P54"><draw:polyline text:anchor-type="paragraph" draw:z-index="8" draw:name="Forme7" draw:style-name="gr1" draw:text-style-name="P102" svg:width="0cm" svg:height="3.641cm" svg:x="0.538cm" svg:y="0.524cm" svg:viewBox="0 0 0 3642" draw:points="0,3642 0,0 0,67"><text:p text:style-name="P100"><text:span text:style-name="T29">2</text:span></text:p></draw:polyline></text:p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><draw:polyline text:anchor-type="paragraph" draw:z-index="10" draw:name="Forme9" draw:style-name="gr1" draw:text-style-name="P101" svg:width="3.516cm" svg:height="6.91cm" draw:transform="rotate (-3.14159265358979) translate (3.81705555555556cm 7.37305555555554cm)" svg:viewBox="0 0 3517 6911" draw:points="102,6911 3517,6911 3517,3411 0,3411 0,63 3281,64 3281,0"><text:p text:style-name="P100"><text:span text:style-name="T29"/></text:p><text:p text:style-name="P100"><text:span text:style-name="T29">10</text:span></text:p></draw:polyline></text:p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><draw:line text:anchor-type="paragraph" draw:z-index="7" draw:name="Forme6" draw:style-name="gr1" draw:text-style-name="P103" svg:x1="0.224cm" svg:y1="0.561cm" svg:x2="3.803cm" svg:y2="0.561cm"><text:p text:style-name="P100"><text:span text:style-name="T30"/></text:p><text:p text:style-name="P100"><text:span text:style-name="T31">2</text:span></text:p></draw:line></text:p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><draw:polyline text:anchor-type="paragraph" draw:z-index="9" draw:name="Forme8" draw:style-name="gr1" draw:text-style-name="P101" svg:width="3.703cm" svg:height="3.569cm" draw:transform="rotate (-1.5707963267949) translate (4.13984722222222cm 0.268111111111111cm)" svg:viewBox="0 0 3704 3570" draw:points="0,3570 3702,3570 3702,0 3704,0"><text:p text:style-name="P100"><text:span text:style-name="T29">4</text:span></text:p></draw:polyline></text:p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><draw:polyline text:anchor-type="paragraph" draw:z-index="3" draw:name="Forme2" draw:style-name="gr1" draw:text-style-name="P105" svg:width="9.546cm" svg:height="7.225cm" draw:transform="rotate (-3.14159265358979) translate (10.3206212093575cm 7.62370886101431cm)" svg:viewBox="0 0 9547 7226" draw:points="3098,63 9484,63 9547,0 9547,7226 6131,7226 6131,3581 0,3581"><text:p text:style-name="P100"><text:span text:style-name="T32"/></text:p><text:p text:style-name="P100"><text:span text:style-name="T31">16</text:span></text:p></draw:polyline></text:p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><draw:polyline text:anchor-type="paragraph" draw:z-index="4" draw:name="Forme3" draw:style-name="gr1" draw:text-style-name="P105" svg:width="3.888cm" svg:height="0.031cm" draw:transform="rotate (-1.5707963267949) translate (0.829027777777778cm 0.398638888888889cm)" svg:viewBox="0 0 3889 32" draw:points="3889,0 0,0 0,32"><text:p text:style-name="P100"><text:span text:style-name="T32"/></text:p><text:p text:style-name="P100"><text:span text:style-name="T31">2</text:span></text:p></draw:polyline></text:p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><draw:line text:anchor-type="paragraph" draw:z-index="11" draw:name="Forme10" draw:style-name="gr1" draw:text-style-name="P101" svg:x1="0.829cm" svg:y1="0.376cm" svg:x2="0.797cm" svg:y2="3.893cm"><text:p text:style-name="P100"><text:span text:style-name="T29"/></text:p><text:p text:style-name="P100"><text:span text:style-name="T29">2</text:span></text:p></draw:line><draw:polyline text:anchor-type="paragraph" draw:z-index="12" draw:name="Forme11" draw:style-name="gr1" draw:text-style-name="P101" svg:width="4.732cm" svg:height="3.299cm" draw:transform="rotate (-3.14159265358979) translate (5.24933333333333cm 3.95640277777778cm)" svg:viewBox="0 0 4733 3300" draw:points="0,0 1600,0 1600,3300 4733,3300"><text:p text:style-name="P100"><text:span text:style-name="T29">5</text:span></text:p></draw:polyline></text:p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K2" office:value-type="string">
            <text:p text:style-name="P55"/>
          </table:table-cell>
        </table:table-row>
        <table:table-row table:style-name="Tableau3.1"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B2" office:value-type="string">
            <text:p text:style-name="P54"/>
          </table:table-cell>
          <table:table-cell table:style-name="Tableau3.A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A2" office:value-type="string">
            <text:p text:style-name="P54"/>
          </table:table-cell>
          <table:table-cell table:style-name="Tableau3.C2" office:value-type="string">
            <text:p text:style-name="P55"/>
          </table:table-cell>
          <table:table-cell table:style-name="Tableau3.B2" office:value-type="string">
            <text:p text:style-name="P54"/>
          </table:table-cell>
          <table:table-cell table:style-name="Tableau3.K10" office:value-type="string">
            <text:p text:style-name="P56"/>
          </table:table-cell>
        </table:table-row>
        <table:table-row table:style-name="Tableau3.1"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/>
          </table:table-cell>
          <table:table-cell table:style-name="Tableau3.K2" office:value-type="string">
            <text:p text:style-name="P44"/>
          </table:table-cell>
        </table:table-row>
      </table:table>
      <text:p text:style-name="P9"/>
      <text:p text:style-name="P4"><text:span text:style-name="T13">A</text:span><text:span text:style-name="T12">rbre simpifié ?</text:span></text:p>
      <text:p text:style-name="P5"/>
      <text:p text:style-name="P11"><text:span text:style-name="T7">O</text:span><text:span text:style-name="T8">n peut simplifier l’arbre en ne prenant que les nœuds où il y a un choix à faire. Dans ce cas, on attribuera des poids différents aux arêtes en fonction du nombre de pas pour relier deux nœuds.</text:span></text:p>
      <text:p text:style-name="P12"><text:span text:style-name="T8">N</text:span><text:span text:style-name="T6">ous n’avons pas fait ce choix.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E" table:number-columns-repeated="2"/>
        <table:table-column table:style-name="Tableau7.G"/>
        <table:table-column table:style-name="Tableau7.E"/>
        <table:table-column table:style-name="Tableau7.B" table:number-columns-repeated="2"/>
        <table:table-column table:style-name="Tableau7.C"/>
        <table:table-row table:style-name="Tableau7.1"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2"/>
          </table:table-cell>
          <table:table-cell table:style-name="Tableau7.K1" office:value-type="string">
            <text:p text:style-name="P22"/>
          </table:table-cell>
        </table:table-row>
        <table:table-row table:style-name="Tableau7.1"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><draw:line text:anchor-type="paragraph" draw:z-index="2" draw:name="Forme1_0" draw:style-name="gr2" draw:text-style-name="P102" svg:x1="1.171cm" svg:y1="0.586cm" svg:x2="1.199cm" svg:y2="3.987cm"><text:p text:style-name="P100"/><text:p text:style-name="P100"><text:span text:style-name="T33"/></text:p><text:p text:style-name="P100"><text:span text:style-name="T34">Δy</text:span><text:span text:style-name="T35"> = 2</text:span></text:p></draw:line></text:p>
          </table:table-cell>
          <table:table-cell table:style-name="Tableau7.G8" office:value-type="string">
            <text:p text:style-name="P58">4+2 = 6</text:p>
          </table:table-cell>
          <table:table-cell table:style-name="Tableau7.A2" office:value-type="string">
            <text:p text:style-name="P56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K2" office:value-type="string">
            <text:p text:style-name="P55"/>
          </table:table-cell>
        </table:table-row>
        <table:table-row table:style-name="Tableau7.1"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C2" office:value-type="string">
            <text:p text:style-name="P55"/>
          </table:table-cell>
          <table:table-cell table:style-name="Tableau7.A2" office:value-type="string">
            <text:p text:style-name="P54"/>
          </table:table-cell>
          <table:table-cell table:style-name="Tableau7.K10" office:value-type="string">
            <text:p text:style-name="P56">0</text:p>
          </table:table-cell>
        </table:table-row>
        <table:table-row table:style-name="Tableau7.11"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><draw:line text:anchor-type="paragraph" draw:z-index="1" draw:name="Forme1" draw:style-name="gr2" draw:text-style-name="P102" svg:x1="0.676cm" svg:y1="0.049cm" svg:x2="6.885cm" svg:y2="0.014cm"><text:p text:style-name="P100"/><text:p text:style-name="P100"><text:span text:style-name="T33"/></text:p><text:p text:style-name="P100"><text:span text:style-name="T34">Δ</text:span><text:span text:style-name="T35">x = 4</text:span></text:p></draw:line></text:p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C2" office:value-type="string">
            <text:p text:style-name="P44"/>
          </table:table-cell>
          <table:table-cell table:style-name="Tableau7.K2" office:value-type="string">
            <text:p text:style-name="P44"/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3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2"/>
          </table:table-cell>
          <table:table-cell table:style-name="Tableau6.K1" office:value-type="string">
            <text:p text:style-name="P22"/>
          </table:table-cell>
        </table:table-row>
        <table:table-row table:style-name="Tableau6.1">
          <table:table-cell table:style-name="Tableau6.A2" office:value-type="string">
            <text:p text:style-name="P56">18</text:p>
          </table:table-cell>
          <table:table-cell table:style-name="Tableau6.A2" office:value-type="string">
            <text:p text:style-name="P56">17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5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3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1</text:p>
          </table:table-cell>
          <table:table-cell table:style-name="Tableau6.A2" office:value-type="string">
            <text:p text:style-name="P56">10</text:p>
          </table:table-cell>
          <table:table-cell table:style-name="Tableau6.A2" office:value-type="string">
            <text:p text:style-name="P56">9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6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4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2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0</text:p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5</text:p>
          </table:table-cell>
          <table:table-cell table:style-name="Tableau6.A2" office:value-type="string">
            <text:p text:style-name="P56">14</text:p>
          </table:table-cell>
          <table:table-cell table:style-name="Tableau6.A2" office:value-type="string">
            <text:p text:style-name="P56">13</text:p>
          </table:table-cell>
          <table:table-cell table:style-name="Tableau6.A2" office:value-type="string">
            <text:p text:style-name="P56">12</text:p>
          </table:table-cell>
          <table:table-cell table:style-name="Tableau6.A2" office:value-type="string">
            <text:p text:style-name="P56">11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9</text:p>
          </table:table-cell>
          <table:table-cell table:style-name="Tableau6.A2" office:value-type="string">
            <text:p text:style-name="P56">8</text:p>
          </table:table-cell>
          <table:table-cell table:style-name="Tableau6.A2" office:value-type="string">
            <text:p text:style-name="P56">7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0</text:p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6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3</text:p>
          </table:table-cell>
          <table:table-cell table:style-name="Tableau6.A2" office:value-type="string">
            <text:p text:style-name="P56">12</text:p>
          </table:table-cell>
          <table:table-cell table:style-name="Tableau6.A2" office:value-type="string">
            <text:p text:style-name="P56">11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9</text:p>
          </table:table-cell>
          <table:table-cell table:style-name="Tableau6.A2" office:value-type="string">
            <text:p text:style-name="P56">8</text:p>
          </table:table-cell>
          <table:table-cell table:style-name="Tableau6.A2" office:value-type="string">
            <text:p text:style-name="P56">7</text:p>
          </table:table-cell>
          <table:table-cell table:style-name="Tableau6.A2" office:value-type="string">
            <text:p text:style-name="P56">6</text:p>
          </table:table-cell>
          <table:table-cell table:style-name="Tableau6.A2" office:value-type="string">
            <text:p text:style-name="P56">5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2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0</text:p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6</text:p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1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9</text:p>
          </table:table-cell>
          <table:table-cell table:style-name="Tableau6.A2" office:value-type="string">
            <text:p text:style-name="P56">8</text:p>
          </table:table-cell>
          <table:table-cell table:style-name="Tableau6.A2" office:value-type="string">
            <text:p text:style-name="P56">7</text:p>
          </table:table-cell>
          <table:table-cell table:style-name="Tableau6.A2" office:value-type="string">
            <text:p text:style-name="P56">6</text:p>
          </table:table-cell>
          <table:table-cell table:style-name="Tableau6.A2" office:value-type="string">
            <text:p text:style-name="P56">5</text:p>
          </table:table-cell>
          <table:table-cell table:style-name="Tableau6.A2" office:value-type="string">
            <text:p text:style-name="P56">4</text:p>
          </table:table-cell>
          <table:table-cell table:style-name="Tableau6.A2" office:value-type="string">
            <text:p text:style-name="P56">3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0</text:p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4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2</text:p>
          </table:table-cell>
          <table:table-cell table:style-name="Tableau6.K2" office:value-type="string">
            <text:p text:style-name="P57"/>
          </table:table-cell>
        </table:table-row>
        <table:table-row table:style-name="Tableau6.1"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9</text:p>
          </table:table-cell>
          <table:table-cell table:style-name="Tableau6.A2" office:value-type="string">
            <text:p text:style-name="P56">8</text:p>
          </table:table-cell>
          <table:table-cell table:style-name="Tableau6.A2" office:value-type="string">
            <text:p text:style-name="P56">7</text:p>
          </table:table-cell>
          <table:table-cell table:style-name="Tableau6.A2" office:value-type="string">
            <text:p text:style-name="P56">6</text:p>
          </table:table-cell>
          <table:table-cell table:style-name="Tableau6.A2" office:value-type="string">
            <text:p text:style-name="P56">5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3</text:p>
          </table:table-cell>
          <table:table-cell table:style-name="Tableau6.C2" office:value-type="string">
            <text:p text:style-name="P57"/>
          </table:table-cell>
          <table:table-cell table:style-name="Tableau6.A2" office:value-type="string">
            <text:p text:style-name="P56">1</text:p>
          </table:table-cell>
          <table:table-cell table:style-name="Tableau6.K10" office:value-type="string">
            <text:p text:style-name="P56">0</text:p>
          </table:table-cell>
        </table:table-row>
        <table:table-row table:style-name="Tableau6.1"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C2" office:value-type="string">
            <text:p text:style-name="P53"/>
          </table:table-cell>
          <table:table-cell table:style-name="Tableau6.K2" office:value-type="string">
            <text:p text:style-name="P53"/>
          </table:table-cell>
        </table:table-row>
      </table:table>
      <text:p text:style-name="P9"/>
      <text:p text:style-name="P2">Heuristique Manhattan <text:span text:style-name="T14">«</text:span><text:span text:style-name="T15">h»</text:span></text:p>
      <text:p text:style-name="P2"/>
      <text:p text:style-name="P5"><draw:frame draw:style-name="fr1" draw:name="Objet2" text:anchor-type="as-char" svg:y="-0.757cm" svg:width="4.821cm" svg:height="0.944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/>
      <text:p text:style-name="P1">où </text:p>
      <text:list xml:id="list3626469765" text:style-name="L1">
        <text:list-item>
          <text:p text:style-name="P97">h est l’heuristique (estimation de distance à l’arrivée)</text:p>
        </text:list-item>
        <text:list-item>
          <text:p text:style-name="P97">Δx et Δy sont les distances horizontale et verticale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K1" office:value-type="string">
            <text:p text:style-name="P21"/>
          </table:table-cell>
        </table:table-row>
        <table:table-row table:style-name="Tableau4.1">
          <table:table-cell table:style-name="Tableau4.A2" office:value-type="string">
            <text:p text:style-name="P70">D</text:p>
          </table:table-cell>
          <table:table-cell table:style-name="Tableau4.B2" office:value-type="string">
            <text:p text:style-name="P62">1<text:span text:style-name="T22">+</text:span><text:span text:style-name="T12">17 <text:s/></text:span><text:span text:style-name="T22">18</text:span></text:p>
          </table:table-cell>
          <table:table-cell table:style-name="Tableau4.C2" office:value-type="string">
            <text:p text:style-name="P87"/>
          </table:table-cell>
          <table:table-cell table:style-name="Tableau4.D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F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2" office:value-type="string">
            <text:p text:style-name="P87"/>
          </table:table-cell>
          <table:table-cell table:style-name="Tableau4.I2" office:value-type="string">
            <text:p text:style-name="P87"/>
          </table:table-cell>
          <table:table-cell table:style-name="Tableau4.J2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3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D3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F3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3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4" office:value-type="string">
            <text:p text:style-name="P87"/>
          </table:table-cell>
          <table:table-cell table:style-name="Tableau4.C4" office:value-type="string">
            <text:p text:style-name="P87"/>
          </table:table-cell>
          <table:table-cell table:style-name="Tableau4.D4" office:value-type="string">
            <text:p text:style-name="P87"/>
          </table:table-cell>
          <table:table-cell table:style-name="Tableau4.E4" office:value-type="string">
            <text:p text:style-name="P87"/>
          </table:table-cell>
          <table:table-cell table:style-name="Tableau4.F4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4" office:value-type="string">
            <text:p text:style-name="P87"/>
          </table:table-cell>
          <table:table-cell table:style-name="Tableau4.I4" office:value-type="string">
            <text:p text:style-name="P87"/>
          </table:table-cell>
          <table:table-cell table:style-name="Tableau4.J4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F5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J5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6" office:value-type="string">
            <text:p text:style-name="P87"/>
          </table:table-cell>
          <table:table-cell table:style-name="Tableau4.C6" office:value-type="string">
            <text:p text:style-name="P87"/>
          </table:table-cell>
          <table:table-cell table:style-name="Tableau4.D6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F6" office:value-type="string">
            <text:p text:style-name="P87"/>
          </table:table-cell>
          <table:table-cell table:style-name="Tableau4.G6" office:value-type="string">
            <text:p text:style-name="P87"/>
          </table:table-cell>
          <table:table-cell table:style-name="Tableau4.H6" office:value-type="string">
            <text:p text:style-name="P87"/>
          </table:table-cell>
          <table:table-cell table:style-name="Tableau4.I6" office:value-type="string">
            <text:p text:style-name="P87"/>
          </table:table-cell>
          <table:table-cell table:style-name="Tableau4.J6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7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D7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7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8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D8" office:value-type="string">
            <text:p text:style-name="P87"/>
          </table:table-cell>
          <table:table-cell table:style-name="Tableau4.E8" office:value-type="string">
            <text:p text:style-name="P87"/>
          </table:table-cell>
          <table:table-cell table:style-name="Tableau4.F8" office:value-type="string">
            <text:p text:style-name="P87"/>
          </table:table-cell>
          <table:table-cell table:style-name="Tableau4.G8" office:value-type="string">
            <text:p text:style-name="P87"/>
          </table:table-cell>
          <table:table-cell table:style-name="Tableau4.H8" office:value-type="string">
            <text:p text:style-name="P87"/>
          </table:table-cell>
          <table:table-cell table:style-name="Tableau4.I8" office:value-type="string">
            <text:p text:style-name="P87"/>
          </table:table-cell>
          <table:table-cell table:style-name="Tableau4.J8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10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9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J10" office:value-type="string">
            <text:p text:style-name="P87"/>
          </table:table-cell>
          <table:table-cell table:style-name="Tableau4.K2" office:value-type="string">
            <text:p text:style-name="P78"/>
          </table:table-cell>
        </table:table-row>
        <table:table-row table:style-name="Tableau4.1">
          <table:table-cell table:style-name="Tableau4.C2" office:value-type="string">
            <text:p text:style-name="P78"/>
          </table:table-cell>
          <table:table-cell table:style-name="Tableau4.B10" office:value-type="string">
            <text:p text:style-name="P87"/>
          </table:table-cell>
          <table:table-cell table:style-name="Tableau4.C10" office:value-type="string">
            <text:p text:style-name="P87"/>
          </table:table-cell>
          <table:table-cell table:style-name="Tableau4.D10" office:value-type="string">
            <text:p text:style-name="P87"/>
          </table:table-cell>
          <table:table-cell table:style-name="Tableau4.E10" office:value-type="string">
            <text:p text:style-name="P87"/>
          </table:table-cell>
          <table:table-cell table:style-name="Tableau4.F10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H10" office:value-type="string">
            <text:p text:style-name="P87"/>
          </table:table-cell>
          <table:table-cell table:style-name="Tableau4.C2" office:value-type="string">
            <text:p text:style-name="P87"/>
          </table:table-cell>
          <table:table-cell table:style-name="Tableau4.J10" office:value-type="string">
            <text:p text:style-name="P87"/>
          </table:table-cell>
          <table:table-cell table:style-name="Tableau4.K10" office:value-type="string">
            <text:p text:style-name="P70">A</text:p>
          </table:table-cell>
        </table:table-row>
        <table:table-row table:style-name="Tableau4.1"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C2" office:value-type="string">
            <text:p text:style-name="P43"/>
          </table:table-cell>
          <table:table-cell table:style-name="Tableau4.K2" office:value-type="string">
            <text:p text:style-name="P43"/>
          </table:table-cell>
        </table:table-row>
      </table:table>
      <text:p text:style-name="P7"/>
      <text:p text:style-name="P13"><text:span text:style-name="T9">Labyrinthe 11 x 11</text:span><text:span text:style-name="T10"> </text:span><text:span text:style-name="T11">(D = Départ, A = Arrivée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3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K1" office:value-type="string">
            <text:p text:style-name="P21"/>
          </table:table-cell>
        </table:table-row>
        <table:table-row table:style-name="Tableau5.1">
          <table:table-cell table:style-name="Tableau5.A2" office:value-type="string">
            <text:p text:style-name="P86">D</text:p>
          </table:table-cell>
          <table:table-cell table:style-name="Tableau5.A2" office:value-type="string">
            <text:p text:style-name="P69">1<text:span text:style-name="T22">+</text:span><text:span text:style-name="T12">17 <text:s/></text:span><text:span text:style-name="T22">18</text:span></text:p>
          </table:table-cell>
          <table:table-cell table:style-name="Tableau5.C2" office:value-type="string">
            <text:p text:style-name="P87"/>
          </table:table-cell>
          <table:table-cell table:style-name="Tableau5.D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F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2" office:value-type="string">
            <text:p text:style-name="P87"/>
          </table:table-cell>
          <table:table-cell table:style-name="Tableau5.I2" office:value-type="string">
            <text:p text:style-name="P87"/>
          </table:table-cell>
          <table:table-cell table:style-name="Tableau5.J2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3" office:value-type="string">
            <text:p text:style-name="P62">2<text:span text:style-name="T22">+</text:span><text:span text:style-name="T12">16 <text:s/></text:span><text:span text:style-name="T22">18</text:span></text:p>
          </table:table-cell>
          <table:table-cell table:style-name="Tableau5.C2" office:value-type="string">
            <text:p text:style-name="P87"/>
          </table:table-cell>
          <table:table-cell table:style-name="Tableau5.D3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F3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3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4" office:value-type="string">
            <text:p text:style-name="P87"/>
          </table:table-cell>
          <table:table-cell table:style-name="Tableau5.C4" office:value-type="string">
            <text:p text:style-name="P87"/>
          </table:table-cell>
          <table:table-cell table:style-name="Tableau5.D4" office:value-type="string">
            <text:p text:style-name="P87"/>
          </table:table-cell>
          <table:table-cell table:style-name="Tableau5.E4" office:value-type="string">
            <text:p text:style-name="P87"/>
          </table:table-cell>
          <table:table-cell table:style-name="Tableau5.F4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4" office:value-type="string">
            <text:p text:style-name="P87"/>
          </table:table-cell>
          <table:table-cell table:style-name="Tableau5.I4" office:value-type="string">
            <text:p text:style-name="P87"/>
          </table:table-cell>
          <table:table-cell table:style-name="Tableau5.J4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F5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J5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6" office:value-type="string">
            <text:p text:style-name="P87"/>
          </table:table-cell>
          <table:table-cell table:style-name="Tableau5.C6" office:value-type="string">
            <text:p text:style-name="P87"/>
          </table:table-cell>
          <table:table-cell table:style-name="Tableau5.D6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F6" office:value-type="string">
            <text:p text:style-name="P87"/>
          </table:table-cell>
          <table:table-cell table:style-name="Tableau5.G6" office:value-type="string">
            <text:p text:style-name="P87"/>
          </table:table-cell>
          <table:table-cell table:style-name="Tableau5.H6" office:value-type="string">
            <text:p text:style-name="P87"/>
          </table:table-cell>
          <table:table-cell table:style-name="Tableau5.I6" office:value-type="string">
            <text:p text:style-name="P87"/>
          </table:table-cell>
          <table:table-cell table:style-name="Tableau5.J6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7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D7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7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8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D8" office:value-type="string">
            <text:p text:style-name="P87"/>
          </table:table-cell>
          <table:table-cell table:style-name="Tableau5.E8" office:value-type="string">
            <text:p text:style-name="P87"/>
          </table:table-cell>
          <table:table-cell table:style-name="Tableau5.F8" office:value-type="string">
            <text:p text:style-name="P87"/>
          </table:table-cell>
          <table:table-cell table:style-name="Tableau5.G8" office:value-type="string">
            <text:p text:style-name="P87"/>
          </table:table-cell>
          <table:table-cell table:style-name="Tableau5.H8" office:value-type="string">
            <text:p text:style-name="P87"/>
          </table:table-cell>
          <table:table-cell table:style-name="Tableau5.I8" office:value-type="string">
            <text:p text:style-name="P87"/>
          </table:table-cell>
          <table:table-cell table:style-name="Tableau5.J8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10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9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J10" office:value-type="string">
            <text:p text:style-name="P87"/>
          </table:table-cell>
          <table:table-cell table:style-name="Tableau5.K2" office:value-type="string">
            <text:p text:style-name="P78"/>
          </table:table-cell>
        </table:table-row>
        <table:table-row table:style-name="Tableau5.1">
          <table:table-cell table:style-name="Tableau5.C2" office:value-type="string">
            <text:p text:style-name="P78"/>
          </table:table-cell>
          <table:table-cell table:style-name="Tableau5.B10" office:value-type="string">
            <text:p text:style-name="P87"/>
          </table:table-cell>
          <table:table-cell table:style-name="Tableau5.C10" office:value-type="string">
            <text:p text:style-name="P87"/>
          </table:table-cell>
          <table:table-cell table:style-name="Tableau5.D10" office:value-type="string">
            <text:p text:style-name="P87"/>
          </table:table-cell>
          <table:table-cell table:style-name="Tableau5.E10" office:value-type="string">
            <text:p text:style-name="P87"/>
          </table:table-cell>
          <table:table-cell table:style-name="Tableau5.F10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H10" office:value-type="string">
            <text:p text:style-name="P87"/>
          </table:table-cell>
          <table:table-cell table:style-name="Tableau5.C2" office:value-type="string">
            <text:p text:style-name="P87"/>
          </table:table-cell>
          <table:table-cell table:style-name="Tableau5.J10" office:value-type="string">
            <text:p text:style-name="P87"/>
          </table:table-cell>
          <table:table-cell table:style-name="Tableau5.K10" office:value-type="string">
            <text:p text:style-name="P70">A</text:p>
          </table:table-cell>
        </table:table-row>
        <table:table-row table:style-name="Tableau5.1"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C2" office:value-type="string">
            <text:p text:style-name="P43"/>
          </table:table-cell>
          <table:table-cell table:style-name="Tableau5.K2" office:value-type="string">
            <text:p text:style-name="P43"/>
          </table:table-cell>
        </table:table-row>
      </table:table>
      <text:p text:style-name="P7"/>
      <text:p text:style-name="P8"><text:span text:style-name="T3">Labyrinthe 11 x 11</text:span><text:span text:style-name="T1"> </text:span><text:span text:style-name="T2">(D = Départ, A = Arrivée)</text:span></text:p>
      <text:p text:style-name="P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 table:number-columns-repeated="2"/>
        <table:table-column table:style-name="Tableau9.G"/>
        <table:table-column table:style-name="Tableau9.E"/>
        <table:table-column table:style-name="Tableau9.B" table:number-columns-repeated="2"/>
        <table:table-column table:style-name="Tableau9.C"/>
        <table:table-row table:style-name="Tableau9.1"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3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P24"/>
          </table:table-cell>
          <table:table-cell table:style-name="Tableau9.K1" office:value-type="string">
            <text:p text:style-name="P24"/>
          </table:table-cell>
        </table:table-row>
        <table:table-row table:style-name="Tableau9.1">
          <table:table-cell table:style-name="Tableau9.A2" office:value-type="string">
            <text:p text:style-name="P71">D</text:p>
          </table:table-cell>
          <table:table-cell table:style-name="Tableau9.A2" office:value-type="string">
            <text:p text:style-name="P62">1<text:span text:style-name="T22">+</text:span><text:span text:style-name="T12">17 <text:s/></text:span><text:span text:style-name="T22">18</text:span></text:p>
          </table:table-cell>
          <table:table-cell table:style-name="Tableau9.C2" office:value-type="string">
            <text:p text:style-name="P88"/>
          </table:table-cell>
          <table:table-cell table:style-name="Tableau9.D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F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2" office:value-type="string">
            <text:p text:style-name="P88"/>
          </table:table-cell>
          <table:table-cell table:style-name="Tableau9.I2" office:value-type="string">
            <text:p text:style-name="P88"/>
          </table:table-cell>
          <table:table-cell table:style-name="Tableau9.J2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A2" office:value-type="string">
            <text:p text:style-name="P62">2<text:span text:style-name="T22">+</text:span><text:span text:style-name="T12">16 <text:s/></text:span><text:span text:style-name="T22">18</text:span></text:p>
          </table:table-cell>
          <table:table-cell table:style-name="Tableau9.C2" office:value-type="string">
            <text:p text:style-name="P88"/>
          </table:table-cell>
          <table:table-cell table:style-name="Tableau9.D3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F3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3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4" office:value-type="string">
            <text:p text:style-name="P62">3<text:span text:style-name="T22">+</text:span><text:span text:style-name="T12">15 <text:s/></text:span><text:span text:style-name="T22">18</text:span></text:p>
          </table:table-cell>
          <table:table-cell table:style-name="Tableau9.C4" office:value-type="string">
            <text:p text:style-name="P88"/>
          </table:table-cell>
          <table:table-cell table:style-name="Tableau9.D4" office:value-type="string">
            <text:p text:style-name="P88"/>
          </table:table-cell>
          <table:table-cell table:style-name="Tableau9.E4" office:value-type="string">
            <text:p text:style-name="P88"/>
          </table:table-cell>
          <table:table-cell table:style-name="Tableau9.F4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4" office:value-type="string">
            <text:p text:style-name="P88"/>
          </table:table-cell>
          <table:table-cell table:style-name="Tableau9.I4" office:value-type="string">
            <text:p text:style-name="P88"/>
          </table:table-cell>
          <table:table-cell table:style-name="Tableau9.J4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F5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J5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6" office:value-type="string">
            <text:p text:style-name="P88"/>
          </table:table-cell>
          <table:table-cell table:style-name="Tableau9.C6" office:value-type="string">
            <text:p text:style-name="P88"/>
          </table:table-cell>
          <table:table-cell table:style-name="Tableau9.D6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F6" office:value-type="string">
            <text:p text:style-name="P88"/>
          </table:table-cell>
          <table:table-cell table:style-name="Tableau9.G6" office:value-type="string">
            <text:p text:style-name="P88"/>
          </table:table-cell>
          <table:table-cell table:style-name="Tableau9.H6" office:value-type="string">
            <text:p text:style-name="P88"/>
          </table:table-cell>
          <table:table-cell table:style-name="Tableau9.I6" office:value-type="string">
            <text:p text:style-name="P88"/>
          </table:table-cell>
          <table:table-cell table:style-name="Tableau9.J6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7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D7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7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8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D8" office:value-type="string">
            <text:p text:style-name="P88"/>
          </table:table-cell>
          <table:table-cell table:style-name="Tableau9.E8" office:value-type="string">
            <text:p text:style-name="P88"/>
          </table:table-cell>
          <table:table-cell table:style-name="Tableau9.F8" office:value-type="string">
            <text:p text:style-name="P88"/>
          </table:table-cell>
          <table:table-cell table:style-name="Tableau9.G8" office:value-type="string">
            <text:p text:style-name="P88"/>
          </table:table-cell>
          <table:table-cell table:style-name="Tableau9.H8" office:value-type="string">
            <text:p text:style-name="P88"/>
          </table:table-cell>
          <table:table-cell table:style-name="Tableau9.I8" office:value-type="string">
            <text:p text:style-name="P88"/>
          </table:table-cell>
          <table:table-cell table:style-name="Tableau9.J8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10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9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J10" office:value-type="string">
            <text:p text:style-name="P88"/>
          </table:table-cell>
          <table:table-cell table:style-name="Tableau9.K2" office:value-type="string">
            <text:p text:style-name="P79"/>
          </table:table-cell>
        </table:table-row>
        <table:table-row table:style-name="Tableau9.1">
          <table:table-cell table:style-name="Tableau9.C2" office:value-type="string">
            <text:p text:style-name="P79"/>
          </table:table-cell>
          <table:table-cell table:style-name="Tableau9.B10" office:value-type="string">
            <text:p text:style-name="P88"/>
          </table:table-cell>
          <table:table-cell table:style-name="Tableau9.C10" office:value-type="string">
            <text:p text:style-name="P88"/>
          </table:table-cell>
          <table:table-cell table:style-name="Tableau9.D10" office:value-type="string">
            <text:p text:style-name="P88"/>
          </table:table-cell>
          <table:table-cell table:style-name="Tableau9.E10" office:value-type="string">
            <text:p text:style-name="P88"/>
          </table:table-cell>
          <table:table-cell table:style-name="Tableau9.F10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H10" office:value-type="string">
            <text:p text:style-name="P88"/>
          </table:table-cell>
          <table:table-cell table:style-name="Tableau9.C2" office:value-type="string">
            <text:p text:style-name="P88"/>
          </table:table-cell>
          <table:table-cell table:style-name="Tableau9.J10" office:value-type="string">
            <text:p text:style-name="P88"/>
          </table:table-cell>
          <table:table-cell table:style-name="Tableau9.K10" office:value-type="string">
            <text:p text:style-name="P71">A</text:p>
          </table:table-cell>
        </table:table-row>
        <table:table-row table:style-name="Tableau9.1"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K2" office:value-type="string">
            <text:p text:style-name="P46"/>
          </table:table-cell>
        </table:table-row>
      </table:table>
      <text:p text:style-name="P14"/>
      <text:p text:style-name="P1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E" table:number-columns-repeated="2"/>
        <table:table-column table:style-name="Tableau10.G"/>
        <table:table-column table:style-name="Tableau10.E"/>
        <table:table-column table:style-name="Tableau10.B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3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P24"/>
          </table:table-cell>
          <table:table-cell table:style-name="Tableau10.K1" office:value-type="string">
            <text:p text:style-name="P24"/>
          </table:table-cell>
        </table:table-row>
        <table:table-row table:style-name="Tableau10.1">
          <table:table-cell table:style-name="Tableau10.A2" office:value-type="string">
            <text:p text:style-name="P71">D</text:p>
          </table:table-cell>
          <table:table-cell table:style-name="Tableau10.A2" office:value-type="string">
            <text:p text:style-name="P62">1<text:span text:style-name="T22">+</text:span><text:span text:style-name="T12">17 <text:s/></text:span><text:span text:style-name="T22">18</text:span></text:p>
          </table:table-cell>
          <table:table-cell table:style-name="Tableau10.C2" office:value-type="string">
            <text:p text:style-name="P88"/>
          </table:table-cell>
          <table:table-cell table:style-name="Tableau10.D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F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2" office:value-type="string">
            <text:p text:style-name="P88"/>
          </table:table-cell>
          <table:table-cell table:style-name="Tableau10.I2" office:value-type="string">
            <text:p text:style-name="P88"/>
          </table:table-cell>
          <table:table-cell table:style-name="Tableau10.J2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A2" office:value-type="string">
            <text:p text:style-name="P62">2<text:span text:style-name="T22">+</text:span><text:span text:style-name="T12">16 <text:s/></text:span><text:span text:style-name="T22">18</text:span></text:p>
          </table:table-cell>
          <table:table-cell table:style-name="Tableau10.C2" office:value-type="string">
            <text:p text:style-name="P88"/>
          </table:table-cell>
          <table:table-cell table:style-name="Tableau10.D3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F3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3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A2" office:value-type="string">
            <text:p text:style-name="P62">3<text:span text:style-name="T22">+</text:span><text:span text:style-name="T12">15 <text:s/></text:span><text:span text:style-name="T22">18</text:span></text:p>
          </table:table-cell>
          <table:table-cell table:style-name="Tableau10.C4" office:value-type="string">
            <text:p text:style-name="P62">4<text:span text:style-name="T22">+</text:span><text:span text:style-name="T12">14 <text:s/></text:span><text:span text:style-name="T22">18</text:span></text:p>
          </table:table-cell>
          <table:table-cell table:style-name="Tableau10.D4" office:value-type="string">
            <text:p text:style-name="P88"/>
          </table:table-cell>
          <table:table-cell table:style-name="Tableau10.E4" office:value-type="string">
            <text:p text:style-name="P88"/>
          </table:table-cell>
          <table:table-cell table:style-name="Tableau10.F4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4" office:value-type="string">
            <text:p text:style-name="P88"/>
          </table:table-cell>
          <table:table-cell table:style-name="Tableau10.I4" office:value-type="string">
            <text:p text:style-name="P88"/>
          </table:table-cell>
          <table:table-cell table:style-name="Tableau10.J4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F5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J5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B6" office:value-type="string">
            <text:p text:style-name="P88"/>
          </table:table-cell>
          <table:table-cell table:style-name="Tableau10.C6" office:value-type="string">
            <text:p text:style-name="P88"/>
          </table:table-cell>
          <table:table-cell table:style-name="Tableau10.D6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F6" office:value-type="string">
            <text:p text:style-name="P88"/>
          </table:table-cell>
          <table:table-cell table:style-name="Tableau10.G6" office:value-type="string">
            <text:p text:style-name="P88"/>
          </table:table-cell>
          <table:table-cell table:style-name="Tableau10.H6" office:value-type="string">
            <text:p text:style-name="P88"/>
          </table:table-cell>
          <table:table-cell table:style-name="Tableau10.I6" office:value-type="string">
            <text:p text:style-name="P88"/>
          </table:table-cell>
          <table:table-cell table:style-name="Tableau10.J6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B7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D7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7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B8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D8" office:value-type="string">
            <text:p text:style-name="P88"/>
          </table:table-cell>
          <table:table-cell table:style-name="Tableau10.E8" office:value-type="string">
            <text:p text:style-name="P88"/>
          </table:table-cell>
          <table:table-cell table:style-name="Tableau10.F8" office:value-type="string">
            <text:p text:style-name="P88"/>
          </table:table-cell>
          <table:table-cell table:style-name="Tableau10.G8" office:value-type="string">
            <text:p text:style-name="P88"/>
          </table:table-cell>
          <table:table-cell table:style-name="Tableau10.H8" office:value-type="string">
            <text:p text:style-name="P88"/>
          </table:table-cell>
          <table:table-cell table:style-name="Tableau10.I8" office:value-type="string">
            <text:p text:style-name="P88"/>
          </table:table-cell>
          <table:table-cell table:style-name="Tableau10.J8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B10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9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J10" office:value-type="string">
            <text:p text:style-name="P88"/>
          </table:table-cell>
          <table:table-cell table:style-name="Tableau10.K2" office:value-type="string">
            <text:p text:style-name="P79"/>
          </table:table-cell>
        </table:table-row>
        <table:table-row table:style-name="Tableau10.1">
          <table:table-cell table:style-name="Tableau10.C2" office:value-type="string">
            <text:p text:style-name="P79"/>
          </table:table-cell>
          <table:table-cell table:style-name="Tableau10.B10" office:value-type="string">
            <text:p text:style-name="P88"/>
          </table:table-cell>
          <table:table-cell table:style-name="Tableau10.C10" office:value-type="string">
            <text:p text:style-name="P88"/>
          </table:table-cell>
          <table:table-cell table:style-name="Tableau10.D10" office:value-type="string">
            <text:p text:style-name="P88"/>
          </table:table-cell>
          <table:table-cell table:style-name="Tableau10.E10" office:value-type="string">
            <text:p text:style-name="P88"/>
          </table:table-cell>
          <table:table-cell table:style-name="Tableau10.F10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H10" office:value-type="string">
            <text:p text:style-name="P88"/>
          </table:table-cell>
          <table:table-cell table:style-name="Tableau10.C2" office:value-type="string">
            <text:p text:style-name="P88"/>
          </table:table-cell>
          <table:table-cell table:style-name="Tableau10.J10" office:value-type="string">
            <text:p text:style-name="P88"/>
          </table:table-cell>
          <table:table-cell table:style-name="Tableau10.K10" office:value-type="string">
            <text:p text:style-name="P71">A</text:p>
          </table:table-cell>
        </table:table-row>
        <table:table-row table:style-name="Tableau10.1"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C2" office:value-type="string">
            <text:p text:style-name="P46"/>
          </table:table-cell>
          <table:table-cell table:style-name="Tableau10.K2" office:value-type="string">
            <text:p text:style-name="P46"/>
          </table:table-cell>
        </table:table-row>
      </table:table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E" table:number-columns-repeated="2"/>
        <table:table-column table:style-name="Tableau11.G"/>
        <table:table-column table:style-name="Tableau11.E"/>
        <table:table-column table:style-name="Tableau11.B" table:number-columns-repeated="2"/>
        <table:table-column table:style-name="Tableau11.C"/>
        <table:table-row table:style-name="Tableau11.1"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3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P24"/>
          </table:table-cell>
          <table:table-cell table:style-name="Tableau11.K1" office:value-type="string">
            <text:p text:style-name="P24"/>
          </table:table-cell>
        </table:table-row>
        <table:table-row table:style-name="Tableau11.1">
          <table:table-cell table:style-name="Tableau11.A2" office:value-type="string">
            <text:p text:style-name="P71">D</text:p>
          </table:table-cell>
          <table:table-cell table:style-name="Tableau11.A2" office:value-type="string">
            <text:p text:style-name="P62">1<text:span text:style-name="T22">+</text:span><text:span text:style-name="T12">17 <text:s/></text:span><text:span text:style-name="T22">18</text:span></text:p>
          </table:table-cell>
          <table:table-cell table:style-name="Tableau11.C2" office:value-type="string">
            <text:p text:style-name="P88"/>
          </table:table-cell>
          <table:table-cell table:style-name="Tableau11.D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F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2" office:value-type="string">
            <text:p text:style-name="P88"/>
          </table:table-cell>
          <table:table-cell table:style-name="Tableau11.I2" office:value-type="string">
            <text:p text:style-name="P88"/>
          </table:table-cell>
          <table:table-cell table:style-name="Tableau11.J2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A2" office:value-type="string">
            <text:p text:style-name="P62">2<text:span text:style-name="T22">+</text:span><text:span text:style-name="T12">16 <text:s/></text:span><text:span text:style-name="T22">18</text:span></text:p>
          </table:table-cell>
          <table:table-cell table:style-name="Tableau11.C2" office:value-type="string">
            <text:p text:style-name="P88"/>
          </table:table-cell>
          <table:table-cell table:style-name="Tableau11.D3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F3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3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A2" office:value-type="string">
            <text:p text:style-name="P62">3<text:span text:style-name="T22">+</text:span><text:span text:style-name="T12">15 <text:s/></text:span><text:span text:style-name="T22">18</text:span></text:p>
          </table:table-cell>
          <table:table-cell table:style-name="Tableau11.A2" office:value-type="string">
            <text:p text:style-name="P62">4<text:span text:style-name="T22">+</text:span><text:span text:style-name="T12">14 <text:s/></text:span><text:span text:style-name="T22">18</text:span></text:p>
          </table:table-cell>
          <table:table-cell table:style-name="Tableau11.D4" office:value-type="string">
            <text:p text:style-name="P62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1.E4" office:value-type="string">
            <text:p text:style-name="P88"/>
          </table:table-cell>
          <table:table-cell table:style-name="Tableau11.F4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4" office:value-type="string">
            <text:p text:style-name="P88"/>
          </table:table-cell>
          <table:table-cell table:style-name="Tableau11.I4" office:value-type="string">
            <text:p text:style-name="P88"/>
          </table:table-cell>
          <table:table-cell table:style-name="Tableau11.J4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F5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J5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B6" office:value-type="string">
            <text:p text:style-name="P88"/>
          </table:table-cell>
          <table:table-cell table:style-name="Tableau11.C6" office:value-type="string">
            <text:p text:style-name="P88"/>
          </table:table-cell>
          <table:table-cell table:style-name="Tableau11.D6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F6" office:value-type="string">
            <text:p text:style-name="P88"/>
          </table:table-cell>
          <table:table-cell table:style-name="Tableau11.G6" office:value-type="string">
            <text:p text:style-name="P88"/>
          </table:table-cell>
          <table:table-cell table:style-name="Tableau11.H6" office:value-type="string">
            <text:p text:style-name="P88"/>
          </table:table-cell>
          <table:table-cell table:style-name="Tableau11.I6" office:value-type="string">
            <text:p text:style-name="P88"/>
          </table:table-cell>
          <table:table-cell table:style-name="Tableau11.J6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B7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D7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7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B8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D8" office:value-type="string">
            <text:p text:style-name="P88"/>
          </table:table-cell>
          <table:table-cell table:style-name="Tableau11.E8" office:value-type="string">
            <text:p text:style-name="P88"/>
          </table:table-cell>
          <table:table-cell table:style-name="Tableau11.F8" office:value-type="string">
            <text:p text:style-name="P88"/>
          </table:table-cell>
          <table:table-cell table:style-name="Tableau11.G8" office:value-type="string">
            <text:p text:style-name="P88"/>
          </table:table-cell>
          <table:table-cell table:style-name="Tableau11.H8" office:value-type="string">
            <text:p text:style-name="P88"/>
          </table:table-cell>
          <table:table-cell table:style-name="Tableau11.I8" office:value-type="string">
            <text:p text:style-name="P88"/>
          </table:table-cell>
          <table:table-cell table:style-name="Tableau11.J8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B10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9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J10" office:value-type="string">
            <text:p text:style-name="P88"/>
          </table:table-cell>
          <table:table-cell table:style-name="Tableau11.K2" office:value-type="string">
            <text:p text:style-name="P79"/>
          </table:table-cell>
        </table:table-row>
        <table:table-row table:style-name="Tableau11.1">
          <table:table-cell table:style-name="Tableau11.C2" office:value-type="string">
            <text:p text:style-name="P79"/>
          </table:table-cell>
          <table:table-cell table:style-name="Tableau11.B10" office:value-type="string">
            <text:p text:style-name="P88"/>
          </table:table-cell>
          <table:table-cell table:style-name="Tableau11.C10" office:value-type="string">
            <text:p text:style-name="P88"/>
          </table:table-cell>
          <table:table-cell table:style-name="Tableau11.D10" office:value-type="string">
            <text:p text:style-name="P88"/>
          </table:table-cell>
          <table:table-cell table:style-name="Tableau11.E10" office:value-type="string">
            <text:p text:style-name="P88"/>
          </table:table-cell>
          <table:table-cell table:style-name="Tableau11.F10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H10" office:value-type="string">
            <text:p text:style-name="P88"/>
          </table:table-cell>
          <table:table-cell table:style-name="Tableau11.C2" office:value-type="string">
            <text:p text:style-name="P88"/>
          </table:table-cell>
          <table:table-cell table:style-name="Tableau11.J10" office:value-type="string">
            <text:p text:style-name="P88"/>
          </table:table-cell>
          <table:table-cell table:style-name="Tableau11.K10" office:value-type="string">
            <text:p text:style-name="P71">A</text:p>
          </table:table-cell>
        </table:table-row>
        <table:table-row table:style-name="Tableau11.1"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C2" office:value-type="string">
            <text:p text:style-name="P46"/>
          </table:table-cell>
          <table:table-cell table:style-name="Tableau11.K2" office:value-type="string">
            <text:p text:style-name="P46"/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E" table:number-columns-repeated="2"/>
        <table:table-column table:style-name="Tableau12.G"/>
        <table:table-column table:style-name="Tableau12.E"/>
        <table:table-column table:style-name="Tableau12.B" table:number-columns-repeated="2"/>
        <table:table-column table:style-name="Tableau12.C"/>
        <table:table-row table:style-name="Tableau12.1"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3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A1" office:value-type="string">
            <text:p text:style-name="P25"/>
          </table:table-cell>
          <table:table-cell table:style-name="Tableau12.K1" office:value-type="string">
            <text:p text:style-name="P25"/>
          </table:table-cell>
        </table:table-row>
        <table:table-row table:style-name="Tableau12.1">
          <table:table-cell table:style-name="Tableau12.A2" office:value-type="string">
            <text:p text:style-name="P72">D</text:p>
          </table:table-cell>
          <table:table-cell table:style-name="Tableau12.A2" office:value-type="string">
            <text:p text:style-name="P63">1<text:span text:style-name="T22">+</text:span><text:span text:style-name="T12">17 <text:s/></text:span><text:span text:style-name="T22">18</text:span></text:p>
          </table:table-cell>
          <table:table-cell table:style-name="Tableau12.C2" office:value-type="string">
            <text:p text:style-name="P89"/>
          </table:table-cell>
          <table:table-cell table:style-name="Tableau12.D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F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2" office:value-type="string">
            <text:p text:style-name="P89"/>
          </table:table-cell>
          <table:table-cell table:style-name="Tableau12.I2" office:value-type="string">
            <text:p text:style-name="P89"/>
          </table:table-cell>
          <table:table-cell table:style-name="Tableau12.J2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A2" office:value-type="string">
            <text:p text:style-name="P63">2<text:span text:style-name="T22">+</text:span><text:span text:style-name="T12">16 <text:s/></text:span><text:span text:style-name="T22">18</text:span></text:p>
          </table:table-cell>
          <table:table-cell table:style-name="Tableau12.C2" office:value-type="string">
            <text:p text:style-name="P89"/>
          </table:table-cell>
          <table:table-cell table:style-name="Tableau12.D3" office:value-type="string">
            <text:p text:style-name="P63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2.C2" office:value-type="string">
            <text:p text:style-name="P89"/>
          </table:table-cell>
          <table:table-cell table:style-name="Tableau12.F3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3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A2" office:value-type="string">
            <text:p text:style-name="P63">3<text:span text:style-name="T22">+</text:span><text:span text:style-name="T12">15 <text:s/></text:span><text:span text:style-name="T22">18</text:span></text:p>
          </table:table-cell>
          <table:table-cell table:style-name="Tableau12.A2" office:value-type="string">
            <text:p text:style-name="P63">4<text:span text:style-name="T22">+</text:span><text:span text:style-name="T12">14 <text:s/></text:span><text:span text:style-name="T22">18</text:span></text:p>
          </table:table-cell>
          <table:table-cell table:style-name="Tableau12.A2" office:value-type="string">
            <text:p text:style-name="P63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2.D3" office:value-type="string">
            <text:p text:style-name="P63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2.F4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4" office:value-type="string">
            <text:p text:style-name="P89"/>
          </table:table-cell>
          <table:table-cell table:style-name="Tableau12.I4" office:value-type="string">
            <text:p text:style-name="P89"/>
          </table:table-cell>
          <table:table-cell table:style-name="Tableau12.J4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F5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J5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B6" office:value-type="string">
            <text:p text:style-name="P89"/>
          </table:table-cell>
          <table:table-cell table:style-name="Tableau12.C6" office:value-type="string">
            <text:p text:style-name="P89"/>
          </table:table-cell>
          <table:table-cell table:style-name="Tableau12.D6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F6" office:value-type="string">
            <text:p text:style-name="P89"/>
          </table:table-cell>
          <table:table-cell table:style-name="Tableau12.G6" office:value-type="string">
            <text:p text:style-name="P89"/>
          </table:table-cell>
          <table:table-cell table:style-name="Tableau12.H6" office:value-type="string">
            <text:p text:style-name="P89"/>
          </table:table-cell>
          <table:table-cell table:style-name="Tableau12.I6" office:value-type="string">
            <text:p text:style-name="P89"/>
          </table:table-cell>
          <table:table-cell table:style-name="Tableau12.J6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B7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D7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7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B8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D8" office:value-type="string">
            <text:p text:style-name="P89"/>
          </table:table-cell>
          <table:table-cell table:style-name="Tableau12.E8" office:value-type="string">
            <text:p text:style-name="P89"/>
          </table:table-cell>
          <table:table-cell table:style-name="Tableau12.F8" office:value-type="string">
            <text:p text:style-name="P89"/>
          </table:table-cell>
          <table:table-cell table:style-name="Tableau12.G8" office:value-type="string">
            <text:p text:style-name="P89"/>
          </table:table-cell>
          <table:table-cell table:style-name="Tableau12.H8" office:value-type="string">
            <text:p text:style-name="P89"/>
          </table:table-cell>
          <table:table-cell table:style-name="Tableau12.I8" office:value-type="string">
            <text:p text:style-name="P89"/>
          </table:table-cell>
          <table:table-cell table:style-name="Tableau12.J8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B10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9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J10" office:value-type="string">
            <text:p text:style-name="P89"/>
          </table:table-cell>
          <table:table-cell table:style-name="Tableau12.K2" office:value-type="string">
            <text:p text:style-name="P80"/>
          </table:table-cell>
        </table:table-row>
        <table:table-row table:style-name="Tableau12.1">
          <table:table-cell table:style-name="Tableau12.C2" office:value-type="string">
            <text:p text:style-name="P80"/>
          </table:table-cell>
          <table:table-cell table:style-name="Tableau12.B10" office:value-type="string">
            <text:p text:style-name="P89"/>
          </table:table-cell>
          <table:table-cell table:style-name="Tableau12.C10" office:value-type="string">
            <text:p text:style-name="P89"/>
          </table:table-cell>
          <table:table-cell table:style-name="Tableau12.D10" office:value-type="string">
            <text:p text:style-name="P89"/>
          </table:table-cell>
          <table:table-cell table:style-name="Tableau12.E10" office:value-type="string">
            <text:p text:style-name="P89"/>
          </table:table-cell>
          <table:table-cell table:style-name="Tableau12.F10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H10" office:value-type="string">
            <text:p text:style-name="P89"/>
          </table:table-cell>
          <table:table-cell table:style-name="Tableau12.C2" office:value-type="string">
            <text:p text:style-name="P89"/>
          </table:table-cell>
          <table:table-cell table:style-name="Tableau12.J10" office:value-type="string">
            <text:p text:style-name="P89"/>
          </table:table-cell>
          <table:table-cell table:style-name="Tableau12.K10" office:value-type="string">
            <text:p text:style-name="P72">A</text:p>
          </table:table-cell>
        </table:table-row>
        <table:table-row table:style-name="Tableau12.1"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C2" office:value-type="string">
            <text:p text:style-name="P47"/>
          </table:table-cell>
          <table:table-cell table:style-name="Tableau12.K2" office:value-type="string">
            <text:p text:style-name="P47"/>
          </table:table-cell>
        </table:table-row>
      </table:table>
      <text:p text:style-name="P15"/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B"/>
        <table:table-column table:style-name="Tableau53.E" table:number-columns-repeated="2"/>
        <table:table-column table:style-name="Tableau53.G"/>
        <table:table-column table:style-name="Tableau53.E"/>
        <table:table-column table:style-name="Tableau53.B" table:number-columns-repeated="2"/>
        <table:table-column table:style-name="Tableau53.C"/>
        <table:table-row table:style-name="Tableau53.1"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3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A1" office:value-type="string">
            <text:p text:style-name="P29"/>
          </table:table-cell>
          <table:table-cell table:style-name="Tableau53.K1" office:value-type="string">
            <text:p text:style-name="P29"/>
          </table:table-cell>
        </table:table-row>
        <table:table-row table:style-name="Tableau53.1">
          <table:table-cell table:style-name="Tableau53.A2" office:value-type="string">
            <text:p text:style-name="P76">D</text:p>
          </table:table-cell>
          <table:table-cell table:style-name="Tableau53.A2" office:value-type="string">
            <text:p text:style-name="P67">1<text:span text:style-name="T22">+</text:span><text:span text:style-name="T12">17 <text:s/></text:span><text:span text:style-name="T22">18</text:span></text:p>
          </table:table-cell>
          <table:table-cell table:style-name="Tableau53.C2" office:value-type="string">
            <text:p text:style-name="P93"/>
          </table:table-cell>
          <table:table-cell table:style-name="Tableau53.D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F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H2" office:value-type="string">
            <text:p text:style-name="P93"/>
          </table:table-cell>
          <table:table-cell table:style-name="Tableau53.I2" office:value-type="string">
            <text:p text:style-name="P93"/>
          </table:table-cell>
          <table:table-cell table:style-name="Tableau53.J2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A2" office:value-type="string">
            <text:p text:style-name="P67">2<text:span text:style-name="T22">+</text:span><text:span text:style-name="T12">16 <text:s/></text:span><text:span text:style-name="T22">18</text:span></text:p>
          </table:table-cell>
          <table:table-cell table:style-name="Tableau53.C2" office:value-type="string">
            <text:p text:style-name="P93"/>
          </table:table-cell>
          <table:table-cell table:style-name="Tableau53.D3" office:value-type="string">
            <text:p text:style-name="P67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3.C2" office:value-type="string">
            <text:p text:style-name="P93"/>
          </table:table-cell>
          <table:table-cell table:style-name="Tableau53.F3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H3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A2" office:value-type="string">
            <text:p text:style-name="P67">3<text:span text:style-name="T22">+</text:span><text:span text:style-name="T12">15 <text:s/></text:span><text:span text:style-name="T22">18</text:span></text:p>
          </table:table-cell>
          <table:table-cell table:style-name="Tableau53.A2" office:value-type="string">
            <text:p text:style-name="P67">4<text:span text:style-name="T22">+</text:span><text:span text:style-name="T12">14 <text:s/></text:span><text:span text:style-name="T22">18</text:span></text:p>
          </table:table-cell>
          <table:table-cell table:style-name="Tableau53.A2" office:value-type="string">
            <text:p text:style-name="P67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3.A2" office:value-type="string">
            <text:p text:style-name="P67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3.D3" office:value-type="string">
            <text:p text:style-name="P67"><text:span text:style-name="T28">7</text:span><text:span text:style-name="T22">+</text:span><text:span text:style-name="T12">1</text:span><text:span text:style-name="T19">1</text:span><text:span text:style-name="T12"> </text:span><text:span text:style-name="T22">18</text:span></text:p>
          </table:table-cell>
          <table:table-cell table:style-name="Tableau53.C2" office:value-type="string">
            <text:p text:style-name="P93"/>
          </table:table-cell>
          <table:table-cell table:style-name="Tableau53.H4" office:value-type="string">
            <text:p text:style-name="P93"/>
          </table:table-cell>
          <table:table-cell table:style-name="Tableau53.I4" office:value-type="string">
            <text:p text:style-name="P93"/>
          </table:table-cell>
          <table:table-cell table:style-name="Tableau53.J4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F5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J5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B6" office:value-type="string">
            <text:p text:style-name="P93"/>
          </table:table-cell>
          <table:table-cell table:style-name="Tableau53.C6" office:value-type="string">
            <text:p text:style-name="P93"/>
          </table:table-cell>
          <table:table-cell table:style-name="Tableau53.D6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F6" office:value-type="string">
            <text:p text:style-name="P93"/>
          </table:table-cell>
          <table:table-cell table:style-name="Tableau53.G6" office:value-type="string">
            <text:p text:style-name="P93"/>
          </table:table-cell>
          <table:table-cell table:style-name="Tableau53.H6" office:value-type="string">
            <text:p text:style-name="P93"/>
          </table:table-cell>
          <table:table-cell table:style-name="Tableau53.I6" office:value-type="string">
            <text:p text:style-name="P93"/>
          </table:table-cell>
          <table:table-cell table:style-name="Tableau53.J6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B7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D7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H7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B8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D8" office:value-type="string">
            <text:p text:style-name="P93"/>
          </table:table-cell>
          <table:table-cell table:style-name="Tableau53.E8" office:value-type="string">
            <text:p text:style-name="P93"/>
          </table:table-cell>
          <table:table-cell table:style-name="Tableau53.F8" office:value-type="string">
            <text:p text:style-name="P93"/>
          </table:table-cell>
          <table:table-cell table:style-name="Tableau53.G8" office:value-type="string">
            <text:p text:style-name="P93"/>
          </table:table-cell>
          <table:table-cell table:style-name="Tableau53.H8" office:value-type="string">
            <text:p text:style-name="P93"/>
          </table:table-cell>
          <table:table-cell table:style-name="Tableau53.I8" office:value-type="string">
            <text:p text:style-name="P93"/>
          </table:table-cell>
          <table:table-cell table:style-name="Tableau53.J8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B10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H9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J10" office:value-type="string">
            <text:p text:style-name="P93"/>
          </table:table-cell>
          <table:table-cell table:style-name="Tableau53.K2" office:value-type="string">
            <text:p text:style-name="P84"/>
          </table:table-cell>
        </table:table-row>
        <table:table-row table:style-name="Tableau53.1">
          <table:table-cell table:style-name="Tableau53.C2" office:value-type="string">
            <text:p text:style-name="P84"/>
          </table:table-cell>
          <table:table-cell table:style-name="Tableau53.B10" office:value-type="string">
            <text:p text:style-name="P93"/>
          </table:table-cell>
          <table:table-cell table:style-name="Tableau53.C10" office:value-type="string">
            <text:p text:style-name="P93"/>
          </table:table-cell>
          <table:table-cell table:style-name="Tableau53.D10" office:value-type="string">
            <text:p text:style-name="P93"/>
          </table:table-cell>
          <table:table-cell table:style-name="Tableau53.E10" office:value-type="string">
            <text:p text:style-name="P93"/>
          </table:table-cell>
          <table:table-cell table:style-name="Tableau53.F10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H10" office:value-type="string">
            <text:p text:style-name="P93"/>
          </table:table-cell>
          <table:table-cell table:style-name="Tableau53.C2" office:value-type="string">
            <text:p text:style-name="P93"/>
          </table:table-cell>
          <table:table-cell table:style-name="Tableau53.J10" office:value-type="string">
            <text:p text:style-name="P93"/>
          </table:table-cell>
          <table:table-cell table:style-name="Tableau53.K10" office:value-type="string">
            <text:p text:style-name="P76">A</text:p>
          </table:table-cell>
        </table:table-row>
        <table:table-row table:style-name="Tableau53.1"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C2" office:value-type="string">
            <text:p text:style-name="P51"/>
          </table:table-cell>
          <table:table-cell table:style-name="Tableau53.K2" office:value-type="string">
            <text:p text:style-name="P51"/>
          </table:table-cell>
        </table:table-row>
      </table:table>
      <text:p text:style-name="P19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 table:number-columns-repeated="2"/>
        <table:table-column table:style-name="Tableau13.G"/>
        <table:table-column table:style-name="Tableau13.E"/>
        <table:table-column table:style-name="Tableau13.B" table:number-columns-repeated="2"/>
        <table:table-column table:style-name="Tableau13.C"/>
        <table:table-row table:style-name="Tableau13.1"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3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A1" office:value-type="string">
            <text:p text:style-name="P25"/>
          </table:table-cell>
          <table:table-cell table:style-name="Tableau13.K1" office:value-type="string">
            <text:p text:style-name="P25"/>
          </table:table-cell>
        </table:table-row>
        <table:table-row table:style-name="Tableau13.1">
          <table:table-cell table:style-name="Tableau13.A2" office:value-type="string">
            <text:p text:style-name="P72">D</text:p>
          </table:table-cell>
          <table:table-cell table:style-name="Tableau13.A2" office:value-type="string">
            <text:p text:style-name="P63">1<text:span text:style-name="T22">+</text:span><text:span text:style-name="T12">17 <text:s/></text:span><text:span text:style-name="T22">18</text:span></text:p>
          </table:table-cell>
          <table:table-cell table:style-name="Tableau13.C2" office:value-type="string">
            <text:p text:style-name="P89"/>
          </table:table-cell>
          <table:table-cell table:style-name="Tableau13.D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F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H2" office:value-type="string">
            <text:p text:style-name="P89"/>
          </table:table-cell>
          <table:table-cell table:style-name="Tableau13.I2" office:value-type="string">
            <text:p text:style-name="P89"/>
          </table:table-cell>
          <table:table-cell table:style-name="Tableau13.J2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A2" office:value-type="string">
            <text:p text:style-name="P63">2<text:span text:style-name="T22">+</text:span><text:span text:style-name="T12">16 <text:s/></text:span><text:span text:style-name="T22">18</text:span></text:p>
          </table:table-cell>
          <table:table-cell table:style-name="Tableau13.C2" office:value-type="string">
            <text:p text:style-name="P89"/>
          </table:table-cell>
          <table:table-cell table:style-name="Tableau13.D3" office:value-type="string">
            <text:p text:style-name="P63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3.C2" office:value-type="string">
            <text:p text:style-name="P89"/>
          </table:table-cell>
          <table:table-cell table:style-name="Tableau13.D3" office:value-type="string">
            <text:p text:style-name="P63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3.C2" office:value-type="string">
            <text:p text:style-name="P89"/>
          </table:table-cell>
          <table:table-cell table:style-name="Tableau13.H3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A2" office:value-type="string">
            <text:p text:style-name="P63">3<text:span text:style-name="T22">+</text:span><text:span text:style-name="T12">15 <text:s/></text:span><text:span text:style-name="T22">18</text:span></text:p>
          </table:table-cell>
          <table:table-cell table:style-name="Tableau13.A2" office:value-type="string">
            <text:p text:style-name="P63">4<text:span text:style-name="T22">+</text:span><text:span text:style-name="T12">14 <text:s/></text:span><text:span text:style-name="T22">18</text:span></text:p>
          </table:table-cell>
          <table:table-cell table:style-name="Tableau13.A2" office:value-type="string">
            <text:p text:style-name="P63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3.A2" office:value-type="string">
            <text:p text:style-name="P63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3.A2" office:value-type="string">
            <text:p text:style-name="P63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3.C2" office:value-type="string">
            <text:p text:style-name="P89"/>
          </table:table-cell>
          <table:table-cell table:style-name="Tableau13.H4" office:value-type="string">
            <text:p text:style-name="P89"/>
          </table:table-cell>
          <table:table-cell table:style-name="Tableau13.I4" office:value-type="string">
            <text:p text:style-name="P89"/>
          </table:table-cell>
          <table:table-cell table:style-name="Tableau13.J4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D3" office:value-type="string">
            <text:p text:style-name="P63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J5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B6" office:value-type="string">
            <text:p text:style-name="P89"/>
          </table:table-cell>
          <table:table-cell table:style-name="Tableau13.C6" office:value-type="string">
            <text:p text:style-name="P89"/>
          </table:table-cell>
          <table:table-cell table:style-name="Tableau13.D6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F6" office:value-type="string">
            <text:p text:style-name="P89"/>
          </table:table-cell>
          <table:table-cell table:style-name="Tableau13.G6" office:value-type="string">
            <text:p text:style-name="P89"/>
          </table:table-cell>
          <table:table-cell table:style-name="Tableau13.H6" office:value-type="string">
            <text:p text:style-name="P89"/>
          </table:table-cell>
          <table:table-cell table:style-name="Tableau13.I6" office:value-type="string">
            <text:p text:style-name="P89"/>
          </table:table-cell>
          <table:table-cell table:style-name="Tableau13.J6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B7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D7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H7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B8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D8" office:value-type="string">
            <text:p text:style-name="P89"/>
          </table:table-cell>
          <table:table-cell table:style-name="Tableau13.E8" office:value-type="string">
            <text:p text:style-name="P89"/>
          </table:table-cell>
          <table:table-cell table:style-name="Tableau13.F8" office:value-type="string">
            <text:p text:style-name="P89"/>
          </table:table-cell>
          <table:table-cell table:style-name="Tableau13.G8" office:value-type="string">
            <text:p text:style-name="P89"/>
          </table:table-cell>
          <table:table-cell table:style-name="Tableau13.H8" office:value-type="string">
            <text:p text:style-name="P89"/>
          </table:table-cell>
          <table:table-cell table:style-name="Tableau13.I8" office:value-type="string">
            <text:p text:style-name="P89"/>
          </table:table-cell>
          <table:table-cell table:style-name="Tableau13.J8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B10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H9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J10" office:value-type="string">
            <text:p text:style-name="P89"/>
          </table:table-cell>
          <table:table-cell table:style-name="Tableau13.K2" office:value-type="string">
            <text:p text:style-name="P80"/>
          </table:table-cell>
        </table:table-row>
        <table:table-row table:style-name="Tableau13.1">
          <table:table-cell table:style-name="Tableau13.C2" office:value-type="string">
            <text:p text:style-name="P80"/>
          </table:table-cell>
          <table:table-cell table:style-name="Tableau13.B10" office:value-type="string">
            <text:p text:style-name="P89"/>
          </table:table-cell>
          <table:table-cell table:style-name="Tableau13.C10" office:value-type="string">
            <text:p text:style-name="P89"/>
          </table:table-cell>
          <table:table-cell table:style-name="Tableau13.D10" office:value-type="string">
            <text:p text:style-name="P89"/>
          </table:table-cell>
          <table:table-cell table:style-name="Tableau13.E10" office:value-type="string">
            <text:p text:style-name="P89"/>
          </table:table-cell>
          <table:table-cell table:style-name="Tableau13.F10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H10" office:value-type="string">
            <text:p text:style-name="P89"/>
          </table:table-cell>
          <table:table-cell table:style-name="Tableau13.C2" office:value-type="string">
            <text:p text:style-name="P89"/>
          </table:table-cell>
          <table:table-cell table:style-name="Tableau13.J10" office:value-type="string">
            <text:p text:style-name="P89"/>
          </table:table-cell>
          <table:table-cell table:style-name="Tableau13.K10" office:value-type="string">
            <text:p text:style-name="P72">A</text:p>
          </table:table-cell>
        </table:table-row>
        <table:table-row table:style-name="Tableau13.1"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C2" office:value-type="string">
            <text:p text:style-name="P47"/>
          </table:table-cell>
          <table:table-cell table:style-name="Tableau13.K2" office:value-type="string">
            <text:p text:style-name="P47"/>
          </table:table-cell>
        </table:table-row>
      </table:table>
      <text:p text:style-name="P1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E" table:number-columns-repeated="2"/>
        <table:table-column table:style-name="Tableau14.G"/>
        <table:table-column table:style-name="Tableau14.E"/>
        <table:table-column table:style-name="Tableau14.B" table:number-columns-repeated="2"/>
        <table:table-column table:style-name="Tableau14.C"/>
        <table:table-row table:style-name="Tableau14.1"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3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A1" office:value-type="string">
            <text:p text:style-name="P25"/>
          </table:table-cell>
          <table:table-cell table:style-name="Tableau14.K1" office:value-type="string">
            <text:p text:style-name="P25"/>
          </table:table-cell>
        </table:table-row>
        <table:table-row table:style-name="Tableau14.1">
          <table:table-cell table:style-name="Tableau14.A2" office:value-type="string">
            <text:p text:style-name="P72">D</text:p>
          </table:table-cell>
          <table:table-cell table:style-name="Tableau14.A2" office:value-type="string">
            <text:p text:style-name="P63">1<text:span text:style-name="T22">+</text:span><text:span text:style-name="T12">17 <text:s/></text:span><text:span text:style-name="T22">18</text:span></text:p>
          </table:table-cell>
          <table:table-cell table:style-name="Tableau14.C2" office:value-type="string">
            <text:p text:style-name="P89"/>
          </table:table-cell>
          <table:table-cell table:style-name="Tableau14.D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F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H2" office:value-type="string">
            <text:p text:style-name="P89"/>
          </table:table-cell>
          <table:table-cell table:style-name="Tableau14.I2" office:value-type="string">
            <text:p text:style-name="P89"/>
          </table:table-cell>
          <table:table-cell table:style-name="Tableau14.J2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A2" office:value-type="string">
            <text:p text:style-name="P63">2<text:span text:style-name="T22">+</text:span><text:span text:style-name="T12">16 <text:s/></text:span><text:span text:style-name="T22">18</text:span></text:p>
          </table:table-cell>
          <table:table-cell table:style-name="Tableau14.C2" office:value-type="string">
            <text:p text:style-name="P89"/>
          </table:table-cell>
          <table:table-cell table:style-name="Tableau14.D3" office:value-type="string">
            <text:p text:style-name="P63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4.C2" office:value-type="string">
            <text:p text:style-name="P89"/>
          </table:table-cell>
          <table:table-cell table:style-name="Tableau14.D3" office:value-type="string">
            <text:p text:style-name="P63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4.C2" office:value-type="string">
            <text:p text:style-name="P89"/>
          </table:table-cell>
          <table:table-cell table:style-name="Tableau14.H3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A2" office:value-type="string">
            <text:p text:style-name="P63">3<text:span text:style-name="T22">+</text:span><text:span text:style-name="T12">15 <text:s/></text:span><text:span text:style-name="T22">18</text:span></text:p>
          </table:table-cell>
          <table:table-cell table:style-name="Tableau14.A2" office:value-type="string">
            <text:p text:style-name="P63">4<text:span text:style-name="T22">+</text:span><text:span text:style-name="T12">14 <text:s/></text:span><text:span text:style-name="T22">18</text:span></text:p>
          </table:table-cell>
          <table:table-cell table:style-name="Tableau14.A2" office:value-type="string">
            <text:p text:style-name="P63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4.A2" office:value-type="string">
            <text:p text:style-name="P63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4.A2" office:value-type="string">
            <text:p text:style-name="P63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4.C2" office:value-type="string">
            <text:p text:style-name="P89"/>
          </table:table-cell>
          <table:table-cell table:style-name="Tableau14.H4" office:value-type="string">
            <text:p text:style-name="P89"/>
          </table:table-cell>
          <table:table-cell table:style-name="Tableau14.I4" office:value-type="string">
            <text:p text:style-name="P89"/>
          </table:table-cell>
          <table:table-cell table:style-name="Tableau14.J4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A2" office:value-type="string">
            <text:p text:style-name="P63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J5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B6" office:value-type="string">
            <text:p text:style-name="P89"/>
          </table:table-cell>
          <table:table-cell table:style-name="Tableau14.C6" office:value-type="string">
            <text:p text:style-name="P89"/>
          </table:table-cell>
          <table:table-cell table:style-name="Tableau14.D6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D3" office:value-type="string">
            <text:p text:style-name="P63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4.G6" office:value-type="string">
            <text:p text:style-name="P89"/>
          </table:table-cell>
          <table:table-cell table:style-name="Tableau14.H6" office:value-type="string">
            <text:p text:style-name="P89"/>
          </table:table-cell>
          <table:table-cell table:style-name="Tableau14.I6" office:value-type="string">
            <text:p text:style-name="P89"/>
          </table:table-cell>
          <table:table-cell table:style-name="Tableau14.J6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B7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D7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H7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B8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D8" office:value-type="string">
            <text:p text:style-name="P89"/>
          </table:table-cell>
          <table:table-cell table:style-name="Tableau14.E8" office:value-type="string">
            <text:p text:style-name="P89"/>
          </table:table-cell>
          <table:table-cell table:style-name="Tableau14.F8" office:value-type="string">
            <text:p text:style-name="P89"/>
          </table:table-cell>
          <table:table-cell table:style-name="Tableau14.G8" office:value-type="string">
            <text:p text:style-name="P89"/>
          </table:table-cell>
          <table:table-cell table:style-name="Tableau14.H8" office:value-type="string">
            <text:p text:style-name="P89"/>
          </table:table-cell>
          <table:table-cell table:style-name="Tableau14.I8" office:value-type="string">
            <text:p text:style-name="P89"/>
          </table:table-cell>
          <table:table-cell table:style-name="Tableau14.J8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B10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H9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J10" office:value-type="string">
            <text:p text:style-name="P89"/>
          </table:table-cell>
          <table:table-cell table:style-name="Tableau14.K2" office:value-type="string">
            <text:p text:style-name="P80"/>
          </table:table-cell>
        </table:table-row>
        <table:table-row table:style-name="Tableau14.1">
          <table:table-cell table:style-name="Tableau14.C2" office:value-type="string">
            <text:p text:style-name="P80"/>
          </table:table-cell>
          <table:table-cell table:style-name="Tableau14.B10" office:value-type="string">
            <text:p text:style-name="P89"/>
          </table:table-cell>
          <table:table-cell table:style-name="Tableau14.C10" office:value-type="string">
            <text:p text:style-name="P89"/>
          </table:table-cell>
          <table:table-cell table:style-name="Tableau14.D10" office:value-type="string">
            <text:p text:style-name="P89"/>
          </table:table-cell>
          <table:table-cell table:style-name="Tableau14.E10" office:value-type="string">
            <text:p text:style-name="P89"/>
          </table:table-cell>
          <table:table-cell table:style-name="Tableau14.F10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H10" office:value-type="string">
            <text:p text:style-name="P89"/>
          </table:table-cell>
          <table:table-cell table:style-name="Tableau14.C2" office:value-type="string">
            <text:p text:style-name="P89"/>
          </table:table-cell>
          <table:table-cell table:style-name="Tableau14.J10" office:value-type="string">
            <text:p text:style-name="P89"/>
          </table:table-cell>
          <table:table-cell table:style-name="Tableau14.K10" office:value-type="string">
            <text:p text:style-name="P72">A</text:p>
          </table:table-cell>
        </table:table-row>
        <table:table-row table:style-name="Tableau14.1"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C2" office:value-type="string">
            <text:p text:style-name="P47"/>
          </table:table-cell>
          <table:table-cell table:style-name="Tableau14.K2" office:value-type="string">
            <text:p text:style-name="P47"/>
          </table:table-cell>
        </table:table-row>
      </table:table>
      <text:p text:style-name="P1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E" table:number-columns-repeated="2"/>
        <table:table-column table:style-name="Tableau15.G"/>
        <table:table-column table:style-name="Tableau15.E"/>
        <table:table-column table:style-name="Tableau15.B" table:number-columns-repeated="2"/>
        <table:table-column table:style-name="Tableau15.C"/>
        <table:table-row table:style-name="Tableau15.1"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3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A1" office:value-type="string">
            <text:p text:style-name="P25"/>
          </table:table-cell>
          <table:table-cell table:style-name="Tableau15.K1" office:value-type="string">
            <text:p text:style-name="P25"/>
          </table:table-cell>
        </table:table-row>
        <table:table-row table:style-name="Tableau15.1">
          <table:table-cell table:style-name="Tableau15.A2" office:value-type="string">
            <text:p text:style-name="P72">D</text:p>
          </table:table-cell>
          <table:table-cell table:style-name="Tableau15.A2" office:value-type="string">
            <text:p text:style-name="P63">1<text:span text:style-name="T22">+</text:span><text:span text:style-name="T12">17 <text:s/></text:span><text:span text:style-name="T22">18</text:span></text:p>
          </table:table-cell>
          <table:table-cell table:style-name="Tableau15.C2" office:value-type="string">
            <text:p text:style-name="P89"/>
          </table:table-cell>
          <table:table-cell table:style-name="Tableau15.D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F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H2" office:value-type="string">
            <text:p text:style-name="P89"/>
          </table:table-cell>
          <table:table-cell table:style-name="Tableau15.I2" office:value-type="string">
            <text:p text:style-name="P89"/>
          </table:table-cell>
          <table:table-cell table:style-name="Tableau15.J2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A2" office:value-type="string">
            <text:p text:style-name="P63">2<text:span text:style-name="T22">+</text:span><text:span text:style-name="T12">16 <text:s/></text:span><text:span text:style-name="T22">18</text:span></text:p>
          </table:table-cell>
          <table:table-cell table:style-name="Tableau15.C2" office:value-type="string">
            <text:p text:style-name="P89"/>
          </table:table-cell>
          <table:table-cell table:style-name="Tableau15.D3" office:value-type="string">
            <text:p text:style-name="P63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5.C2" office:value-type="string">
            <text:p text:style-name="P89"/>
          </table:table-cell>
          <table:table-cell table:style-name="Tableau15.D3" office:value-type="string">
            <text:p text:style-name="P63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5.C2" office:value-type="string">
            <text:p text:style-name="P89"/>
          </table:table-cell>
          <table:table-cell table:style-name="Tableau15.H3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A2" office:value-type="string">
            <text:p text:style-name="P63">3<text:span text:style-name="T22">+</text:span><text:span text:style-name="T12">15 <text:s/></text:span><text:span text:style-name="T22">18</text:span></text:p>
          </table:table-cell>
          <table:table-cell table:style-name="Tableau15.A2" office:value-type="string">
            <text:p text:style-name="P63">4<text:span text:style-name="T22">+</text:span><text:span text:style-name="T12">14 <text:s/></text:span><text:span text:style-name="T22">18</text:span></text:p>
          </table:table-cell>
          <table:table-cell table:style-name="Tableau15.A2" office:value-type="string">
            <text:p text:style-name="P63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5.A2" office:value-type="string">
            <text:p text:style-name="P63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5.A2" office:value-type="string">
            <text:p text:style-name="P63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5.C2" office:value-type="string">
            <text:p text:style-name="P89"/>
          </table:table-cell>
          <table:table-cell table:style-name="Tableau15.H4" office:value-type="string">
            <text:p text:style-name="P89"/>
          </table:table-cell>
          <table:table-cell table:style-name="Tableau15.I4" office:value-type="string">
            <text:p text:style-name="P89"/>
          </table:table-cell>
          <table:table-cell table:style-name="Tableau15.J4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A2" office:value-type="string">
            <text:p text:style-name="P63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J5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B6" office:value-type="string">
            <text:p text:style-name="P89"/>
          </table:table-cell>
          <table:table-cell table:style-name="Tableau15.C6" office:value-type="string">
            <text:p text:style-name="P89"/>
          </table:table-cell>
          <table:table-cell table:style-name="Tableau15.D6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A2" office:value-type="string">
            <text:p text:style-name="P63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5.D3" office:value-type="string">
            <text:p text:style-name="P63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5.H6" office:value-type="string">
            <text:p text:style-name="P89"/>
          </table:table-cell>
          <table:table-cell table:style-name="Tableau15.I6" office:value-type="string">
            <text:p text:style-name="P89"/>
          </table:table-cell>
          <table:table-cell table:style-name="Tableau15.J6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B7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D7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H7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B8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D8" office:value-type="string">
            <text:p text:style-name="P89"/>
          </table:table-cell>
          <table:table-cell table:style-name="Tableau15.E8" office:value-type="string">
            <text:p text:style-name="P89"/>
          </table:table-cell>
          <table:table-cell table:style-name="Tableau15.F8" office:value-type="string">
            <text:p text:style-name="P89"/>
          </table:table-cell>
          <table:table-cell table:style-name="Tableau15.G8" office:value-type="string">
            <text:p text:style-name="P89"/>
          </table:table-cell>
          <table:table-cell table:style-name="Tableau15.H8" office:value-type="string">
            <text:p text:style-name="P89"/>
          </table:table-cell>
          <table:table-cell table:style-name="Tableau15.I8" office:value-type="string">
            <text:p text:style-name="P89"/>
          </table:table-cell>
          <table:table-cell table:style-name="Tableau15.J8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B10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H9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J10" office:value-type="string">
            <text:p text:style-name="P89"/>
          </table:table-cell>
          <table:table-cell table:style-name="Tableau15.K2" office:value-type="string">
            <text:p text:style-name="P80"/>
          </table:table-cell>
        </table:table-row>
        <table:table-row table:style-name="Tableau15.1">
          <table:table-cell table:style-name="Tableau15.C2" office:value-type="string">
            <text:p text:style-name="P80"/>
          </table:table-cell>
          <table:table-cell table:style-name="Tableau15.B10" office:value-type="string">
            <text:p text:style-name="P89"/>
          </table:table-cell>
          <table:table-cell table:style-name="Tableau15.C10" office:value-type="string">
            <text:p text:style-name="P89"/>
          </table:table-cell>
          <table:table-cell table:style-name="Tableau15.D10" office:value-type="string">
            <text:p text:style-name="P89"/>
          </table:table-cell>
          <table:table-cell table:style-name="Tableau15.E10" office:value-type="string">
            <text:p text:style-name="P89"/>
          </table:table-cell>
          <table:table-cell table:style-name="Tableau15.F10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H10" office:value-type="string">
            <text:p text:style-name="P89"/>
          </table:table-cell>
          <table:table-cell table:style-name="Tableau15.C2" office:value-type="string">
            <text:p text:style-name="P89"/>
          </table:table-cell>
          <table:table-cell table:style-name="Tableau15.J10" office:value-type="string">
            <text:p text:style-name="P89"/>
          </table:table-cell>
          <table:table-cell table:style-name="Tableau15.K10" office:value-type="string">
            <text:p text:style-name="P72">A</text:p>
          </table:table-cell>
        </table:table-row>
        <table:table-row table:style-name="Tableau15.1"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C2" office:value-type="string">
            <text:p text:style-name="P47"/>
          </table:table-cell>
          <table:table-cell table:style-name="Tableau15.K2" office:value-type="string">
            <text:p text:style-name="P47"/>
          </table:table-cell>
        </table:table-row>
      </table:table>
      <text:p text:style-name="P15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E" table:number-columns-repeated="2"/>
        <table:table-column table:style-name="Tableau16.G"/>
        <table:table-column table:style-name="Tableau16.E"/>
        <table:table-column table:style-name="Tableau16.B" table:number-columns-repeated="2"/>
        <table:table-column table:style-name="Tableau16.C"/>
        <table:table-row table:style-name="Tableau16.1"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3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A1" office:value-type="string">
            <text:p text:style-name="P25"/>
          </table:table-cell>
          <table:table-cell table:style-name="Tableau16.K1" office:value-type="string">
            <text:p text:style-name="P25"/>
          </table:table-cell>
        </table:table-row>
        <table:table-row table:style-name="Tableau16.1">
          <table:table-cell table:style-name="Tableau16.A2" office:value-type="string">
            <text:p text:style-name="P72">D</text:p>
          </table:table-cell>
          <table:table-cell table:style-name="Tableau16.A2" office:value-type="string">
            <text:p text:style-name="P63">1<text:span text:style-name="T22">+</text:span><text:span text:style-name="T12">17 <text:s/></text:span><text:span text:style-name="T22">18</text:span></text:p>
          </table:table-cell>
          <table:table-cell table:style-name="Tableau16.C2" office:value-type="string">
            <text:p text:style-name="P89"/>
          </table:table-cell>
          <table:table-cell table:style-name="Tableau16.D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F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H2" office:value-type="string">
            <text:p text:style-name="P89"/>
          </table:table-cell>
          <table:table-cell table:style-name="Tableau16.I2" office:value-type="string">
            <text:p text:style-name="P89"/>
          </table:table-cell>
          <table:table-cell table:style-name="Tableau16.J2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A2" office:value-type="string">
            <text:p text:style-name="P63">2<text:span text:style-name="T22">+</text:span><text:span text:style-name="T12">16 <text:s/></text:span><text:span text:style-name="T22">18</text:span></text:p>
          </table:table-cell>
          <table:table-cell table:style-name="Tableau16.C2" office:value-type="string">
            <text:p text:style-name="P89"/>
          </table:table-cell>
          <table:table-cell table:style-name="Tableau16.D3" office:value-type="string">
            <text:p text:style-name="P63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6.C2" office:value-type="string">
            <text:p text:style-name="P89"/>
          </table:table-cell>
          <table:table-cell table:style-name="Tableau16.D3" office:value-type="string">
            <text:p text:style-name="P63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6.C2" office:value-type="string">
            <text:p text:style-name="P89"/>
          </table:table-cell>
          <table:table-cell table:style-name="Tableau16.H3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A2" office:value-type="string">
            <text:p text:style-name="P63">3<text:span text:style-name="T22">+</text:span><text:span text:style-name="T12">15 <text:s/></text:span><text:span text:style-name="T22">18</text:span></text:p>
          </table:table-cell>
          <table:table-cell table:style-name="Tableau16.A2" office:value-type="string">
            <text:p text:style-name="P63">4<text:span text:style-name="T22">+</text:span><text:span text:style-name="T12">14 <text:s/></text:span><text:span text:style-name="T22">18</text:span></text:p>
          </table:table-cell>
          <table:table-cell table:style-name="Tableau16.A2" office:value-type="string">
            <text:p text:style-name="P63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3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3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6.C2" office:value-type="string">
            <text:p text:style-name="P89"/>
          </table:table-cell>
          <table:table-cell table:style-name="Tableau16.H4" office:value-type="string">
            <text:p text:style-name="P89"/>
          </table:table-cell>
          <table:table-cell table:style-name="Tableau16.I4" office:value-type="string">
            <text:p text:style-name="P89"/>
          </table:table-cell>
          <table:table-cell table:style-name="Tableau16.J4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A2" office:value-type="string">
            <text:p text:style-name="P63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J5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B6" office:value-type="string">
            <text:p text:style-name="P89"/>
          </table:table-cell>
          <table:table-cell table:style-name="Tableau16.C6" office:value-type="string">
            <text:p text:style-name="P89"/>
          </table:table-cell>
          <table:table-cell table:style-name="Tableau16.D6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A2" office:value-type="string">
            <text:p text:style-name="P63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6.A2" office:value-type="string">
            <text:p text:style-name="P63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6.D3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6.I6" office:value-type="string">
            <text:p text:style-name="P89"/>
          </table:table-cell>
          <table:table-cell table:style-name="Tableau16.J6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B7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D7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H7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B8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D8" office:value-type="string">
            <text:p text:style-name="P89"/>
          </table:table-cell>
          <table:table-cell table:style-name="Tableau16.E8" office:value-type="string">
            <text:p text:style-name="P89"/>
          </table:table-cell>
          <table:table-cell table:style-name="Tableau16.F8" office:value-type="string">
            <text:p text:style-name="P89"/>
          </table:table-cell>
          <table:table-cell table:style-name="Tableau16.G8" office:value-type="string">
            <text:p text:style-name="P89"/>
          </table:table-cell>
          <table:table-cell table:style-name="Tableau16.H8" office:value-type="string">
            <text:p text:style-name="P89"/>
          </table:table-cell>
          <table:table-cell table:style-name="Tableau16.I8" office:value-type="string">
            <text:p text:style-name="P89"/>
          </table:table-cell>
          <table:table-cell table:style-name="Tableau16.J8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B10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H9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J10" office:value-type="string">
            <text:p text:style-name="P89"/>
          </table:table-cell>
          <table:table-cell table:style-name="Tableau16.K2" office:value-type="string">
            <text:p text:style-name="P80"/>
          </table:table-cell>
        </table:table-row>
        <table:table-row table:style-name="Tableau16.1">
          <table:table-cell table:style-name="Tableau16.C2" office:value-type="string">
            <text:p text:style-name="P80"/>
          </table:table-cell>
          <table:table-cell table:style-name="Tableau16.B10" office:value-type="string">
            <text:p text:style-name="P89"/>
          </table:table-cell>
          <table:table-cell table:style-name="Tableau16.C10" office:value-type="string">
            <text:p text:style-name="P89"/>
          </table:table-cell>
          <table:table-cell table:style-name="Tableau16.D10" office:value-type="string">
            <text:p text:style-name="P89"/>
          </table:table-cell>
          <table:table-cell table:style-name="Tableau16.E10" office:value-type="string">
            <text:p text:style-name="P89"/>
          </table:table-cell>
          <table:table-cell table:style-name="Tableau16.F10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H10" office:value-type="string">
            <text:p text:style-name="P89"/>
          </table:table-cell>
          <table:table-cell table:style-name="Tableau16.C2" office:value-type="string">
            <text:p text:style-name="P89"/>
          </table:table-cell>
          <table:table-cell table:style-name="Tableau16.J10" office:value-type="string">
            <text:p text:style-name="P89"/>
          </table:table-cell>
          <table:table-cell table:style-name="Tableau16.K10" office:value-type="string">
            <text:p text:style-name="P72">A</text:p>
          </table:table-cell>
        </table:table-row>
        <table:table-row table:style-name="Tableau16.1"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C2" office:value-type="string">
            <text:p text:style-name="P47"/>
          </table:table-cell>
          <table:table-cell table:style-name="Tableau16.K2" office:value-type="string">
            <text:p text:style-name="P47"/>
          </table:table-cell>
        </table:table-row>
      </table:table>
      <text:p text:style-name="P15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E" table:number-columns-repeated="2"/>
        <table:table-column table:style-name="Tableau17.G"/>
        <table:table-column table:style-name="Tableau17.E"/>
        <table:table-column table:style-name="Tableau17.B" table:number-columns-repeated="2"/>
        <table:table-column table:style-name="Tableau17.C"/>
        <table:table-row table:style-name="Tableau17.1"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3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A1" office:value-type="string">
            <text:p text:style-name="P26"/>
          </table:table-cell>
          <table:table-cell table:style-name="Tableau17.K1" office:value-type="string">
            <text:p text:style-name="P26"/>
          </table:table-cell>
        </table:table-row>
        <table:table-row table:style-name="Tableau17.1">
          <table:table-cell table:style-name="Tableau17.A2" office:value-type="string">
            <text:p text:style-name="P73">D</text:p>
          </table:table-cell>
          <table:table-cell table:style-name="Tableau17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17.C2" office:value-type="string">
            <text:p text:style-name="P90"/>
          </table:table-cell>
          <table:table-cell table:style-name="Tableau17.D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F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H2" office:value-type="string">
            <text:p text:style-name="P90"/>
          </table:table-cell>
          <table:table-cell table:style-name="Tableau17.I2" office:value-type="string">
            <text:p text:style-name="P90"/>
          </table:table-cell>
          <table:table-cell table:style-name="Tableau17.J2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17.C2" office:value-type="string">
            <text:p text:style-name="P90"/>
          </table:table-cell>
          <table:table-cell table:style-name="Tableau17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7.C2" office:value-type="string">
            <text:p text:style-name="P90"/>
          </table:table-cell>
          <table:table-cell table:style-name="Tableau17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7.C2" office:value-type="string">
            <text:p text:style-name="P90"/>
          </table:table-cell>
          <table:table-cell table:style-name="Tableau17.H3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17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17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7.C2" office:value-type="string">
            <text:p text:style-name="P90"/>
          </table:table-cell>
          <table:table-cell table:style-name="Tableau17.H4" office:value-type="string">
            <text:p text:style-name="P90"/>
          </table:table-cell>
          <table:table-cell table:style-name="Tableau17.I4" office:value-type="string">
            <text:p text:style-name="P90"/>
          </table:table-cell>
          <table:table-cell table:style-name="Tableau17.J4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J5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B6" office:value-type="string">
            <text:p text:style-name="P90"/>
          </table:table-cell>
          <table:table-cell table:style-name="Tableau17.C6" office:value-type="string">
            <text:p text:style-name="P90"/>
          </table:table-cell>
          <table:table-cell table:style-name="Tableau17.D6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7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7.D3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7.J6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B7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D7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D3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B8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D8" office:value-type="string">
            <text:p text:style-name="P90"/>
          </table:table-cell>
          <table:table-cell table:style-name="Tableau17.E8" office:value-type="string">
            <text:p text:style-name="P90"/>
          </table:table-cell>
          <table:table-cell table:style-name="Tableau17.F8" office:value-type="string">
            <text:p text:style-name="P90"/>
          </table:table-cell>
          <table:table-cell table:style-name="Tableau17.G8" office:value-type="string">
            <text:p text:style-name="P90"/>
          </table:table-cell>
          <table:table-cell table:style-name="Tableau17.H8" office:value-type="string">
            <text:p text:style-name="P90"/>
          </table:table-cell>
          <table:table-cell table:style-name="Tableau17.I8" office:value-type="string">
            <text:p text:style-name="P90"/>
          </table:table-cell>
          <table:table-cell table:style-name="Tableau17.J8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B10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H9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J10" office:value-type="string">
            <text:p text:style-name="P90"/>
          </table:table-cell>
          <table:table-cell table:style-name="Tableau17.K2" office:value-type="string">
            <text:p text:style-name="P81"/>
          </table:table-cell>
        </table:table-row>
        <table:table-row table:style-name="Tableau17.1">
          <table:table-cell table:style-name="Tableau17.C2" office:value-type="string">
            <text:p text:style-name="P81"/>
          </table:table-cell>
          <table:table-cell table:style-name="Tableau17.B10" office:value-type="string">
            <text:p text:style-name="P90"/>
          </table:table-cell>
          <table:table-cell table:style-name="Tableau17.C10" office:value-type="string">
            <text:p text:style-name="P90"/>
          </table:table-cell>
          <table:table-cell table:style-name="Tableau17.D10" office:value-type="string">
            <text:p text:style-name="P90"/>
          </table:table-cell>
          <table:table-cell table:style-name="Tableau17.E10" office:value-type="string">
            <text:p text:style-name="P90"/>
          </table:table-cell>
          <table:table-cell table:style-name="Tableau17.F10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H10" office:value-type="string">
            <text:p text:style-name="P90"/>
          </table:table-cell>
          <table:table-cell table:style-name="Tableau17.C2" office:value-type="string">
            <text:p text:style-name="P90"/>
          </table:table-cell>
          <table:table-cell table:style-name="Tableau17.J10" office:value-type="string">
            <text:p text:style-name="P90"/>
          </table:table-cell>
          <table:table-cell table:style-name="Tableau17.K10" office:value-type="string">
            <text:p text:style-name="P73">A</text:p>
          </table:table-cell>
        </table:table-row>
        <table:table-row table:style-name="Tableau17.1"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C2" office:value-type="string">
            <text:p text:style-name="P48"/>
          </table:table-cell>
          <table:table-cell table:style-name="Tableau17.K2" office:value-type="string">
            <text:p text:style-name="P48"/>
          </table:table-cell>
        </table:table-row>
      </table:table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E" table:number-columns-repeated="2"/>
        <table:table-column table:style-name="Tableau18.G"/>
        <table:table-column table:style-name="Tableau18.E"/>
        <table:table-column table:style-name="Tableau18.B" table:number-columns-repeated="2"/>
        <table:table-column table:style-name="Tableau18.C"/>
        <table:table-row table:style-name="Tableau18.1"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3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A1" office:value-type="string">
            <text:p text:style-name="P26"/>
          </table:table-cell>
          <table:table-cell table:style-name="Tableau18.K1" office:value-type="string">
            <text:p text:style-name="P26"/>
          </table:table-cell>
        </table:table-row>
        <table:table-row table:style-name="Tableau18.1">
          <table:table-cell table:style-name="Tableau18.A2" office:value-type="string">
            <text:p text:style-name="P73">D</text:p>
          </table:table-cell>
          <table:table-cell table:style-name="Tableau18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18.C2" office:value-type="string">
            <text:p text:style-name="P90"/>
          </table:table-cell>
          <table:table-cell table:style-name="Tableau18.D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F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H2" office:value-type="string">
            <text:p text:style-name="P90"/>
          </table:table-cell>
          <table:table-cell table:style-name="Tableau18.I2" office:value-type="string">
            <text:p text:style-name="P90"/>
          </table:table-cell>
          <table:table-cell table:style-name="Tableau18.J2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18.C2" office:value-type="string">
            <text:p text:style-name="P90"/>
          </table:table-cell>
          <table:table-cell table:style-name="Tableau18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8.C2" office:value-type="string">
            <text:p text:style-name="P90"/>
          </table:table-cell>
          <table:table-cell table:style-name="Tableau18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8.C2" office:value-type="string">
            <text:p text:style-name="P90"/>
          </table:table-cell>
          <table:table-cell table:style-name="Tableau18.H3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18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18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8.C2" office:value-type="string">
            <text:p text:style-name="P90"/>
          </table:table-cell>
          <table:table-cell table:style-name="Tableau18.H4" office:value-type="string">
            <text:p text:style-name="P90"/>
          </table:table-cell>
          <table:table-cell table:style-name="Tableau18.I4" office:value-type="string">
            <text:p text:style-name="P90"/>
          </table:table-cell>
          <table:table-cell table:style-name="Tableau18.J4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J5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B6" office:value-type="string">
            <text:p text:style-name="P90"/>
          </table:table-cell>
          <table:table-cell table:style-name="Tableau18.C6" office:value-type="string">
            <text:p text:style-name="P90"/>
          </table:table-cell>
          <table:table-cell table:style-name="Tableau18.D6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8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8.D3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B7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D7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D3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B8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D8" office:value-type="string">
            <text:p text:style-name="P90"/>
          </table:table-cell>
          <table:table-cell table:style-name="Tableau18.E8" office:value-type="string">
            <text:p text:style-name="P90"/>
          </table:table-cell>
          <table:table-cell table:style-name="Tableau18.F8" office:value-type="string">
            <text:p text:style-name="P90"/>
          </table:table-cell>
          <table:table-cell table:style-name="Tableau18.G8" office:value-type="string">
            <text:p text:style-name="P90"/>
          </table:table-cell>
          <table:table-cell table:style-name="Tableau18.H8" office:value-type="string">
            <text:p text:style-name="P90"/>
          </table:table-cell>
          <table:table-cell table:style-name="Tableau18.I8" office:value-type="string">
            <text:p text:style-name="P90"/>
          </table:table-cell>
          <table:table-cell table:style-name="Tableau18.J8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B10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H9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J10" office:value-type="string">
            <text:p text:style-name="P90"/>
          </table:table-cell>
          <table:table-cell table:style-name="Tableau18.K2" office:value-type="string">
            <text:p text:style-name="P81"/>
          </table:table-cell>
        </table:table-row>
        <table:table-row table:style-name="Tableau18.1">
          <table:table-cell table:style-name="Tableau18.C2" office:value-type="string">
            <text:p text:style-name="P81"/>
          </table:table-cell>
          <table:table-cell table:style-name="Tableau18.B10" office:value-type="string">
            <text:p text:style-name="P90"/>
          </table:table-cell>
          <table:table-cell table:style-name="Tableau18.C10" office:value-type="string">
            <text:p text:style-name="P90"/>
          </table:table-cell>
          <table:table-cell table:style-name="Tableau18.D10" office:value-type="string">
            <text:p text:style-name="P90"/>
          </table:table-cell>
          <table:table-cell table:style-name="Tableau18.E10" office:value-type="string">
            <text:p text:style-name="P90"/>
          </table:table-cell>
          <table:table-cell table:style-name="Tableau18.F10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H10" office:value-type="string">
            <text:p text:style-name="P90"/>
          </table:table-cell>
          <table:table-cell table:style-name="Tableau18.C2" office:value-type="string">
            <text:p text:style-name="P90"/>
          </table:table-cell>
          <table:table-cell table:style-name="Tableau18.J10" office:value-type="string">
            <text:p text:style-name="P90"/>
          </table:table-cell>
          <table:table-cell table:style-name="Tableau18.K10" office:value-type="string">
            <text:p text:style-name="P73">A</text:p>
          </table:table-cell>
        </table:table-row>
        <table:table-row table:style-name="Tableau18.1"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C2" office:value-type="string">
            <text:p text:style-name="P48"/>
          </table:table-cell>
          <table:table-cell table:style-name="Tableau18.K2" office:value-type="string">
            <text:p text:style-name="P48"/>
          </table:table-cell>
        </table:table-row>
      </table:table>
      <text:p text:style-name="P1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E" table:number-columns-repeated="2"/>
        <table:table-column table:style-name="Tableau19.G"/>
        <table:table-column table:style-name="Tableau19.E"/>
        <table:table-column table:style-name="Tableau19.B" table:number-columns-repeated="2"/>
        <table:table-column table:style-name="Tableau19.C"/>
        <table:table-row table:style-name="Tableau19.1"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3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A1" office:value-type="string">
            <text:p text:style-name="P26"/>
          </table:table-cell>
          <table:table-cell table:style-name="Tableau19.K1" office:value-type="string">
            <text:p text:style-name="P26"/>
          </table:table-cell>
        </table:table-row>
        <table:table-row table:style-name="Tableau19.1">
          <table:table-cell table:style-name="Tableau19.A2" office:value-type="string">
            <text:p text:style-name="P73">D</text:p>
          </table:table-cell>
          <table:table-cell table:style-name="Tableau19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19.C2" office:value-type="string">
            <text:p text:style-name="P90"/>
          </table:table-cell>
          <table:table-cell table:style-name="Tableau19.D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F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H2" office:value-type="string">
            <text:p text:style-name="P90"/>
          </table:table-cell>
          <table:table-cell table:style-name="Tableau19.I2" office:value-type="string">
            <text:p text:style-name="P90"/>
          </table:table-cell>
          <table:table-cell table:style-name="Tableau19.J2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19.C2" office:value-type="string">
            <text:p text:style-name="P90"/>
          </table:table-cell>
          <table:table-cell table:style-name="Tableau19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19.C2" office:value-type="string">
            <text:p text:style-name="P90"/>
          </table:table-cell>
          <table:table-cell table:style-name="Tableau19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19.C2" office:value-type="string">
            <text:p text:style-name="P90"/>
          </table:table-cell>
          <table:table-cell table:style-name="Tableau19.H3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19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19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19.C2" office:value-type="string">
            <text:p text:style-name="P90"/>
          </table:table-cell>
          <table:table-cell table:style-name="Tableau19.H4" office:value-type="string">
            <text:p text:style-name="P90"/>
          </table:table-cell>
          <table:table-cell table:style-name="Tableau19.I4" office:value-type="string">
            <text:p text:style-name="P90"/>
          </table:table-cell>
          <table:table-cell table:style-name="Tableau19.J4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B6" office:value-type="string">
            <text:p text:style-name="P90"/>
          </table:table-cell>
          <table:table-cell table:style-name="Tableau19.C6" office:value-type="string">
            <text:p text:style-name="P90"/>
          </table:table-cell>
          <table:table-cell table:style-name="Tableau19.D6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19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B7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D7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D3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B8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D8" office:value-type="string">
            <text:p text:style-name="P90"/>
          </table:table-cell>
          <table:table-cell table:style-name="Tableau19.E8" office:value-type="string">
            <text:p text:style-name="P90"/>
          </table:table-cell>
          <table:table-cell table:style-name="Tableau19.F8" office:value-type="string">
            <text:p text:style-name="P90"/>
          </table:table-cell>
          <table:table-cell table:style-name="Tableau19.G8" office:value-type="string">
            <text:p text:style-name="P90"/>
          </table:table-cell>
          <table:table-cell table:style-name="Tableau19.H8" office:value-type="string">
            <text:p text:style-name="P90"/>
          </table:table-cell>
          <table:table-cell table:style-name="Tableau19.I8" office:value-type="string">
            <text:p text:style-name="P90"/>
          </table:table-cell>
          <table:table-cell table:style-name="Tableau19.J8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B10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H9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J10" office:value-type="string">
            <text:p text:style-name="P90"/>
          </table:table-cell>
          <table:table-cell table:style-name="Tableau19.K2" office:value-type="string">
            <text:p text:style-name="P81"/>
          </table:table-cell>
        </table:table-row>
        <table:table-row table:style-name="Tableau19.1">
          <table:table-cell table:style-name="Tableau19.C2" office:value-type="string">
            <text:p text:style-name="P81"/>
          </table:table-cell>
          <table:table-cell table:style-name="Tableau19.B10" office:value-type="string">
            <text:p text:style-name="P90"/>
          </table:table-cell>
          <table:table-cell table:style-name="Tableau19.C10" office:value-type="string">
            <text:p text:style-name="P90"/>
          </table:table-cell>
          <table:table-cell table:style-name="Tableau19.D10" office:value-type="string">
            <text:p text:style-name="P90"/>
          </table:table-cell>
          <table:table-cell table:style-name="Tableau19.E10" office:value-type="string">
            <text:p text:style-name="P90"/>
          </table:table-cell>
          <table:table-cell table:style-name="Tableau19.F10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H10" office:value-type="string">
            <text:p text:style-name="P90"/>
          </table:table-cell>
          <table:table-cell table:style-name="Tableau19.C2" office:value-type="string">
            <text:p text:style-name="P90"/>
          </table:table-cell>
          <table:table-cell table:style-name="Tableau19.J10" office:value-type="string">
            <text:p text:style-name="P90"/>
          </table:table-cell>
          <table:table-cell table:style-name="Tableau19.K10" office:value-type="string">
            <text:p text:style-name="P73">A</text:p>
          </table:table-cell>
        </table:table-row>
        <table:table-row table:style-name="Tableau19.1"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C2" office:value-type="string">
            <text:p text:style-name="P48"/>
          </table:table-cell>
          <table:table-cell table:style-name="Tableau19.K2" office:value-type="string">
            <text:p text:style-name="P48"/>
          </table:table-cell>
        </table:table-row>
      </table:table>
      <text:p text:style-name="P16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E" table:number-columns-repeated="2"/>
        <table:table-column table:style-name="Tableau20.G"/>
        <table:table-column table:style-name="Tableau20.E"/>
        <table:table-column table:style-name="Tableau20.B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3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A1" office:value-type="string">
            <text:p text:style-name="P26"/>
          </table:table-cell>
          <table:table-cell table:style-name="Tableau20.K1" office:value-type="string">
            <text:p text:style-name="P26"/>
          </table:table-cell>
        </table:table-row>
        <table:table-row table:style-name="Tableau20.1">
          <table:table-cell table:style-name="Tableau20.A2" office:value-type="string">
            <text:p text:style-name="P73">D</text:p>
          </table:table-cell>
          <table:table-cell table:style-name="Tableau20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20.C2" office:value-type="string">
            <text:p text:style-name="P90"/>
          </table:table-cell>
          <table:table-cell table:style-name="Tableau20.D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F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H2" office:value-type="string">
            <text:p text:style-name="P90"/>
          </table:table-cell>
          <table:table-cell table:style-name="Tableau20.I2" office:value-type="string">
            <text:p text:style-name="P90"/>
          </table:table-cell>
          <table:table-cell table:style-name="Tableau20.J2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20.C2" office:value-type="string">
            <text:p text:style-name="P90"/>
          </table:table-cell>
          <table:table-cell table:style-name="Tableau20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0.C2" office:value-type="string">
            <text:p text:style-name="P90"/>
          </table:table-cell>
          <table:table-cell table:style-name="Tableau20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0.C2" office:value-type="string">
            <text:p text:style-name="P90"/>
          </table:table-cell>
          <table:table-cell table:style-name="Tableau20.H3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20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20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0.C2" office:value-type="string">
            <text:p text:style-name="P90"/>
          </table:table-cell>
          <table:table-cell table:style-name="Tableau20.H4" office:value-type="string">
            <text:p text:style-name="P90"/>
          </table:table-cell>
          <table:table-cell table:style-name="Tableau20.I4" office:value-type="string">
            <text:p text:style-name="P90"/>
          </table:table-cell>
          <table:table-cell table:style-name="Tableau20.J4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B6" office:value-type="string">
            <text:p text:style-name="P90"/>
          </table:table-cell>
          <table:table-cell table:style-name="Tableau20.C6" office:value-type="string">
            <text:p text:style-name="P90"/>
          </table:table-cell>
          <table:table-cell table:style-name="Tableau20.D6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0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B7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D7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B8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D8" office:value-type="string">
            <text:p text:style-name="P90"/>
          </table:table-cell>
          <table:table-cell table:style-name="Tableau20.E8" office:value-type="string">
            <text:p text:style-name="P90"/>
          </table:table-cell>
          <table:table-cell table:style-name="Tableau20.F8" office:value-type="string">
            <text:p text:style-name="P90"/>
          </table:table-cell>
          <table:table-cell table:style-name="Tableau20.G8" office:value-type="string">
            <text:p text:style-name="P90"/>
          </table:table-cell>
          <table:table-cell table:style-name="Tableau20.D3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0.I8" office:value-type="string">
            <text:p text:style-name="P90"/>
          </table:table-cell>
          <table:table-cell table:style-name="Tableau20.J8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B10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H9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J10" office:value-type="string">
            <text:p text:style-name="P90"/>
          </table:table-cell>
          <table:table-cell table:style-name="Tableau20.K2" office:value-type="string">
            <text:p text:style-name="P81"/>
          </table:table-cell>
        </table:table-row>
        <table:table-row table:style-name="Tableau20.1">
          <table:table-cell table:style-name="Tableau20.C2" office:value-type="string">
            <text:p text:style-name="P81"/>
          </table:table-cell>
          <table:table-cell table:style-name="Tableau20.B10" office:value-type="string">
            <text:p text:style-name="P90"/>
          </table:table-cell>
          <table:table-cell table:style-name="Tableau20.C10" office:value-type="string">
            <text:p text:style-name="P90"/>
          </table:table-cell>
          <table:table-cell table:style-name="Tableau20.D10" office:value-type="string">
            <text:p text:style-name="P90"/>
          </table:table-cell>
          <table:table-cell table:style-name="Tableau20.E10" office:value-type="string">
            <text:p text:style-name="P90"/>
          </table:table-cell>
          <table:table-cell table:style-name="Tableau20.F10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H10" office:value-type="string">
            <text:p text:style-name="P90"/>
          </table:table-cell>
          <table:table-cell table:style-name="Tableau20.C2" office:value-type="string">
            <text:p text:style-name="P90"/>
          </table:table-cell>
          <table:table-cell table:style-name="Tableau20.J10" office:value-type="string">
            <text:p text:style-name="P90"/>
          </table:table-cell>
          <table:table-cell table:style-name="Tableau20.K10" office:value-type="string">
            <text:p text:style-name="P73">A</text:p>
          </table:table-cell>
        </table:table-row>
        <table:table-row table:style-name="Tableau20.1"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K2" office:value-type="string">
            <text:p text:style-name="P48"/>
          </table:table-cell>
        </table:table-row>
      </table:table>
      <text:p text:style-name="P16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E" table:number-columns-repeated="2"/>
        <table:table-column table:style-name="Tableau21.G"/>
        <table:table-column table:style-name="Tableau21.E"/>
        <table:table-column table:style-name="Tableau21.B" table:number-columns-repeated="2"/>
        <table:table-column table:style-name="Tableau21.C"/>
        <table:table-row table:style-name="Tableau21.1"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3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A1" office:value-type="string">
            <text:p text:style-name="P26"/>
          </table:table-cell>
          <table:table-cell table:style-name="Tableau21.K1" office:value-type="string">
            <text:p text:style-name="P26"/>
          </table:table-cell>
        </table:table-row>
        <table:table-row table:style-name="Tableau21.1">
          <table:table-cell table:style-name="Tableau21.A2" office:value-type="string">
            <text:p text:style-name="P73">D</text:p>
          </table:table-cell>
          <table:table-cell table:style-name="Tableau21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D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F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H2" office:value-type="string">
            <text:p text:style-name="P90"/>
          </table:table-cell>
          <table:table-cell table:style-name="Tableau21.I2" office:value-type="string">
            <text:p text:style-name="P90"/>
          </table:table-cell>
          <table:table-cell table:style-name="Tableau21.J2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1.C2" office:value-type="string">
            <text:p text:style-name="P90"/>
          </table:table-cell>
          <table:table-cell table:style-name="Tableau21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1.C2" office:value-type="string">
            <text:p text:style-name="P90"/>
          </table:table-cell>
          <table:table-cell table:style-name="Tableau21.H3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21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21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H4" office:value-type="string">
            <text:p text:style-name="P90"/>
          </table:table-cell>
          <table:table-cell table:style-name="Tableau21.I4" office:value-type="string">
            <text:p text:style-name="P90"/>
          </table:table-cell>
          <table:table-cell table:style-name="Tableau21.J4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B6" office:value-type="string">
            <text:p text:style-name="P90"/>
          </table:table-cell>
          <table:table-cell table:style-name="Tableau21.C6" office:value-type="string">
            <text:p text:style-name="P90"/>
          </table:table-cell>
          <table:table-cell table:style-name="Tableau21.D6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1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B7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D7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B8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D8" office:value-type="string">
            <text:p text:style-name="P90"/>
          </table:table-cell>
          <table:table-cell table:style-name="Tableau21.E8" office:value-type="string">
            <text:p text:style-name="P90"/>
          </table:table-cell>
          <table:table-cell table:style-name="Tableau21.F8" office:value-type="string">
            <text:p text:style-name="P90"/>
          </table:table-cell>
          <table:table-cell table:style-name="Tableau21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1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1.D3" office:value-type="string">
            <text:p text:style-name="P64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1.J8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B10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D3" office:value-type="string">
            <text:p text:style-name="P64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1.C2" office:value-type="string">
            <text:p text:style-name="P90"/>
          </table:table-cell>
          <table:table-cell table:style-name="Tableau21.J10" office:value-type="string">
            <text:p text:style-name="P90"/>
          </table:table-cell>
          <table:table-cell table:style-name="Tableau21.K2" office:value-type="string">
            <text:p text:style-name="P81"/>
          </table:table-cell>
        </table:table-row>
        <table:table-row table:style-name="Tableau21.1">
          <table:table-cell table:style-name="Tableau21.C2" office:value-type="string">
            <text:p text:style-name="P81"/>
          </table:table-cell>
          <table:table-cell table:style-name="Tableau21.B10" office:value-type="string">
            <text:p text:style-name="P90"/>
          </table:table-cell>
          <table:table-cell table:style-name="Tableau21.C10" office:value-type="string">
            <text:p text:style-name="P90"/>
          </table:table-cell>
          <table:table-cell table:style-name="Tableau21.D10" office:value-type="string">
            <text:p text:style-name="P90"/>
          </table:table-cell>
          <table:table-cell table:style-name="Tableau21.E10" office:value-type="string">
            <text:p text:style-name="P90"/>
          </table:table-cell>
          <table:table-cell table:style-name="Tableau21.F10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H10" office:value-type="string">
            <text:p text:style-name="P90"/>
          </table:table-cell>
          <table:table-cell table:style-name="Tableau21.C2" office:value-type="string">
            <text:p text:style-name="P90"/>
          </table:table-cell>
          <table:table-cell table:style-name="Tableau21.J10" office:value-type="string">
            <text:p text:style-name="P90"/>
          </table:table-cell>
          <table:table-cell table:style-name="Tableau21.K10" office:value-type="string">
            <text:p text:style-name="P73">A</text:p>
          </table:table-cell>
        </table:table-row>
        <table:table-row table:style-name="Tableau21.1"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C2" office:value-type="string">
            <text:p text:style-name="P48"/>
          </table:table-cell>
          <table:table-cell table:style-name="Tableau21.K2" office:value-type="string">
            <text:p text:style-name="P48"/>
          </table:table-cell>
        </table:table-row>
      </table:table>
      <text:p text:style-name="P16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E" table:number-columns-repeated="2"/>
        <table:table-column table:style-name="Tableau22.G"/>
        <table:table-column table:style-name="Tableau22.E"/>
        <table:table-column table:style-name="Tableau22.B" table:number-columns-repeated="2"/>
        <table:table-column table:style-name="Tableau22.C"/>
        <table:table-row table:style-name="Tableau22.1"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3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A1" office:value-type="string">
            <text:p text:style-name="P26"/>
          </table:table-cell>
          <table:table-cell table:style-name="Tableau22.K1" office:value-type="string">
            <text:p text:style-name="P26"/>
          </table:table-cell>
        </table:table-row>
        <table:table-row table:style-name="Tableau22.1">
          <table:table-cell table:style-name="Tableau22.A2" office:value-type="string">
            <text:p text:style-name="P73">D</text:p>
          </table:table-cell>
          <table:table-cell table:style-name="Tableau22.A2" office:value-type="string">
            <text:p text:style-name="P64">1<text:span text:style-name="T22">+</text:span><text:span text:style-name="T12">17 <text:s/>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D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F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H2" office:value-type="string">
            <text:p text:style-name="P90"/>
          </table:table-cell>
          <table:table-cell table:style-name="Tableau22.I2" office:value-type="string">
            <text:p text:style-name="P90"/>
          </table:table-cell>
          <table:table-cell table:style-name="Tableau22.J2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64">2<text:span text:style-name="T22">+</text:span><text:span text:style-name="T12">16 <text:s/>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D3" office:value-type="string">
            <text:p text:style-name="P64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2.C2" office:value-type="string">
            <text:p text:style-name="P90"/>
          </table:table-cell>
          <table:table-cell table:style-name="Tableau22.D3" office:value-type="string">
            <text:p text:style-name="P64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2.C2" office:value-type="string">
            <text:p text:style-name="P90"/>
          </table:table-cell>
          <table:table-cell table:style-name="Tableau22.H3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A2" office:value-type="string">
            <text:p text:style-name="P64">3<text:span text:style-name="T22">+</text:span><text:span text:style-name="T12">15 <text:s/></text:span><text:span text:style-name="T22">18</text:span></text:p>
          </table:table-cell>
          <table:table-cell table:style-name="Tableau22.A2" office:value-type="string">
            <text:p text:style-name="P64">4<text:span text:style-name="T22">+</text:span><text:span text:style-name="T12">14 <text:s/></text:span><text:span text:style-name="T22">18</text:span></text:p>
          </table:table-cell>
          <table:table-cell table:style-name="Tableau22.A2" office:value-type="string">
            <text:p text:style-name="P64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H4" office:value-type="string">
            <text:p text:style-name="P90"/>
          </table:table-cell>
          <table:table-cell table:style-name="Tableau22.I4" office:value-type="string">
            <text:p text:style-name="P90"/>
          </table:table-cell>
          <table:table-cell table:style-name="Tableau22.J4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A2" office:value-type="string">
            <text:p text:style-name="P64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B6" office:value-type="string">
            <text:p text:style-name="P90"/>
          </table:table-cell>
          <table:table-cell table:style-name="Tableau22.C6" office:value-type="string">
            <text:p text:style-name="P90"/>
          </table:table-cell>
          <table:table-cell table:style-name="Tableau22.D6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A2" office:value-type="string">
            <text:p text:style-name="P64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2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B7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D7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A2" office:value-type="string">
            <text:p text:style-name="P64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B8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D8" office:value-type="string">
            <text:p text:style-name="P90"/>
          </table:table-cell>
          <table:table-cell table:style-name="Tableau22.E8" office:value-type="string">
            <text:p text:style-name="P90"/>
          </table:table-cell>
          <table:table-cell table:style-name="Tableau22.F8" office:value-type="string">
            <text:p text:style-name="P90"/>
          </table:table-cell>
          <table:table-cell table:style-name="Tableau22.D3" office:value-type="string">
            <text:p text:style-name="P64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2.A2" office:value-type="string">
            <text:p text:style-name="P64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2.D3" office:value-type="string">
            <text:p text:style-name="P64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2.J8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B10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A2" office:value-type="string">
            <text:p text:style-name="P64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J10" office:value-type="string">
            <text:p text:style-name="P90"/>
          </table:table-cell>
          <table:table-cell table:style-name="Tableau22.K2" office:value-type="string">
            <text:p text:style-name="P81"/>
          </table:table-cell>
        </table:table-row>
        <table:table-row table:style-name="Tableau22.1">
          <table:table-cell table:style-name="Tableau22.C2" office:value-type="string">
            <text:p text:style-name="P81"/>
          </table:table-cell>
          <table:table-cell table:style-name="Tableau22.B10" office:value-type="string">
            <text:p text:style-name="P90"/>
          </table:table-cell>
          <table:table-cell table:style-name="Tableau22.C10" office:value-type="string">
            <text:p text:style-name="P90"/>
          </table:table-cell>
          <table:table-cell table:style-name="Tableau22.D10" office:value-type="string">
            <text:p text:style-name="P90"/>
          </table:table-cell>
          <table:table-cell table:style-name="Tableau22.E10" office:value-type="string">
            <text:p text:style-name="P90"/>
          </table:table-cell>
          <table:table-cell table:style-name="Tableau22.F10" office:value-type="string">
            <text:p text:style-name="P90"/>
          </table:table-cell>
          <table:table-cell table:style-name="Tableau22.C2" office:value-type="string">
            <text:p text:style-name="P90"/>
          </table:table-cell>
          <table:table-cell table:style-name="Tableau22.D3" office:value-type="string">
            <text:p text:style-name="P64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2.C2" office:value-type="string">
            <text:p text:style-name="P90"/>
          </table:table-cell>
          <table:table-cell table:style-name="Tableau22.J10" office:value-type="string">
            <text:p text:style-name="P90"/>
          </table:table-cell>
          <table:table-cell table:style-name="Tableau22.K10" office:value-type="string">
            <text:p text:style-name="P73">A</text:p>
          </table:table-cell>
        </table:table-row>
        <table:table-row table:style-name="Tableau22.1"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C2" office:value-type="string">
            <text:p text:style-name="P48"/>
          </table:table-cell>
          <table:table-cell table:style-name="Tableau22.K2" office:value-type="string">
            <text:p text:style-name="P48"/>
          </table:table-cell>
        </table:table-row>
      </table:table>
      <text:p text:style-name="P16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E" table:number-columns-repeated="2"/>
        <table:table-column table:style-name="Tableau23.G"/>
        <table:table-column table:style-name="Tableau23.E"/>
        <table:table-column table:style-name="Tableau23.B" table:number-columns-repeated="2"/>
        <table:table-column table:style-name="Tableau23.C"/>
        <table:table-row table:style-name="Tableau23.1"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3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A1" office:value-type="string">
            <text:p text:style-name="P27"/>
          </table:table-cell>
          <table:table-cell table:style-name="Tableau23.K1" office:value-type="string">
            <text:p text:style-name="P27"/>
          </table:table-cell>
        </table:table-row>
        <table:table-row table:style-name="Tableau23.1">
          <table:table-cell table:style-name="Tableau23.A2" office:value-type="string">
            <text:p text:style-name="P74">D</text:p>
          </table:table-cell>
          <table:table-cell table:style-name="Tableau23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D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F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H2" office:value-type="string">
            <text:p text:style-name="P91"/>
          </table:table-cell>
          <table:table-cell table:style-name="Tableau23.I2" office:value-type="string">
            <text:p text:style-name="P91"/>
          </table:table-cell>
          <table:table-cell table:style-name="Tableau23.J2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3.C2" office:value-type="string">
            <text:p text:style-name="P91"/>
          </table:table-cell>
          <table:table-cell table:style-name="Tableau23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3.C2" office:value-type="string">
            <text:p text:style-name="P91"/>
          </table:table-cell>
          <table:table-cell table:style-name="Tableau23.H3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3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3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H4" office:value-type="string">
            <text:p text:style-name="P91"/>
          </table:table-cell>
          <table:table-cell table:style-name="Tableau23.I4" office:value-type="string">
            <text:p text:style-name="P91"/>
          </table:table-cell>
          <table:table-cell table:style-name="Tableau23.J4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B6" office:value-type="string">
            <text:p text:style-name="P91"/>
          </table:table-cell>
          <table:table-cell table:style-name="Tableau23.C6" office:value-type="string">
            <text:p text:style-name="P91"/>
          </table:table-cell>
          <table:table-cell table:style-name="Tableau23.D6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3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B7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D7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B8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D8" office:value-type="string">
            <text:p text:style-name="P91"/>
          </table:table-cell>
          <table:table-cell table:style-name="Tableau23.E8" office:value-type="string">
            <text:p text:style-name="P91"/>
          </table:table-cell>
          <table:table-cell table:style-name="Tableau23.F8" office:value-type="string">
            <text:p text:style-name="P91"/>
          </table:table-cell>
          <table:table-cell table:style-name="Tableau23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3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3.D3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3.J8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B10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J10" office:value-type="string">
            <text:p text:style-name="P91"/>
          </table:table-cell>
          <table:table-cell table:style-name="Tableau23.K2" office:value-type="string">
            <text:p text:style-name="P82"/>
          </table:table-cell>
        </table:table-row>
        <table:table-row table:style-name="Tableau23.1">
          <table:table-cell table:style-name="Tableau23.C2" office:value-type="string">
            <text:p text:style-name="P82"/>
          </table:table-cell>
          <table:table-cell table:style-name="Tableau23.B10" office:value-type="string">
            <text:p text:style-name="P91"/>
          </table:table-cell>
          <table:table-cell table:style-name="Tableau23.C10" office:value-type="string">
            <text:p text:style-name="P91"/>
          </table:table-cell>
          <table:table-cell table:style-name="Tableau23.D10" office:value-type="string">
            <text:p text:style-name="P91"/>
          </table:table-cell>
          <table:table-cell table:style-name="Tableau23.E10" office:value-type="string">
            <text:p text:style-name="P91"/>
          </table:table-cell>
          <table:table-cell table:style-name="Tableau23.F10" office:value-type="string">
            <text:p text:style-name="P91"/>
          </table:table-cell>
          <table:table-cell table:style-name="Tableau23.C2" office:value-type="string">
            <text:p text:style-name="P91"/>
          </table:table-cell>
          <table:table-cell table:style-name="Tableau23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3.C2" office:value-type="string">
            <text:p text:style-name="P91"/>
          </table:table-cell>
          <table:table-cell table:style-name="Tableau23.J10" office:value-type="string">
            <text:p text:style-name="P91"/>
          </table:table-cell>
          <table:table-cell table:style-name="Tableau23.K10" office:value-type="string">
            <text:p text:style-name="P74">A</text:p>
          </table:table-cell>
        </table:table-row>
        <table:table-row table:style-name="Tableau23.1"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C2" office:value-type="string">
            <text:p text:style-name="P49"/>
          </table:table-cell>
          <table:table-cell table:style-name="Tableau23.K2" office:value-type="string">
            <text:p text:style-name="P49"/>
          </table:table-cell>
        </table:table-row>
      </table:table>
      <text:p text:style-name="P17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E" table:number-columns-repeated="2"/>
        <table:table-column table:style-name="Tableau24.G"/>
        <table:table-column table:style-name="Tableau24.E"/>
        <table:table-column table:style-name="Tableau24.B" table:number-columns-repeated="2"/>
        <table:table-column table:style-name="Tableau24.C"/>
        <table:table-row table:style-name="Tableau24.1"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3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A1" office:value-type="string">
            <text:p text:style-name="P27"/>
          </table:table-cell>
          <table:table-cell table:style-name="Tableau24.K1" office:value-type="string">
            <text:p text:style-name="P27"/>
          </table:table-cell>
        </table:table-row>
        <table:table-row table:style-name="Tableau24.1">
          <table:table-cell table:style-name="Tableau24.A2" office:value-type="string">
            <text:p text:style-name="P74">D</text:p>
          </table:table-cell>
          <table:table-cell table:style-name="Tableau24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D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F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H2" office:value-type="string">
            <text:p text:style-name="P91"/>
          </table:table-cell>
          <table:table-cell table:style-name="Tableau24.I2" office:value-type="string">
            <text:p text:style-name="P91"/>
          </table:table-cell>
          <table:table-cell table:style-name="Tableau24.J2" office:value-type="string">
            <text:p text:style-name="P91"/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4.C2" office:value-type="string">
            <text:p text:style-name="P91"/>
          </table:table-cell>
          <table:table-cell table:style-name="Tableau24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4.C2" office:value-type="string">
            <text:p text:style-name="P91"/>
          </table:table-cell>
          <table:table-cell table:style-name="Tableau24.H3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4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4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H4" office:value-type="string">
            <text:p text:style-name="P91"/>
          </table:table-cell>
          <table:table-cell table:style-name="Tableau24.I4" office:value-type="string">
            <text:p text:style-name="P91"/>
          </table:table-cell>
          <table:table-cell table:style-name="Tableau24.J4" office:value-type="string">
            <text:p text:style-name="P91"/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B6" office:value-type="string">
            <text:p text:style-name="P91"/>
          </table:table-cell>
          <table:table-cell table:style-name="Tableau24.C6" office:value-type="string">
            <text:p text:style-name="P91"/>
          </table:table-cell>
          <table:table-cell table:style-name="Tableau24.D6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4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B7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D7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B8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D8" office:value-type="string">
            <text:p text:style-name="P91"/>
          </table:table-cell>
          <table:table-cell table:style-name="Tableau24.E8" office:value-type="string">
            <text:p text:style-name="P91"/>
          </table:table-cell>
          <table:table-cell table:style-name="Tableau24.F8" office:value-type="string">
            <text:p text:style-name="P91"/>
          </table:table-cell>
          <table:table-cell table:style-name="Tableau24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4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4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4.D3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B10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J10" office:value-type="string">
            <text:p text:style-name="P91"/>
          </table:table-cell>
          <table:table-cell table:style-name="Tableau24.K2" office:value-type="string">
            <text:p text:style-name="P82"/>
          </table:table-cell>
        </table:table-row>
        <table:table-row table:style-name="Tableau24.1">
          <table:table-cell table:style-name="Tableau24.C2" office:value-type="string">
            <text:p text:style-name="P82"/>
          </table:table-cell>
          <table:table-cell table:style-name="Tableau24.B10" office:value-type="string">
            <text:p text:style-name="P91"/>
          </table:table-cell>
          <table:table-cell table:style-name="Tableau24.C10" office:value-type="string">
            <text:p text:style-name="P91"/>
          </table:table-cell>
          <table:table-cell table:style-name="Tableau24.D10" office:value-type="string">
            <text:p text:style-name="P91"/>
          </table:table-cell>
          <table:table-cell table:style-name="Tableau24.E10" office:value-type="string">
            <text:p text:style-name="P91"/>
          </table:table-cell>
          <table:table-cell table:style-name="Tableau24.F10" office:value-type="string">
            <text:p text:style-name="P91"/>
          </table:table-cell>
          <table:table-cell table:style-name="Tableau24.C2" office:value-type="string">
            <text:p text:style-name="P91"/>
          </table:table-cell>
          <table:table-cell table:style-name="Tableau24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4.C2" office:value-type="string">
            <text:p text:style-name="P91"/>
          </table:table-cell>
          <table:table-cell table:style-name="Tableau24.J10" office:value-type="string">
            <text:p text:style-name="P91"/>
          </table:table-cell>
          <table:table-cell table:style-name="Tableau24.K10" office:value-type="string">
            <text:p text:style-name="P74">A</text:p>
          </table:table-cell>
        </table:table-row>
        <table:table-row table:style-name="Tableau24.1"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C2" office:value-type="string">
            <text:p text:style-name="P49"/>
          </table:table-cell>
          <table:table-cell table:style-name="Tableau24.K2" office:value-type="string">
            <text:p text:style-name="P49"/>
          </table:table-cell>
        </table:table-row>
      </table:table>
      <text:p text:style-name="P17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 table:number-columns-repeated="2"/>
        <table:table-column table:style-name="Tableau25.G"/>
        <table:table-column table:style-name="Tableau25.E"/>
        <table:table-column table:style-name="Tableau25.B" table:number-columns-repeated="2"/>
        <table:table-column table:style-name="Tableau25.C"/>
        <table:table-row table:style-name="Tableau25.1"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3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A1" office:value-type="string">
            <text:p text:style-name="P27"/>
          </table:table-cell>
          <table:table-cell table:style-name="Tableau25.K1" office:value-type="string">
            <text:p text:style-name="P27"/>
          </table:table-cell>
        </table:table-row>
        <table:table-row table:style-name="Tableau25.1">
          <table:table-cell table:style-name="Tableau25.A2" office:value-type="string">
            <text:p text:style-name="P74">D</text:p>
          </table:table-cell>
          <table:table-cell table:style-name="Tableau25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D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F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H2" office:value-type="string">
            <text:p text:style-name="P91"/>
          </table:table-cell>
          <table:table-cell table:style-name="Tableau25.I2" office:value-type="string">
            <text:p text:style-name="P91"/>
          </table:table-cell>
          <table:table-cell table:style-name="Tableau25.J2" office:value-type="string">
            <text:p text:style-name="P91"/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5.C2" office:value-type="string">
            <text:p text:style-name="P91"/>
          </table:table-cell>
          <table:table-cell table:style-name="Tableau25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5.C2" office:value-type="string">
            <text:p text:style-name="P91"/>
          </table:table-cell>
          <table:table-cell table:style-name="Tableau25.H3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5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5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H4" office:value-type="string">
            <text:p text:style-name="P91"/>
          </table:table-cell>
          <table:table-cell table:style-name="Tableau25.I4" office:value-type="string">
            <text:p text:style-name="P91"/>
          </table:table-cell>
          <table:table-cell table:style-name="Tableau25.J4" office:value-type="string">
            <text:p text:style-name="P91"/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B6" office:value-type="string">
            <text:p text:style-name="P91"/>
          </table:table-cell>
          <table:table-cell table:style-name="Tableau25.C6" office:value-type="string">
            <text:p text:style-name="P91"/>
          </table:table-cell>
          <table:table-cell table:style-name="Tableau25.D6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5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B7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D7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B8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D8" office:value-type="string">
            <text:p text:style-name="P91"/>
          </table:table-cell>
          <table:table-cell table:style-name="Tableau25.E8" office:value-type="string">
            <text:p text:style-name="P91"/>
          </table:table-cell>
          <table:table-cell table:style-name="Tableau25.F8" office:value-type="string">
            <text:p text:style-name="P91"/>
          </table:table-cell>
          <table:table-cell table:style-name="Tableau25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5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5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5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B10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D3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5.K2" office:value-type="string">
            <text:p text:style-name="P82"/>
          </table:table-cell>
        </table:table-row>
        <table:table-row table:style-name="Tableau25.1">
          <table:table-cell table:style-name="Tableau25.C2" office:value-type="string">
            <text:p text:style-name="P82"/>
          </table:table-cell>
          <table:table-cell table:style-name="Tableau25.B10" office:value-type="string">
            <text:p text:style-name="P91"/>
          </table:table-cell>
          <table:table-cell table:style-name="Tableau25.C10" office:value-type="string">
            <text:p text:style-name="P91"/>
          </table:table-cell>
          <table:table-cell table:style-name="Tableau25.D10" office:value-type="string">
            <text:p text:style-name="P91"/>
          </table:table-cell>
          <table:table-cell table:style-name="Tableau25.E10" office:value-type="string">
            <text:p text:style-name="P91"/>
          </table:table-cell>
          <table:table-cell table:style-name="Tableau25.F10" office:value-type="string">
            <text:p text:style-name="P91"/>
          </table:table-cell>
          <table:table-cell table:style-name="Tableau25.C2" office:value-type="string">
            <text:p text:style-name="P91"/>
          </table:table-cell>
          <table:table-cell table:style-name="Tableau25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5.C2" office:value-type="string">
            <text:p text:style-name="P91"/>
          </table:table-cell>
          <table:table-cell table:style-name="Tableau25.J10" office:value-type="string">
            <text:p text:style-name="P91"/>
          </table:table-cell>
          <table:table-cell table:style-name="Tableau25.K10" office:value-type="string">
            <text:p text:style-name="P74">A</text:p>
          </table:table-cell>
        </table:table-row>
        <table:table-row table:style-name="Tableau25.1"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C2" office:value-type="string">
            <text:p text:style-name="P49"/>
          </table:table-cell>
          <table:table-cell table:style-name="Tableau25.K2" office:value-type="string">
            <text:p text:style-name="P49"/>
          </table:table-cell>
        </table:table-row>
      </table:table>
      <text:p text:style-name="P17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E" table:number-columns-repeated="2"/>
        <table:table-column table:style-name="Tableau26.G"/>
        <table:table-column table:style-name="Tableau26.E"/>
        <table:table-column table:style-name="Tableau26.B" table:number-columns-repeated="2"/>
        <table:table-column table:style-name="Tableau26.C"/>
        <table:table-row table:style-name="Tableau26.1"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3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A1" office:value-type="string">
            <text:p text:style-name="P27"/>
          </table:table-cell>
          <table:table-cell table:style-name="Tableau26.K1" office:value-type="string">
            <text:p text:style-name="P27"/>
          </table:table-cell>
        </table:table-row>
        <table:table-row table:style-name="Tableau26.1">
          <table:table-cell table:style-name="Tableau26.A2" office:value-type="string">
            <text:p text:style-name="P74">D</text:p>
          </table:table-cell>
          <table:table-cell table:style-name="Tableau26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D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F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H2" office:value-type="string">
            <text:p text:style-name="P91"/>
          </table:table-cell>
          <table:table-cell table:style-name="Tableau26.I2" office:value-type="string">
            <text:p text:style-name="P91"/>
          </table:table-cell>
          <table:table-cell table:style-name="Tableau26.J2" office:value-type="string">
            <text:p text:style-name="P91"/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6.C2" office:value-type="string">
            <text:p text:style-name="P91"/>
          </table:table-cell>
          <table:table-cell table:style-name="Tableau26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6.C2" office:value-type="string">
            <text:p text:style-name="P91"/>
          </table:table-cell>
          <table:table-cell table:style-name="Tableau26.H3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6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6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H4" office:value-type="string">
            <text:p text:style-name="P91"/>
          </table:table-cell>
          <table:table-cell table:style-name="Tableau26.I4" office:value-type="string">
            <text:p text:style-name="P91"/>
          </table:table-cell>
          <table:table-cell table:style-name="Tableau26.J4" office:value-type="string">
            <text:p text:style-name="P91"/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B6" office:value-type="string">
            <text:p text:style-name="P91"/>
          </table:table-cell>
          <table:table-cell table:style-name="Tableau26.C6" office:value-type="string">
            <text:p text:style-name="P91"/>
          </table:table-cell>
          <table:table-cell table:style-name="Tableau26.D6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6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B7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D7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B8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D8" office:value-type="string">
            <text:p text:style-name="P91"/>
          </table:table-cell>
          <table:table-cell table:style-name="Tableau26.E8" office:value-type="string">
            <text:p text:style-name="P91"/>
          </table:table-cell>
          <table:table-cell table:style-name="Tableau26.F8" office:value-type="string">
            <text:p text:style-name="P91"/>
          </table:table-cell>
          <table:table-cell table:style-name="Tableau26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6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6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6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B10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6.K2" office:value-type="string">
            <text:p text:style-name="P82"/>
          </table:table-cell>
        </table:table-row>
        <table:table-row table:style-name="Tableau26.1">
          <table:table-cell table:style-name="Tableau26.C2" office:value-type="string">
            <text:p text:style-name="P82"/>
          </table:table-cell>
          <table:table-cell table:style-name="Tableau26.B10" office:value-type="string">
            <text:p text:style-name="P91"/>
          </table:table-cell>
          <table:table-cell table:style-name="Tableau26.C10" office:value-type="string">
            <text:p text:style-name="P91"/>
          </table:table-cell>
          <table:table-cell table:style-name="Tableau26.D10" office:value-type="string">
            <text:p text:style-name="P91"/>
          </table:table-cell>
          <table:table-cell table:style-name="Tableau26.E10" office:value-type="string">
            <text:p text:style-name="P91"/>
          </table:table-cell>
          <table:table-cell table:style-name="Tableau26.F10" office:value-type="string">
            <text:p text:style-name="P91"/>
          </table:table-cell>
          <table:table-cell table:style-name="Tableau26.C2" office:value-type="string">
            <text:p text:style-name="P91"/>
          </table:table-cell>
          <table:table-cell table:style-name="Tableau26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6.C2" office:value-type="string">
            <text:p text:style-name="P91"/>
          </table:table-cell>
          <table:table-cell table:style-name="Tableau26.D3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6.K10" office:value-type="string">
            <text:p text:style-name="P74">A</text:p>
          </table:table-cell>
        </table:table-row>
        <table:table-row table:style-name="Tableau26.1"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C2" office:value-type="string">
            <text:p text:style-name="P49"/>
          </table:table-cell>
          <table:table-cell table:style-name="Tableau26.K2" office:value-type="string">
            <text:p text:style-name="P49"/>
          </table:table-cell>
        </table:table-row>
      </table:table>
      <text:p text:style-name="P17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E" table:number-columns-repeated="2"/>
        <table:table-column table:style-name="Tableau27.G"/>
        <table:table-column table:style-name="Tableau27.E"/>
        <table:table-column table:style-name="Tableau27.B" table:number-columns-repeated="2"/>
        <table:table-column table:style-name="Tableau27.C"/>
        <table:table-row table:style-name="Tableau27.1"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3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A1" office:value-type="string">
            <text:p text:style-name="P27"/>
          </table:table-cell>
          <table:table-cell table:style-name="Tableau27.K1" office:value-type="string">
            <text:p text:style-name="P27"/>
          </table:table-cell>
        </table:table-row>
        <table:table-row table:style-name="Tableau27.1">
          <table:table-cell table:style-name="Tableau27.A2" office:value-type="string">
            <text:p text:style-name="P74">D</text:p>
          </table:table-cell>
          <table:table-cell table:style-name="Tableau27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D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F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H2" office:value-type="string">
            <text:p text:style-name="P91"/>
          </table:table-cell>
          <table:table-cell table:style-name="Tableau27.I2" office:value-type="string">
            <text:p text:style-name="P91"/>
          </table:table-cell>
          <table:table-cell table:style-name="Tableau27.J2" office:value-type="string">
            <text:p text:style-name="P91"/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7.C2" office:value-type="string">
            <text:p text:style-name="P91"/>
          </table:table-cell>
          <table:table-cell table:style-name="Tableau27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7.C2" office:value-type="string">
            <text:p text:style-name="P91"/>
          </table:table-cell>
          <table:table-cell table:style-name="Tableau27.H3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7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7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H4" office:value-type="string">
            <text:p text:style-name="P91"/>
          </table:table-cell>
          <table:table-cell table:style-name="Tableau27.I4" office:value-type="string">
            <text:p text:style-name="P91"/>
          </table:table-cell>
          <table:table-cell table:style-name="Tableau27.J4" office:value-type="string">
            <text:p text:style-name="P91"/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B6" office:value-type="string">
            <text:p text:style-name="P91"/>
          </table:table-cell>
          <table:table-cell table:style-name="Tableau27.C6" office:value-type="string">
            <text:p text:style-name="P91"/>
          </table:table-cell>
          <table:table-cell table:style-name="Tableau27.D6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7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B7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D7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B8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D8" office:value-type="string">
            <text:p text:style-name="P91"/>
          </table:table-cell>
          <table:table-cell table:style-name="Tableau27.E8" office:value-type="string">
            <text:p text:style-name="P91"/>
          </table:table-cell>
          <table:table-cell table:style-name="Tableau27.F8" office:value-type="string">
            <text:p text:style-name="P91"/>
          </table:table-cell>
          <table:table-cell table:style-name="Tableau27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7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7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7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B10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7.K2" office:value-type="string">
            <text:p text:style-name="P82"/>
          </table:table-cell>
        </table:table-row>
        <table:table-row table:style-name="Tableau27.1">
          <table:table-cell table:style-name="Tableau27.C2" office:value-type="string">
            <text:p text:style-name="P82"/>
          </table:table-cell>
          <table:table-cell table:style-name="Tableau27.B10" office:value-type="string">
            <text:p text:style-name="P91"/>
          </table:table-cell>
          <table:table-cell table:style-name="Tableau27.C10" office:value-type="string">
            <text:p text:style-name="P91"/>
          </table:table-cell>
          <table:table-cell table:style-name="Tableau27.D10" office:value-type="string">
            <text:p text:style-name="P91"/>
          </table:table-cell>
          <table:table-cell table:style-name="Tableau27.E10" office:value-type="string">
            <text:p text:style-name="P91"/>
          </table:table-cell>
          <table:table-cell table:style-name="Tableau27.F10" office:value-type="string">
            <text:p text:style-name="P91"/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7.C2" office:value-type="string">
            <text:p text:style-name="P91"/>
          </table:table-cell>
          <table:table-cell table:style-name="Tableau27.A2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7.K10" office:value-type="string">
            <text:p text:style-name="P65"><text:span text:style-name="T25">1</text:span><text:span text:style-name="T27">8</text:span><text:span text:style-name="T22">+</text:span><text:span text:style-name="T18">0</text:span><text:span text:style-name="T12"> </text:span><text:span text:style-name="T22">18</text:span></text:p>
          </table:table-cell>
        </table:table-row>
        <table:table-row table:style-name="Tableau27.1"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C2" office:value-type="string">
            <text:p text:style-name="P49"/>
          </table:table-cell>
          <table:table-cell table:style-name="Tableau27.K2" office:value-type="string">
            <text:p text:style-name="P49"/>
          </table:table-cell>
        </table:table-row>
      </table:table>
      <text:p text:style-name="P17"/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B"/>
        <table:table-column table:style-name="Tableau54.E" table:number-columns-repeated="2"/>
        <table:table-column table:style-name="Tableau54.G"/>
        <table:table-column table:style-name="Tableau54.E"/>
        <table:table-column table:style-name="Tableau54.B" table:number-columns-repeated="2"/>
        <table:table-column table:style-name="Tableau54.C"/>
        <table:table-row table:style-name="Tableau54.1"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4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A1" office:value-type="string">
            <text:p text:style-name="P30"/>
          </table:table-cell>
          <table:table-cell table:style-name="Tableau54.K1" office:value-type="string">
            <text:p text:style-name="P30"/>
          </table:table-cell>
        </table:table-row>
        <table:table-row table:style-name="Tableau54.1">
          <table:table-cell table:style-name="Tableau54.A2" office:value-type="string">
            <text:p text:style-name="P77">D</text:p>
          </table:table-cell>
          <table:table-cell table:style-name="Tableau54.A2" office:value-type="string">
            <text:p text:style-name="P68">1<text:span text:style-name="T22">+</text:span><text:span text:style-name="T12">17 <text:s/>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D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F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H2" office:value-type="string">
            <text:p text:style-name="P94"/>
          </table:table-cell>
          <table:table-cell table:style-name="Tableau54.I2" office:value-type="string">
            <text:p text:style-name="P94"/>
          </table:table-cell>
          <table:table-cell table:style-name="Tableau54.J2" office:value-type="string">
            <text:p text:style-name="P94"/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68">2<text:span text:style-name="T22">+</text:span><text:span text:style-name="T12">16 <text:s/>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D3" office:value-type="string">
            <text:p text:style-name="P68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4.C2" office:value-type="string">
            <text:p text:style-name="P94"/>
          </table:table-cell>
          <table:table-cell table:style-name="Tableau54.D3" office:value-type="string">
            <text:p text:style-name="P68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4.C2" office:value-type="string">
            <text:p text:style-name="P94"/>
          </table:table-cell>
          <table:table-cell table:style-name="Tableau54.H3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A2" office:value-type="string">
            <text:p text:style-name="P68">3<text:span text:style-name="T22">+</text:span><text:span text:style-name="T12">15 <text:s/></text:span><text:span text:style-name="T22">18</text:span></text:p>
          </table:table-cell>
          <table:table-cell table:style-name="Tableau54.A2" office:value-type="string">
            <text:p text:style-name="P68">4<text:span text:style-name="T22">+</text:span><text:span text:style-name="T12">14 <text:s/></text:span><text:span text:style-name="T22">18</text:span></text:p>
          </table:table-cell>
          <table:table-cell table:style-name="Tableau54.A2" office:value-type="string">
            <text:p text:style-name="P68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H4" office:value-type="string">
            <text:p text:style-name="P94"/>
          </table:table-cell>
          <table:table-cell table:style-name="Tableau54.I4" office:value-type="string">
            <text:p text:style-name="P94"/>
          </table:table-cell>
          <table:table-cell table:style-name="Tableau54.J4" office:value-type="string">
            <text:p text:style-name="P94"/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B6" office:value-type="string">
            <text:p text:style-name="P94"/>
          </table:table-cell>
          <table:table-cell table:style-name="Tableau54.C6" office:value-type="string">
            <text:p text:style-name="P94"/>
          </table:table-cell>
          <table:table-cell table:style-name="Tableau54.D6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4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B7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D7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B8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D8" office:value-type="string">
            <text:p text:style-name="P94"/>
          </table:table-cell>
          <table:table-cell table:style-name="Tableau54.E8" office:value-type="string">
            <text:p text:style-name="P94"/>
          </table:table-cell>
          <table:table-cell table:style-name="Tableau54.F8" office:value-type="string">
            <text:p text:style-name="P94"/>
          </table:table-cell>
          <table:table-cell table:style-name="Tableau54.D3" office:value-type="string">
            <text:p text:style-name="P68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4.A2" office:value-type="string">
            <text:p text:style-name="P68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4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4.A2" office:value-type="string">
            <text:p text:style-name="P68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B10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4.K2" office:value-type="string">
            <text:p text:style-name="P85"/>
          </table:table-cell>
        </table:table-row>
        <table:table-row table:style-name="Tableau54.1">
          <table:table-cell table:style-name="Tableau54.C2" office:value-type="string">
            <text:p text:style-name="P85"/>
          </table:table-cell>
          <table:table-cell table:style-name="Tableau54.B10" office:value-type="string">
            <text:p text:style-name="P94"/>
          </table:table-cell>
          <table:table-cell table:style-name="Tableau54.C10" office:value-type="string">
            <text:p text:style-name="P94"/>
          </table:table-cell>
          <table:table-cell table:style-name="Tableau54.D10" office:value-type="string">
            <text:p text:style-name="P94"/>
          </table:table-cell>
          <table:table-cell table:style-name="Tableau54.E10" office:value-type="string">
            <text:p text:style-name="P94"/>
          </table:table-cell>
          <table:table-cell table:style-name="Tableau54.F10" office:value-type="string">
            <text:p text:style-name="P94"/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4.C2" office:value-type="string">
            <text:p text:style-name="P94"/>
          </table:table-cell>
          <table:table-cell table:style-name="Tableau54.A2" office:value-type="string">
            <text:p text:style-name="P68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4.K10" office:value-type="string">
            <text:p text:style-name="P68"><text:span text:style-name="T25">1</text:span><text:span text:style-name="T27">8</text:span><text:span text:style-name="T22">+</text:span><text:span text:style-name="T18">0</text:span><text:span text:style-name="T12"> </text:span><text:span text:style-name="T22">18</text:span></text:p>
          </table:table-cell>
        </table:table-row>
        <table:table-row table:style-name="Tableau54.1"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C2" office:value-type="string">
            <text:p text:style-name="P52"/>
          </table:table-cell>
          <table:table-cell table:style-name="Tableau54.K2" office:value-type="string">
            <text:p text:style-name="P52"/>
          </table:table-cell>
        </table:table-row>
      </table:table>
      <text:p text:style-name="P20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E" table:number-columns-repeated="2"/>
        <table:table-column table:style-name="Tableau28.G"/>
        <table:table-column table:style-name="Tableau28.E"/>
        <table:table-column table:style-name="Tableau28.B" table:number-columns-repeated="2"/>
        <table:table-column table:style-name="Tableau28.C"/>
        <table:table-row table:style-name="Tableau28.1"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3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A1" office:value-type="string">
            <text:p text:style-name="P27"/>
          </table:table-cell>
          <table:table-cell table:style-name="Tableau28.K1" office:value-type="string">
            <text:p text:style-name="P27"/>
          </table:table-cell>
        </table:table-row>
        <table:table-row table:style-name="Tableau28.1">
          <table:table-cell table:style-name="Tableau28.A2" office:value-type="string">
            <text:p text:style-name="P74">D</text:p>
          </table:table-cell>
          <table:table-cell table:style-name="Tableau28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D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F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H2" office:value-type="string">
            <text:p text:style-name="P91"/>
          </table:table-cell>
          <table:table-cell table:style-name="Tableau28.I2" office:value-type="string">
            <text:p text:style-name="P91"/>
          </table:table-cell>
          <table:table-cell table:style-name="Tableau28.J2" office:value-type="string">
            <text:p text:style-name="P91"/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8.C2" office:value-type="string">
            <text:p text:style-name="P91"/>
          </table:table-cell>
          <table:table-cell table:style-name="Tableau28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8.C2" office:value-type="string">
            <text:p text:style-name="P91"/>
          </table:table-cell>
          <table:table-cell table:style-name="Tableau28.H3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8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8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H4" office:value-type="string">
            <text:p text:style-name="P91"/>
          </table:table-cell>
          <table:table-cell table:style-name="Tableau28.I4" office:value-type="string">
            <text:p text:style-name="P91"/>
          </table:table-cell>
          <table:table-cell table:style-name="Tableau28.J4" office:value-type="string">
            <text:p text:style-name="P91"/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B6" office:value-type="string">
            <text:p text:style-name="P91"/>
          </table:table-cell>
          <table:table-cell table:style-name="Tableau28.C6" office:value-type="string">
            <text:p text:style-name="P91"/>
          </table:table-cell>
          <table:table-cell table:style-name="Tableau28.D6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8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B7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D7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B8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D8" office:value-type="string">
            <text:p text:style-name="P91"/>
          </table:table-cell>
          <table:table-cell table:style-name="Tableau28.E8" office:value-type="string">
            <text:p text:style-name="P91"/>
          </table:table-cell>
          <table:table-cell table:style-name="Tableau28.F8" office:value-type="string">
            <text:p text:style-name="P91"/>
          </table:table-cell>
          <table:table-cell table:style-name="Tableau28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8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8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8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B10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8.K2" office:value-type="string">
            <text:p text:style-name="P82"/>
          </table:table-cell>
        </table:table-row>
        <table:table-row table:style-name="Tableau28.1">
          <table:table-cell table:style-name="Tableau28.C2" office:value-type="string">
            <text:p text:style-name="P82"/>
          </table:table-cell>
          <table:table-cell table:style-name="Tableau28.B10" office:value-type="string">
            <text:p text:style-name="P91"/>
          </table:table-cell>
          <table:table-cell table:style-name="Tableau28.C10" office:value-type="string">
            <text:p text:style-name="P91"/>
          </table:table-cell>
          <table:table-cell table:style-name="Tableau28.D10" office:value-type="string">
            <text:p text:style-name="P91"/>
          </table:table-cell>
          <table:table-cell table:style-name="Tableau28.E10" office:value-type="string">
            <text:p text:style-name="P91"/>
          </table:table-cell>
          <table:table-cell table:style-name="Tableau28.F10" office:value-type="string">
            <text:p text:style-name="P91"/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8.C2" office:value-type="string">
            <text:p text:style-name="P91"/>
          </table:table-cell>
          <table:table-cell table:style-name="Tableau28.A2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8.K10" office:value-type="string">
            <text:p text:style-name="P96">A</text:p>
          </table:table-cell>
        </table:table-row>
        <table:table-row table:style-name="Tableau28.1"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C2" office:value-type="string">
            <text:p text:style-name="P49"/>
          </table:table-cell>
          <table:table-cell table:style-name="Tableau28.K2" office:value-type="string">
            <text:p text:style-name="P49"/>
          </table:table-cell>
        </table:table-row>
      </table:table>
      <text:p text:style-name="P17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E" table:number-columns-repeated="2"/>
        <table:table-column table:style-name="Tableau29.G"/>
        <table:table-column table:style-name="Tableau29.E"/>
        <table:table-column table:style-name="Tableau29.B" table:number-columns-repeated="2"/>
        <table:table-column table:style-name="Tableau29.C"/>
        <table:table-row table:style-name="Tableau29.1"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3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A1" office:value-type="string">
            <text:p text:style-name="P27"/>
          </table:table-cell>
          <table:table-cell table:style-name="Tableau29.K1" office:value-type="string">
            <text:p text:style-name="P27"/>
          </table:table-cell>
        </table:table-row>
        <table:table-row table:style-name="Tableau29.1">
          <table:table-cell table:style-name="Tableau29.A2" office:value-type="string">
            <text:p text:style-name="P74">D</text:p>
          </table:table-cell>
          <table:table-cell table:style-name="Tableau29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D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F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H2" office:value-type="string">
            <text:p text:style-name="P91"/>
          </table:table-cell>
          <table:table-cell table:style-name="Tableau29.I2" office:value-type="string">
            <text:p text:style-name="P91"/>
          </table:table-cell>
          <table:table-cell table:style-name="Tableau29.J2" office:value-type="string">
            <text:p text:style-name="P91"/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29.C2" office:value-type="string">
            <text:p text:style-name="P91"/>
          </table:table-cell>
          <table:table-cell table:style-name="Tableau29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29.C2" office:value-type="string">
            <text:p text:style-name="P91"/>
          </table:table-cell>
          <table:table-cell table:style-name="Tableau29.H3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29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29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H4" office:value-type="string">
            <text:p text:style-name="P91"/>
          </table:table-cell>
          <table:table-cell table:style-name="Tableau29.I4" office:value-type="string">
            <text:p text:style-name="P91"/>
          </table:table-cell>
          <table:table-cell table:style-name="Tableau29.J4" office:value-type="string">
            <text:p text:style-name="P91"/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B6" office:value-type="string">
            <text:p text:style-name="P91"/>
          </table:table-cell>
          <table:table-cell table:style-name="Tableau29.C6" office:value-type="string">
            <text:p text:style-name="P91"/>
          </table:table-cell>
          <table:table-cell table:style-name="Tableau29.D6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29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B7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D7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B8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D8" office:value-type="string">
            <text:p text:style-name="P91"/>
          </table:table-cell>
          <table:table-cell table:style-name="Tableau29.E8" office:value-type="string">
            <text:p text:style-name="P91"/>
          </table:table-cell>
          <table:table-cell table:style-name="Tableau29.F8" office:value-type="string">
            <text:p text:style-name="P91"/>
          </table:table-cell>
          <table:table-cell table:style-name="Tableau29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29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29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9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B10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29.K2" office:value-type="string">
            <text:p text:style-name="P82"/>
          </table:table-cell>
        </table:table-row>
        <table:table-row table:style-name="Tableau29.1">
          <table:table-cell table:style-name="Tableau29.C2" office:value-type="string">
            <text:p text:style-name="P82"/>
          </table:table-cell>
          <table:table-cell table:style-name="Tableau29.B10" office:value-type="string">
            <text:p text:style-name="P91"/>
          </table:table-cell>
          <table:table-cell table:style-name="Tableau29.C10" office:value-type="string">
            <text:p text:style-name="P91"/>
          </table:table-cell>
          <table:table-cell table:style-name="Tableau29.D10" office:value-type="string">
            <text:p text:style-name="P91"/>
          </table:table-cell>
          <table:table-cell table:style-name="Tableau29.E10" office:value-type="string">
            <text:p text:style-name="P91"/>
          </table:table-cell>
          <table:table-cell table:style-name="Tableau29.F10" office:value-type="string">
            <text:p text:style-name="P91"/>
          </table:table-cell>
          <table:table-cell table:style-name="Tableau29.C2" office:value-type="string">
            <text:p text:style-name="P91"/>
          </table:table-cell>
          <table:table-cell table:style-name="Tableau29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29.C2" office:value-type="string">
            <text:p text:style-name="P91"/>
          </table:table-cell>
          <table:table-cell table:style-name="Tableau29.J10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29.K10" office:value-type="string">
            <text:p text:style-name="P96">A</text:p>
          </table:table-cell>
        </table:table-row>
        <table:table-row table:style-name="Tableau29.1"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C2" office:value-type="string">
            <text:p text:style-name="P49"/>
          </table:table-cell>
          <table:table-cell table:style-name="Tableau29.K2" office:value-type="string">
            <text:p text:style-name="P49"/>
          </table:table-cell>
        </table:table-row>
      </table:table>
      <text:p text:style-name="P17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E" table:number-columns-repeated="2"/>
        <table:table-column table:style-name="Tableau30.G"/>
        <table:table-column table:style-name="Tableau30.E"/>
        <table:table-column table:style-name="Tableau30.B" table:number-columns-repeated="2"/>
        <table:table-column table:style-name="Tableau30.C"/>
        <table:table-row table:style-name="Tableau30.1"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3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A1" office:value-type="string">
            <text:p text:style-name="P27"/>
          </table:table-cell>
          <table:table-cell table:style-name="Tableau30.K1" office:value-type="string">
            <text:p text:style-name="P27"/>
          </table:table-cell>
        </table:table-row>
        <table:table-row table:style-name="Tableau30.1">
          <table:table-cell table:style-name="Tableau30.A2" office:value-type="string">
            <text:p text:style-name="P74">D</text:p>
          </table:table-cell>
          <table:table-cell table:style-name="Tableau30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D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F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H2" office:value-type="string">
            <text:p text:style-name="P91"/>
          </table:table-cell>
          <table:table-cell table:style-name="Tableau30.I2" office:value-type="string">
            <text:p text:style-name="P91"/>
          </table:table-cell>
          <table:table-cell table:style-name="Tableau30.J2" office:value-type="string">
            <text:p text:style-name="P91"/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0.C2" office:value-type="string">
            <text:p text:style-name="P91"/>
          </table:table-cell>
          <table:table-cell table:style-name="Tableau30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0.C2" office:value-type="string">
            <text:p text:style-name="P91"/>
          </table:table-cell>
          <table:table-cell table:style-name="Tableau30.H3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0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0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H4" office:value-type="string">
            <text:p text:style-name="P91"/>
          </table:table-cell>
          <table:table-cell table:style-name="Tableau30.I4" office:value-type="string">
            <text:p text:style-name="P91"/>
          </table:table-cell>
          <table:table-cell table:style-name="Tableau30.J4" office:value-type="string">
            <text:p text:style-name="P91"/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B6" office:value-type="string">
            <text:p text:style-name="P91"/>
          </table:table-cell>
          <table:table-cell table:style-name="Tableau30.C6" office:value-type="string">
            <text:p text:style-name="P91"/>
          </table:table-cell>
          <table:table-cell table:style-name="Tableau30.D6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0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B7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D7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B8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D8" office:value-type="string">
            <text:p text:style-name="P91"/>
          </table:table-cell>
          <table:table-cell table:style-name="Tableau30.E8" office:value-type="string">
            <text:p text:style-name="P91"/>
          </table:table-cell>
          <table:table-cell table:style-name="Tableau30.F8" office:value-type="string">
            <text:p text:style-name="P91"/>
          </table:table-cell>
          <table:table-cell table:style-name="Tableau30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0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0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0.A2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B10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J9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0.K2" office:value-type="string">
            <text:p text:style-name="P82"/>
          </table:table-cell>
        </table:table-row>
        <table:table-row table:style-name="Tableau30.1">
          <table:table-cell table:style-name="Tableau30.C2" office:value-type="string">
            <text:p text:style-name="P82"/>
          </table:table-cell>
          <table:table-cell table:style-name="Tableau30.B10" office:value-type="string">
            <text:p text:style-name="P91"/>
          </table:table-cell>
          <table:table-cell table:style-name="Tableau30.C10" office:value-type="string">
            <text:p text:style-name="P91"/>
          </table:table-cell>
          <table:table-cell table:style-name="Tableau30.D10" office:value-type="string">
            <text:p text:style-name="P91"/>
          </table:table-cell>
          <table:table-cell table:style-name="Tableau30.E10" office:value-type="string">
            <text:p text:style-name="P91"/>
          </table:table-cell>
          <table:table-cell table:style-name="Tableau30.F10" office:value-type="string">
            <text:p text:style-name="P91"/>
          </table:table-cell>
          <table:table-cell table:style-name="Tableau30.C2" office:value-type="string">
            <text:p text:style-name="P91"/>
          </table:table-cell>
          <table:table-cell table:style-name="Tableau30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0.C2" office:value-type="string">
            <text:p text:style-name="P91"/>
          </table:table-cell>
          <table:table-cell table:style-name="Tableau30.J9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0.K10" office:value-type="string">
            <text:p text:style-name="P96">A</text:p>
          </table:table-cell>
        </table:table-row>
        <table:table-row table:style-name="Tableau30.1"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C2" office:value-type="string">
            <text:p text:style-name="P49"/>
          </table:table-cell>
          <table:table-cell table:style-name="Tableau30.K2" office:value-type="string">
            <text:p text:style-name="P49"/>
          </table:table-cell>
        </table:table-row>
      </table:table>
      <text:p text:style-name="P17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B"/>
        <table:table-column table:style-name="Tableau31.E" table:number-columns-repeated="2"/>
        <table:table-column table:style-name="Tableau31.G"/>
        <table:table-column table:style-name="Tableau31.E"/>
        <table:table-column table:style-name="Tableau31.B" table:number-columns-repeated="2"/>
        <table:table-column table:style-name="Tableau31.C"/>
        <table:table-row table:style-name="Tableau31.1"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3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A1" office:value-type="string">
            <text:p text:style-name="P27"/>
          </table:table-cell>
          <table:table-cell table:style-name="Tableau31.K1" office:value-type="string">
            <text:p text:style-name="P27"/>
          </table:table-cell>
        </table:table-row>
        <table:table-row table:style-name="Tableau31.1">
          <table:table-cell table:style-name="Tableau31.A2" office:value-type="string">
            <text:p text:style-name="P74">D</text:p>
          </table:table-cell>
          <table:table-cell table:style-name="Tableau31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D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F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H2" office:value-type="string">
            <text:p text:style-name="P91"/>
          </table:table-cell>
          <table:table-cell table:style-name="Tableau31.I2" office:value-type="string">
            <text:p text:style-name="P91"/>
          </table:table-cell>
          <table:table-cell table:style-name="Tableau31.J2" office:value-type="string">
            <text:p text:style-name="P91"/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1.C2" office:value-type="string">
            <text:p text:style-name="P91"/>
          </table:table-cell>
          <table:table-cell table:style-name="Tableau31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1.C2" office:value-type="string">
            <text:p text:style-name="P91"/>
          </table:table-cell>
          <table:table-cell table:style-name="Tableau31.H3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1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1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H4" office:value-type="string">
            <text:p text:style-name="P91"/>
          </table:table-cell>
          <table:table-cell table:style-name="Tableau31.I4" office:value-type="string">
            <text:p text:style-name="P91"/>
          </table:table-cell>
          <table:table-cell table:style-name="Tableau31.J4" office:value-type="string">
            <text:p text:style-name="P91"/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B6" office:value-type="string">
            <text:p text:style-name="P91"/>
          </table:table-cell>
          <table:table-cell table:style-name="Tableau31.C6" office:value-type="string">
            <text:p text:style-name="P91"/>
          </table:table-cell>
          <table:table-cell table:style-name="Tableau31.D6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1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B7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D7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B8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D8" office:value-type="string">
            <text:p text:style-name="P91"/>
          </table:table-cell>
          <table:table-cell table:style-name="Tableau31.E8" office:value-type="string">
            <text:p text:style-name="P91"/>
          </table:table-cell>
          <table:table-cell table:style-name="Tableau31.F8" office:value-type="string">
            <text:p text:style-name="P91"/>
          </table:table-cell>
          <table:table-cell table:style-name="Tableau31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1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1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1.J8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B10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J8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1.K2" office:value-type="string">
            <text:p text:style-name="P82"/>
          </table:table-cell>
        </table:table-row>
        <table:table-row table:style-name="Tableau31.1">
          <table:table-cell table:style-name="Tableau31.C2" office:value-type="string">
            <text:p text:style-name="P82"/>
          </table:table-cell>
          <table:table-cell table:style-name="Tableau31.B10" office:value-type="string">
            <text:p text:style-name="P91"/>
          </table:table-cell>
          <table:table-cell table:style-name="Tableau31.C10" office:value-type="string">
            <text:p text:style-name="P91"/>
          </table:table-cell>
          <table:table-cell table:style-name="Tableau31.D10" office:value-type="string">
            <text:p text:style-name="P91"/>
          </table:table-cell>
          <table:table-cell table:style-name="Tableau31.E10" office:value-type="string">
            <text:p text:style-name="P91"/>
          </table:table-cell>
          <table:table-cell table:style-name="Tableau31.F10" office:value-type="string">
            <text:p text:style-name="P91"/>
          </table:table-cell>
          <table:table-cell table:style-name="Tableau31.C2" office:value-type="string">
            <text:p text:style-name="P91"/>
          </table:table-cell>
          <table:table-cell table:style-name="Tableau31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1.C2" office:value-type="string">
            <text:p text:style-name="P91"/>
          </table:table-cell>
          <table:table-cell table:style-name="Tableau31.J8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1.K10" office:value-type="string">
            <text:p text:style-name="P96">A</text:p>
          </table:table-cell>
        </table:table-row>
        <table:table-row table:style-name="Tableau31.1"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C2" office:value-type="string">
            <text:p text:style-name="P49"/>
          </table:table-cell>
          <table:table-cell table:style-name="Tableau31.K2" office:value-type="string">
            <text:p text:style-name="P49"/>
          </table:table-cell>
        </table:table-row>
      </table:table>
      <text:p text:style-name="P17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B"/>
        <table:table-column table:style-name="Tableau32.D"/>
        <table:table-column table:style-name="Tableau32.G"/>
        <table:table-column table:style-name="Tableau32.H"/>
        <table:table-column table:style-name="Tableau32.D"/>
        <table:table-column table:style-name="Tableau32.B"/>
        <table:table-column table:style-name="Tableau32.K"/>
        <table:table-row table:style-name="Tableau32.1"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3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A1" office:value-type="string">
            <text:p text:style-name="P27"/>
          </table:table-cell>
          <table:table-cell table:style-name="Tableau32.K1" office:value-type="string">
            <text:p text:style-name="P27"/>
          </table:table-cell>
        </table:table-row>
        <table:table-row table:style-name="Tableau32.1">
          <table:table-cell table:style-name="Tableau32.A2" office:value-type="string">
            <text:p text:style-name="P74">D</text:p>
          </table:table-cell>
          <table:table-cell table:style-name="Tableau32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D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F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H2" office:value-type="string">
            <text:p text:style-name="P91"/>
          </table:table-cell>
          <table:table-cell table:style-name="Tableau32.I2" office:value-type="string">
            <text:p text:style-name="P91"/>
          </table:table-cell>
          <table:table-cell table:style-name="Tableau32.J2" office:value-type="string">
            <text:p text:style-name="P91"/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2.C2" office:value-type="string">
            <text:p text:style-name="P91"/>
          </table:table-cell>
          <table:table-cell table:style-name="Tableau32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2.C2" office:value-type="string">
            <text:p text:style-name="P91"/>
          </table:table-cell>
          <table:table-cell table:style-name="Tableau32.H3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2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2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H4" office:value-type="string">
            <text:p text:style-name="P91"/>
          </table:table-cell>
          <table:table-cell table:style-name="Tableau32.I4" office:value-type="string">
            <text:p text:style-name="P91"/>
          </table:table-cell>
          <table:table-cell table:style-name="Tableau32.J4" office:value-type="string">
            <text:p text:style-name="P91"/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B6" office:value-type="string">
            <text:p text:style-name="P91"/>
          </table:table-cell>
          <table:table-cell table:style-name="Tableau32.C6" office:value-type="string">
            <text:p text:style-name="P91"/>
          </table:table-cell>
          <table:table-cell table:style-name="Tableau32.D6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2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B7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D7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B8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D8" office:value-type="string">
            <text:p text:style-name="P91"/>
          </table:table-cell>
          <table:table-cell table:style-name="Tableau32.E8" office:value-type="string">
            <text:p text:style-name="P91"/>
          </table:table-cell>
          <table:table-cell table:style-name="Tableau32.F8" office:value-type="string">
            <text:p text:style-name="P91"/>
          </table:table-cell>
          <table:table-cell table:style-name="Tableau32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2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2.I8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2.I8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B10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I8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2.K2" office:value-type="string">
            <text:p text:style-name="P82"/>
          </table:table-cell>
        </table:table-row>
        <table:table-row table:style-name="Tableau32.1">
          <table:table-cell table:style-name="Tableau32.C2" office:value-type="string">
            <text:p text:style-name="P82"/>
          </table:table-cell>
          <table:table-cell table:style-name="Tableau32.B10" office:value-type="string">
            <text:p text:style-name="P91"/>
          </table:table-cell>
          <table:table-cell table:style-name="Tableau32.C10" office:value-type="string">
            <text:p text:style-name="P91"/>
          </table:table-cell>
          <table:table-cell table:style-name="Tableau32.D10" office:value-type="string">
            <text:p text:style-name="P91"/>
          </table:table-cell>
          <table:table-cell table:style-name="Tableau32.E10" office:value-type="string">
            <text:p text:style-name="P91"/>
          </table:table-cell>
          <table:table-cell table:style-name="Tableau32.F10" office:value-type="string">
            <text:p text:style-name="P91"/>
          </table:table-cell>
          <table:table-cell table:style-name="Tableau32.C2" office:value-type="string">
            <text:p text:style-name="P91"/>
          </table:table-cell>
          <table:table-cell table:style-name="Tableau32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2.C2" office:value-type="string">
            <text:p text:style-name="P91"/>
          </table:table-cell>
          <table:table-cell table:style-name="Tableau32.I8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2.K10" office:value-type="string">
            <text:p text:style-name="P96">A</text:p>
          </table:table-cell>
        </table:table-row>
        <table:table-row table:style-name="Tableau32.1"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C2" office:value-type="string">
            <text:p text:style-name="P49"/>
          </table:table-cell>
          <table:table-cell table:style-name="Tableau32.K2" office:value-type="string">
            <text:p text:style-name="P49"/>
          </table:table-cell>
        </table:table-row>
      </table:table>
      <text:p text:style-name="P17"/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B"/>
        <table:table-column table:style-name="Tableau33.D"/>
        <table:table-column table:style-name="Tableau33.G"/>
        <table:table-column table:style-name="Tableau33.H"/>
        <table:table-column table:style-name="Tableau33.D"/>
        <table:table-column table:style-name="Tableau33.B"/>
        <table:table-column table:style-name="Tableau33.K"/>
        <table:table-row table:style-name="Tableau33.1"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3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A1" office:value-type="string">
            <text:p text:style-name="P27"/>
          </table:table-cell>
          <table:table-cell table:style-name="Tableau33.K1" office:value-type="string">
            <text:p text:style-name="P27"/>
          </table:table-cell>
        </table:table-row>
        <table:table-row table:style-name="Tableau33.1">
          <table:table-cell table:style-name="Tableau33.A2" office:value-type="string">
            <text:p text:style-name="P74">D</text:p>
          </table:table-cell>
          <table:table-cell table:style-name="Tableau33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D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F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H2" office:value-type="string">
            <text:p text:style-name="P91"/>
          </table:table-cell>
          <table:table-cell table:style-name="Tableau33.I2" office:value-type="string">
            <text:p text:style-name="P91"/>
          </table:table-cell>
          <table:table-cell table:style-name="Tableau33.J2" office:value-type="string">
            <text:p text:style-name="P91"/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3.C2" office:value-type="string">
            <text:p text:style-name="P91"/>
          </table:table-cell>
          <table:table-cell table:style-name="Tableau33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3.C2" office:value-type="string">
            <text:p text:style-name="P91"/>
          </table:table-cell>
          <table:table-cell table:style-name="Tableau33.H3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3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3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H4" office:value-type="string">
            <text:p text:style-name="P91"/>
          </table:table-cell>
          <table:table-cell table:style-name="Tableau33.I4" office:value-type="string">
            <text:p text:style-name="P91"/>
          </table:table-cell>
          <table:table-cell table:style-name="Tableau33.J4" office:value-type="string">
            <text:p text:style-name="P91"/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B6" office:value-type="string">
            <text:p text:style-name="P91"/>
          </table:table-cell>
          <table:table-cell table:style-name="Tableau33.C6" office:value-type="string">
            <text:p text:style-name="P91"/>
          </table:table-cell>
          <table:table-cell table:style-name="Tableau33.D6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3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B7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D7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B8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D8" office:value-type="string">
            <text:p text:style-name="P91"/>
          </table:table-cell>
          <table:table-cell table:style-name="Tableau33.E8" office:value-type="string">
            <text:p text:style-name="P91"/>
          </table:table-cell>
          <table:table-cell table:style-name="Tableau33.F8" office:value-type="string">
            <text:p text:style-name="P91"/>
          </table:table-cell>
          <table:table-cell table:style-name="Tableau33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3.H8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3.H8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3.H8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B9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H8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3.K2" office:value-type="string">
            <text:p text:style-name="P82"/>
          </table:table-cell>
        </table:table-row>
        <table:table-row table:style-name="Tableau33.1">
          <table:table-cell table:style-name="Tableau33.C2" office:value-type="string">
            <text:p text:style-name="P82"/>
          </table:table-cell>
          <table:table-cell table:style-name="Tableau33.B10" office:value-type="string">
            <text:p text:style-name="P91"/>
          </table:table-cell>
          <table:table-cell table:style-name="Tableau33.C10" office:value-type="string">
            <text:p text:style-name="P91"/>
          </table:table-cell>
          <table:table-cell table:style-name="Tableau33.D10" office:value-type="string">
            <text:p text:style-name="P91"/>
          </table:table-cell>
          <table:table-cell table:style-name="Tableau33.E10" office:value-type="string">
            <text:p text:style-name="P91"/>
          </table:table-cell>
          <table:table-cell table:style-name="Tableau33.F10" office:value-type="string">
            <text:p text:style-name="P91"/>
          </table:table-cell>
          <table:table-cell table:style-name="Tableau33.C2" office:value-type="string">
            <text:p text:style-name="P91"/>
          </table:table-cell>
          <table:table-cell table:style-name="Tableau33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3.C2" office:value-type="string">
            <text:p text:style-name="P91"/>
          </table:table-cell>
          <table:table-cell table:style-name="Tableau33.H8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3.K10" office:value-type="string">
            <text:p text:style-name="P96">A</text:p>
          </table:table-cell>
        </table:table-row>
        <table:table-row table:style-name="Tableau33.1"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C2" office:value-type="string">
            <text:p text:style-name="P49"/>
          </table:table-cell>
          <table:table-cell table:style-name="Tableau33.K2" office:value-type="string">
            <text:p text:style-name="P49"/>
          </table:table-cell>
        </table:table-row>
      </table:table>
      <text:p text:style-name="P17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B"/>
        <table:table-column table:style-name="Tableau34.D"/>
        <table:table-column table:style-name="Tableau34.G"/>
        <table:table-column table:style-name="Tableau34.H"/>
        <table:table-column table:style-name="Tableau34.D"/>
        <table:table-column table:style-name="Tableau34.B"/>
        <table:table-column table:style-name="Tableau34.K"/>
        <table:table-row table:style-name="Tableau34.1"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3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A1" office:value-type="string">
            <text:p text:style-name="P27"/>
          </table:table-cell>
          <table:table-cell table:style-name="Tableau34.K1" office:value-type="string">
            <text:p text:style-name="P27"/>
          </table:table-cell>
        </table:table-row>
        <table:table-row table:style-name="Tableau34.1">
          <table:table-cell table:style-name="Tableau34.A2" office:value-type="string">
            <text:p text:style-name="P74">D</text:p>
          </table:table-cell>
          <table:table-cell table:style-name="Tableau34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D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F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H2" office:value-type="string">
            <text:p text:style-name="P91"/>
          </table:table-cell>
          <table:table-cell table:style-name="Tableau34.I2" office:value-type="string">
            <text:p text:style-name="P91"/>
          </table:table-cell>
          <table:table-cell table:style-name="Tableau34.J2" office:value-type="string">
            <text:p text:style-name="P91"/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4.C2" office:value-type="string">
            <text:p text:style-name="P91"/>
          </table:table-cell>
          <table:table-cell table:style-name="Tableau34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4.C2" office:value-type="string">
            <text:p text:style-name="P91"/>
          </table:table-cell>
          <table:table-cell table:style-name="Tableau34.H3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4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4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H4" office:value-type="string">
            <text:p text:style-name="P91"/>
          </table:table-cell>
          <table:table-cell table:style-name="Tableau34.I4" office:value-type="string">
            <text:p text:style-name="P91"/>
          </table:table-cell>
          <table:table-cell table:style-name="Tableau34.J4" office:value-type="string">
            <text:p text:style-name="P91"/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B6" office:value-type="string">
            <text:p text:style-name="P91"/>
          </table:table-cell>
          <table:table-cell table:style-name="Tableau34.C6" office:value-type="string">
            <text:p text:style-name="P91"/>
          </table:table-cell>
          <table:table-cell table:style-name="Tableau34.D6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4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B7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D7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H7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B8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D8" office:value-type="string">
            <text:p text:style-name="P91"/>
          </table:table-cell>
          <table:table-cell table:style-name="Tableau34.E8" office:value-type="string">
            <text:p text:style-name="P91"/>
          </table:table-cell>
          <table:table-cell table:style-name="Tableau34.F8" office:value-type="string">
            <text:p text:style-name="P91"/>
          </table:table-cell>
          <table:table-cell table:style-name="Tableau34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4.H7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4.H7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4.H7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B9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H7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4.K2" office:value-type="string">
            <text:p text:style-name="P82"/>
          </table:table-cell>
        </table:table-row>
        <table:table-row table:style-name="Tableau34.1">
          <table:table-cell table:style-name="Tableau34.C2" office:value-type="string">
            <text:p text:style-name="P82"/>
          </table:table-cell>
          <table:table-cell table:style-name="Tableau34.B10" office:value-type="string">
            <text:p text:style-name="P91"/>
          </table:table-cell>
          <table:table-cell table:style-name="Tableau34.C10" office:value-type="string">
            <text:p text:style-name="P91"/>
          </table:table-cell>
          <table:table-cell table:style-name="Tableau34.D10" office:value-type="string">
            <text:p text:style-name="P91"/>
          </table:table-cell>
          <table:table-cell table:style-name="Tableau34.E10" office:value-type="string">
            <text:p text:style-name="P91"/>
          </table:table-cell>
          <table:table-cell table:style-name="Tableau34.F10" office:value-type="string">
            <text:p text:style-name="P91"/>
          </table:table-cell>
          <table:table-cell table:style-name="Tableau34.C2" office:value-type="string">
            <text:p text:style-name="P91"/>
          </table:table-cell>
          <table:table-cell table:style-name="Tableau34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4.C2" office:value-type="string">
            <text:p text:style-name="P91"/>
          </table:table-cell>
          <table:table-cell table:style-name="Tableau34.H7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4.K10" office:value-type="string">
            <text:p text:style-name="P96">A</text:p>
          </table:table-cell>
        </table:table-row>
        <table:table-row table:style-name="Tableau34.1"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C2" office:value-type="string">
            <text:p text:style-name="P49"/>
          </table:table-cell>
          <table:table-cell table:style-name="Tableau34.K2" office:value-type="string">
            <text:p text:style-name="P49"/>
          </table:table-cell>
        </table:table-row>
      </table:table>
      <text:p text:style-name="P17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B"/>
        <table:table-column table:style-name="Tableau35.D"/>
        <table:table-column table:style-name="Tableau35.G"/>
        <table:table-column table:style-name="Tableau35.H"/>
        <table:table-column table:style-name="Tableau35.D"/>
        <table:table-column table:style-name="Tableau35.B"/>
        <table:table-column table:style-name="Tableau35.K"/>
        <table:table-row table:style-name="Tableau35.1"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3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A1" office:value-type="string">
            <text:p text:style-name="P27"/>
          </table:table-cell>
          <table:table-cell table:style-name="Tableau35.K1" office:value-type="string">
            <text:p text:style-name="P27"/>
          </table:table-cell>
        </table:table-row>
        <table:table-row table:style-name="Tableau35.1">
          <table:table-cell table:style-name="Tableau35.A2" office:value-type="string">
            <text:p text:style-name="P74">D</text:p>
          </table:table-cell>
          <table:table-cell table:style-name="Tableau35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D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F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H2" office:value-type="string">
            <text:p text:style-name="P91"/>
          </table:table-cell>
          <table:table-cell table:style-name="Tableau35.I2" office:value-type="string">
            <text:p text:style-name="P91"/>
          </table:table-cell>
          <table:table-cell table:style-name="Tableau35.J2" office:value-type="string">
            <text:p text:style-name="P91"/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5.C2" office:value-type="string">
            <text:p text:style-name="P91"/>
          </table:table-cell>
          <table:table-cell table:style-name="Tableau35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5.C2" office:value-type="string">
            <text:p text:style-name="P91"/>
          </table:table-cell>
          <table:table-cell table:style-name="Tableau35.H3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5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5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H4" office:value-type="string">
            <text:p text:style-name="P91"/>
          </table:table-cell>
          <table:table-cell table:style-name="Tableau35.I4" office:value-type="string">
            <text:p text:style-name="P91"/>
          </table:table-cell>
          <table:table-cell table:style-name="Tableau35.J4" office:value-type="string">
            <text:p text:style-name="P91"/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B6" office:value-type="string">
            <text:p text:style-name="P91"/>
          </table:table-cell>
          <table:table-cell table:style-name="Tableau35.C6" office:value-type="string">
            <text:p text:style-name="P91"/>
          </table:table-cell>
          <table:table-cell table:style-name="Tableau35.D6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5.H6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5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B7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D7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H6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B8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D8" office:value-type="string">
            <text:p text:style-name="P91"/>
          </table:table-cell>
          <table:table-cell table:style-name="Tableau35.E8" office:value-type="string">
            <text:p text:style-name="P91"/>
          </table:table-cell>
          <table:table-cell table:style-name="Tableau35.F8" office:value-type="string">
            <text:p text:style-name="P91"/>
          </table:table-cell>
          <table:table-cell table:style-name="Tableau35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5.H6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5.H6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5.H6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B9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H6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5.K2" office:value-type="string">
            <text:p text:style-name="P82"/>
          </table:table-cell>
        </table:table-row>
        <table:table-row table:style-name="Tableau35.1">
          <table:table-cell table:style-name="Tableau35.C2" office:value-type="string">
            <text:p text:style-name="P82"/>
          </table:table-cell>
          <table:table-cell table:style-name="Tableau35.B10" office:value-type="string">
            <text:p text:style-name="P91"/>
          </table:table-cell>
          <table:table-cell table:style-name="Tableau35.C10" office:value-type="string">
            <text:p text:style-name="P91"/>
          </table:table-cell>
          <table:table-cell table:style-name="Tableau35.D10" office:value-type="string">
            <text:p text:style-name="P91"/>
          </table:table-cell>
          <table:table-cell table:style-name="Tableau35.E10" office:value-type="string">
            <text:p text:style-name="P91"/>
          </table:table-cell>
          <table:table-cell table:style-name="Tableau35.F10" office:value-type="string">
            <text:p text:style-name="P91"/>
          </table:table-cell>
          <table:table-cell table:style-name="Tableau35.C2" office:value-type="string">
            <text:p text:style-name="P91"/>
          </table:table-cell>
          <table:table-cell table:style-name="Tableau35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5.C2" office:value-type="string">
            <text:p text:style-name="P91"/>
          </table:table-cell>
          <table:table-cell table:style-name="Tableau35.H6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5.K10" office:value-type="string">
            <text:p text:style-name="P96">A</text:p>
          </table:table-cell>
        </table:table-row>
        <table:table-row table:style-name="Tableau35.1"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C2" office:value-type="string">
            <text:p text:style-name="P49"/>
          </table:table-cell>
          <table:table-cell table:style-name="Tableau35.K2" office:value-type="string">
            <text:p text:style-name="P49"/>
          </table:table-cell>
        </table:table-row>
      </table:table>
      <text:p text:style-name="P17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column table:style-name="Tableau36.B"/>
        <table:table-column table:style-name="Tableau36.D"/>
        <table:table-column table:style-name="Tableau36.G"/>
        <table:table-column table:style-name="Tableau36.H"/>
        <table:table-column table:style-name="Tableau36.D"/>
        <table:table-column table:style-name="Tableau36.B"/>
        <table:table-column table:style-name="Tableau36.K"/>
        <table:table-row table:style-name="Tableau36.1"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3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A1" office:value-type="string">
            <text:p text:style-name="P27"/>
          </table:table-cell>
          <table:table-cell table:style-name="Tableau36.K1" office:value-type="string">
            <text:p text:style-name="P27"/>
          </table:table-cell>
        </table:table-row>
        <table:table-row table:style-name="Tableau36.1">
          <table:table-cell table:style-name="Tableau36.A2" office:value-type="string">
            <text:p text:style-name="P74">D</text:p>
          </table:table-cell>
          <table:table-cell table:style-name="Tableau36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D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F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H2" office:value-type="string">
            <text:p text:style-name="P91"/>
          </table:table-cell>
          <table:table-cell table:style-name="Tableau36.I2" office:value-type="string">
            <text:p text:style-name="P91"/>
          </table:table-cell>
          <table:table-cell table:style-name="Tableau36.J2" office:value-type="string">
            <text:p text:style-name="P91"/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6.C2" office:value-type="string">
            <text:p text:style-name="P91"/>
          </table:table-cell>
          <table:table-cell table:style-name="Tableau36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6.C2" office:value-type="string">
            <text:p text:style-name="P91"/>
          </table:table-cell>
          <table:table-cell table:style-name="Tableau36.H3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6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6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H4" office:value-type="string">
            <text:p text:style-name="P91"/>
          </table:table-cell>
          <table:table-cell table:style-name="Tableau36.I4" office:value-type="string">
            <text:p text:style-name="P91"/>
          </table:table-cell>
          <table:table-cell table:style-name="Tableau36.J4" office:value-type="string">
            <text:p text:style-name="P91"/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B6" office:value-type="string">
            <text:p text:style-name="P91"/>
          </table:table-cell>
          <table:table-cell table:style-name="Tableau36.C6" office:value-type="string">
            <text:p text:style-name="P91"/>
          </table:table-cell>
          <table:table-cell table:style-name="Tableau36.D6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A2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6.G6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6.G6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6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B7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D7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G6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B8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D8" office:value-type="string">
            <text:p text:style-name="P91"/>
          </table:table-cell>
          <table:table-cell table:style-name="Tableau36.E8" office:value-type="string">
            <text:p text:style-name="P91"/>
          </table:table-cell>
          <table:table-cell table:style-name="Tableau36.F8" office:value-type="string">
            <text:p text:style-name="P91"/>
          </table:table-cell>
          <table:table-cell table:style-name="Tableau36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6.G6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6.G6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6.G6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B9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G6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6.K2" office:value-type="string">
            <text:p text:style-name="P82"/>
          </table:table-cell>
        </table:table-row>
        <table:table-row table:style-name="Tableau36.1">
          <table:table-cell table:style-name="Tableau36.C2" office:value-type="string">
            <text:p text:style-name="P82"/>
          </table:table-cell>
          <table:table-cell table:style-name="Tableau36.B10" office:value-type="string">
            <text:p text:style-name="P91"/>
          </table:table-cell>
          <table:table-cell table:style-name="Tableau36.C10" office:value-type="string">
            <text:p text:style-name="P91"/>
          </table:table-cell>
          <table:table-cell table:style-name="Tableau36.D10" office:value-type="string">
            <text:p text:style-name="P91"/>
          </table:table-cell>
          <table:table-cell table:style-name="Tableau36.E10" office:value-type="string">
            <text:p text:style-name="P91"/>
          </table:table-cell>
          <table:table-cell table:style-name="Tableau36.F10" office:value-type="string">
            <text:p text:style-name="P91"/>
          </table:table-cell>
          <table:table-cell table:style-name="Tableau36.C2" office:value-type="string">
            <text:p text:style-name="P91"/>
          </table:table-cell>
          <table:table-cell table:style-name="Tableau36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6.C2" office:value-type="string">
            <text:p text:style-name="P91"/>
          </table:table-cell>
          <table:table-cell table:style-name="Tableau36.G6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6.K10" office:value-type="string">
            <text:p text:style-name="P96">A</text:p>
          </table:table-cell>
        </table:table-row>
        <table:table-row table:style-name="Tableau36.1"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C2" office:value-type="string">
            <text:p text:style-name="P49"/>
          </table:table-cell>
          <table:table-cell table:style-name="Tableau36.K2" office:value-type="string">
            <text:p text:style-name="P49"/>
          </table:table-cell>
        </table:table-row>
      </table:table>
      <text:p text:style-name="P17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B"/>
        <table:table-column table:style-name="Tableau37.D"/>
        <table:table-column table:style-name="Tableau37.G"/>
        <table:table-column table:style-name="Tableau37.H"/>
        <table:table-column table:style-name="Tableau37.D"/>
        <table:table-column table:style-name="Tableau37.B"/>
        <table:table-column table:style-name="Tableau37.K"/>
        <table:table-row table:style-name="Tableau37.1"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3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A1" office:value-type="string">
            <text:p text:style-name="P27"/>
          </table:table-cell>
          <table:table-cell table:style-name="Tableau37.K1" office:value-type="string">
            <text:p text:style-name="P27"/>
          </table:table-cell>
        </table:table-row>
        <table:table-row table:style-name="Tableau37.1">
          <table:table-cell table:style-name="Tableau37.A2" office:value-type="string">
            <text:p text:style-name="P74">D</text:p>
          </table:table-cell>
          <table:table-cell table:style-name="Tableau37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D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F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H2" office:value-type="string">
            <text:p text:style-name="P91"/>
          </table:table-cell>
          <table:table-cell table:style-name="Tableau37.I2" office:value-type="string">
            <text:p text:style-name="P91"/>
          </table:table-cell>
          <table:table-cell table:style-name="Tableau37.J2" office:value-type="string">
            <text:p text:style-name="P91"/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7.C2" office:value-type="string">
            <text:p text:style-name="P91"/>
          </table:table-cell>
          <table:table-cell table:style-name="Tableau37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7.C2" office:value-type="string">
            <text:p text:style-name="P91"/>
          </table:table-cell>
          <table:table-cell table:style-name="Tableau37.H3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7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7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H4" office:value-type="string">
            <text:p text:style-name="P91"/>
          </table:table-cell>
          <table:table-cell table:style-name="Tableau37.I4" office:value-type="string">
            <text:p text:style-name="P91"/>
          </table:table-cell>
          <table:table-cell table:style-name="Tableau37.J4" office:value-type="string">
            <text:p text:style-name="P91"/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A2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B6" office:value-type="string">
            <text:p text:style-name="P91"/>
          </table:table-cell>
          <table:table-cell table:style-name="Tableau37.C6" office:value-type="string">
            <text:p text:style-name="P91"/>
          </table:table-cell>
          <table:table-cell table:style-name="Tableau37.D6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F6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7.F6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7.F6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7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B7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D7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F6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B8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D8" office:value-type="string">
            <text:p text:style-name="P91"/>
          </table:table-cell>
          <table:table-cell table:style-name="Tableau37.E8" office:value-type="string">
            <text:p text:style-name="P91"/>
          </table:table-cell>
          <table:table-cell table:style-name="Tableau37.F8" office:value-type="string">
            <text:p text:style-name="P91"/>
          </table:table-cell>
          <table:table-cell table:style-name="Tableau37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7.F6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7.F6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7.F6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B9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F6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7.K2" office:value-type="string">
            <text:p text:style-name="P82"/>
          </table:table-cell>
        </table:table-row>
        <table:table-row table:style-name="Tableau37.1">
          <table:table-cell table:style-name="Tableau37.C2" office:value-type="string">
            <text:p text:style-name="P82"/>
          </table:table-cell>
          <table:table-cell table:style-name="Tableau37.B10" office:value-type="string">
            <text:p text:style-name="P91"/>
          </table:table-cell>
          <table:table-cell table:style-name="Tableau37.C10" office:value-type="string">
            <text:p text:style-name="P91"/>
          </table:table-cell>
          <table:table-cell table:style-name="Tableau37.D10" office:value-type="string">
            <text:p text:style-name="P91"/>
          </table:table-cell>
          <table:table-cell table:style-name="Tableau37.E10" office:value-type="string">
            <text:p text:style-name="P91"/>
          </table:table-cell>
          <table:table-cell table:style-name="Tableau37.F10" office:value-type="string">
            <text:p text:style-name="P91"/>
          </table:table-cell>
          <table:table-cell table:style-name="Tableau37.C2" office:value-type="string">
            <text:p text:style-name="P91"/>
          </table:table-cell>
          <table:table-cell table:style-name="Tableau37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7.C2" office:value-type="string">
            <text:p text:style-name="P91"/>
          </table:table-cell>
          <table:table-cell table:style-name="Tableau37.F6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7.K10" office:value-type="string">
            <text:p text:style-name="P96">A</text:p>
          </table:table-cell>
        </table:table-row>
        <table:table-row table:style-name="Tableau37.1"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C2" office:value-type="string">
            <text:p text:style-name="P49"/>
          </table:table-cell>
          <table:table-cell table:style-name="Tableau37.K2" office:value-type="string">
            <text:p text:style-name="P49"/>
          </table:table-cell>
        </table:table-row>
      </table:table>
      <text:p text:style-name="P17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B"/>
        <table:table-column table:style-name="Tableau38.D"/>
        <table:table-column table:style-name="Tableau38.G"/>
        <table:table-column table:style-name="Tableau38.H"/>
        <table:table-column table:style-name="Tableau38.D"/>
        <table:table-column table:style-name="Tableau38.B"/>
        <table:table-column table:style-name="Tableau38.K"/>
        <table:table-row table:style-name="Tableau38.1"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3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A1" office:value-type="string">
            <text:p text:style-name="P27"/>
          </table:table-cell>
          <table:table-cell table:style-name="Tableau38.K1" office:value-type="string">
            <text:p text:style-name="P27"/>
          </table:table-cell>
        </table:table-row>
        <table:table-row table:style-name="Tableau38.1">
          <table:table-cell table:style-name="Tableau38.A2" office:value-type="string">
            <text:p text:style-name="P74">D</text:p>
          </table:table-cell>
          <table:table-cell table:style-name="Tableau38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D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F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H2" office:value-type="string">
            <text:p text:style-name="P91"/>
          </table:table-cell>
          <table:table-cell table:style-name="Tableau38.I2" office:value-type="string">
            <text:p text:style-name="P91"/>
          </table:table-cell>
          <table:table-cell table:style-name="Tableau38.J2" office:value-type="string">
            <text:p text:style-name="P91"/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8.C2" office:value-type="string">
            <text:p text:style-name="P91"/>
          </table:table-cell>
          <table:table-cell table:style-name="Tableau38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8.C2" office:value-type="string">
            <text:p text:style-name="P91"/>
          </table:table-cell>
          <table:table-cell table:style-name="Tableau38.H3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8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8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H4" office:value-type="string">
            <text:p text:style-name="P91"/>
          </table:table-cell>
          <table:table-cell table:style-name="Tableau38.I4" office:value-type="string">
            <text:p text:style-name="P91"/>
          </table:table-cell>
          <table:table-cell table:style-name="Tableau38.J4" office:value-type="string">
            <text:p text:style-name="P91"/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F5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B6" office:value-type="string">
            <text:p text:style-name="P91"/>
          </table:table-cell>
          <table:table-cell table:style-name="Tableau38.C6" office:value-type="string">
            <text:p text:style-name="P91"/>
          </table:table-cell>
          <table:table-cell table:style-name="Tableau38.D6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F5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8.F5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8.F5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8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B7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D7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F5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B8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D8" office:value-type="string">
            <text:p text:style-name="P91"/>
          </table:table-cell>
          <table:table-cell table:style-name="Tableau38.E8" office:value-type="string">
            <text:p text:style-name="P91"/>
          </table:table-cell>
          <table:table-cell table:style-name="Tableau38.F8" office:value-type="string">
            <text:p text:style-name="P91"/>
          </table:table-cell>
          <table:table-cell table:style-name="Tableau38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8.F5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8.F5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8.F5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B9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F5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8.K2" office:value-type="string">
            <text:p text:style-name="P82"/>
          </table:table-cell>
        </table:table-row>
        <table:table-row table:style-name="Tableau38.1">
          <table:table-cell table:style-name="Tableau38.C2" office:value-type="string">
            <text:p text:style-name="P82"/>
          </table:table-cell>
          <table:table-cell table:style-name="Tableau38.B10" office:value-type="string">
            <text:p text:style-name="P91"/>
          </table:table-cell>
          <table:table-cell table:style-name="Tableau38.C10" office:value-type="string">
            <text:p text:style-name="P91"/>
          </table:table-cell>
          <table:table-cell table:style-name="Tableau38.D10" office:value-type="string">
            <text:p text:style-name="P91"/>
          </table:table-cell>
          <table:table-cell table:style-name="Tableau38.E10" office:value-type="string">
            <text:p text:style-name="P91"/>
          </table:table-cell>
          <table:table-cell table:style-name="Tableau38.F10" office:value-type="string">
            <text:p text:style-name="P91"/>
          </table:table-cell>
          <table:table-cell table:style-name="Tableau38.C2" office:value-type="string">
            <text:p text:style-name="P91"/>
          </table:table-cell>
          <table:table-cell table:style-name="Tableau38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8.C2" office:value-type="string">
            <text:p text:style-name="P91"/>
          </table:table-cell>
          <table:table-cell table:style-name="Tableau38.F5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8.K10" office:value-type="string">
            <text:p text:style-name="P96">A</text:p>
          </table:table-cell>
        </table:table-row>
        <table:table-row table:style-name="Tableau38.1"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C2" office:value-type="string">
            <text:p text:style-name="P49"/>
          </table:table-cell>
          <table:table-cell table:style-name="Tableau38.K2" office:value-type="string">
            <text:p text:style-name="P49"/>
          </table:table-cell>
        </table:table-row>
      </table:table>
      <text:p text:style-name="P17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B"/>
        <table:table-column table:style-name="Tableau39.D"/>
        <table:table-column table:style-name="Tableau39.G"/>
        <table:table-column table:style-name="Tableau39.H"/>
        <table:table-column table:style-name="Tableau39.D"/>
        <table:table-column table:style-name="Tableau39.B"/>
        <table:table-column table:style-name="Tableau39.K"/>
        <table:table-row table:style-name="Tableau39.1"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3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A1" office:value-type="string">
            <text:p text:style-name="P27"/>
          </table:table-cell>
          <table:table-cell table:style-name="Tableau39.K1" office:value-type="string">
            <text:p text:style-name="P27"/>
          </table:table-cell>
        </table:table-row>
        <table:table-row table:style-name="Tableau39.1">
          <table:table-cell table:style-name="Tableau39.A2" office:value-type="string">
            <text:p text:style-name="P74">D</text:p>
          </table:table-cell>
          <table:table-cell table:style-name="Tableau39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D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F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H2" office:value-type="string">
            <text:p text:style-name="P91"/>
          </table:table-cell>
          <table:table-cell table:style-name="Tableau39.I2" office:value-type="string">
            <text:p text:style-name="P91"/>
          </table:table-cell>
          <table:table-cell table:style-name="Tableau39.J2" office:value-type="string">
            <text:p text:style-name="P91"/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39.C2" office:value-type="string">
            <text:p text:style-name="P91"/>
          </table:table-cell>
          <table:table-cell table:style-name="Tableau39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39.C2" office:value-type="string">
            <text:p text:style-name="P91"/>
          </table:table-cell>
          <table:table-cell table:style-name="Tableau39.H3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39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39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H4" office:value-type="string">
            <text:p text:style-name="P91"/>
          </table:table-cell>
          <table:table-cell table:style-name="Tableau39.I4" office:value-type="string">
            <text:p text:style-name="P91"/>
          </table:table-cell>
          <table:table-cell table:style-name="Tableau39.J4" office:value-type="string">
            <text:p text:style-name="P91"/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F4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B6" office:value-type="string">
            <text:p text:style-name="P91"/>
          </table:table-cell>
          <table:table-cell table:style-name="Tableau39.C6" office:value-type="string">
            <text:p text:style-name="P91"/>
          </table:table-cell>
          <table:table-cell table:style-name="Tableau39.D6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F4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39.F4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39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B7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D7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F4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B8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D8" office:value-type="string">
            <text:p text:style-name="P91"/>
          </table:table-cell>
          <table:table-cell table:style-name="Tableau39.E8" office:value-type="string">
            <text:p text:style-name="P91"/>
          </table:table-cell>
          <table:table-cell table:style-name="Tableau39.F8" office:value-type="string">
            <text:p text:style-name="P91"/>
          </table:table-cell>
          <table:table-cell table:style-name="Tableau39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39.F4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39.F4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9.F4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B9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F4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39.K2" office:value-type="string">
            <text:p text:style-name="P82"/>
          </table:table-cell>
        </table:table-row>
        <table:table-row table:style-name="Tableau39.1">
          <table:table-cell table:style-name="Tableau39.C2" office:value-type="string">
            <text:p text:style-name="P82"/>
          </table:table-cell>
          <table:table-cell table:style-name="Tableau39.B10" office:value-type="string">
            <text:p text:style-name="P91"/>
          </table:table-cell>
          <table:table-cell table:style-name="Tableau39.C10" office:value-type="string">
            <text:p text:style-name="P91"/>
          </table:table-cell>
          <table:table-cell table:style-name="Tableau39.D10" office:value-type="string">
            <text:p text:style-name="P91"/>
          </table:table-cell>
          <table:table-cell table:style-name="Tableau39.E10" office:value-type="string">
            <text:p text:style-name="P91"/>
          </table:table-cell>
          <table:table-cell table:style-name="Tableau39.F10" office:value-type="string">
            <text:p text:style-name="P91"/>
          </table:table-cell>
          <table:table-cell table:style-name="Tableau39.C2" office:value-type="string">
            <text:p text:style-name="P91"/>
          </table:table-cell>
          <table:table-cell table:style-name="Tableau39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39.C2" office:value-type="string">
            <text:p text:style-name="P91"/>
          </table:table-cell>
          <table:table-cell table:style-name="Tableau39.F4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39.K10" office:value-type="string">
            <text:p text:style-name="P96">A</text:p>
          </table:table-cell>
        </table:table-row>
        <table:table-row table:style-name="Tableau39.1"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C2" office:value-type="string">
            <text:p text:style-name="P49"/>
          </table:table-cell>
          <table:table-cell table:style-name="Tableau39.K2" office:value-type="string">
            <text:p text:style-name="P49"/>
          </table:table-cell>
        </table:table-row>
      </table:table>
      <text:p text:style-name="P17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column table:style-name="Tableau40.D"/>
        <table:table-column table:style-name="Tableau40.B"/>
        <table:table-column table:style-name="Tableau40.D"/>
        <table:table-column table:style-name="Tableau40.G"/>
        <table:table-column table:style-name="Tableau40.H"/>
        <table:table-column table:style-name="Tableau40.D"/>
        <table:table-column table:style-name="Tableau40.B"/>
        <table:table-column table:style-name="Tableau40.K"/>
        <table:table-row table:style-name="Tableau40.1"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3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A1" office:value-type="string">
            <text:p text:style-name="P27"/>
          </table:table-cell>
          <table:table-cell table:style-name="Tableau40.K1" office:value-type="string">
            <text:p text:style-name="P27"/>
          </table:table-cell>
        </table:table-row>
        <table:table-row table:style-name="Tableau40.1">
          <table:table-cell table:style-name="Tableau40.A2" office:value-type="string">
            <text:p text:style-name="P74">D</text:p>
          </table:table-cell>
          <table:table-cell table:style-name="Tableau40.A2" office:value-type="string">
            <text:p text:style-name="P65">1<text:span text:style-name="T22">+</text:span><text:span text:style-name="T12">17 <text:s/>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D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F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H2" office:value-type="string">
            <text:p text:style-name="P91"/>
          </table:table-cell>
          <table:table-cell table:style-name="Tableau40.I2" office:value-type="string">
            <text:p text:style-name="P91"/>
          </table:table-cell>
          <table:table-cell table:style-name="Tableau40.J2" office:value-type="string">
            <text:p text:style-name="P91"/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A2" office:value-type="string">
            <text:p text:style-name="P65">2<text:span text:style-name="T22">+</text:span><text:span text:style-name="T12">16 <text:s/>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D3" office:value-type="string">
            <text:p text:style-name="P65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0.C2" office:value-type="string">
            <text:p text:style-name="P91"/>
          </table:table-cell>
          <table:table-cell table:style-name="Tableau40.D3" office:value-type="string">
            <text:p text:style-name="P65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0.C2" office:value-type="string">
            <text:p text:style-name="P91"/>
          </table:table-cell>
          <table:table-cell table:style-name="Tableau40.H3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A2" office:value-type="string">
            <text:p text:style-name="P65">3<text:span text:style-name="T22">+</text:span><text:span text:style-name="T12">15 <text:s/></text:span><text:span text:style-name="T22">18</text:span></text:p>
          </table:table-cell>
          <table:table-cell table:style-name="Tableau40.A2" office:value-type="string">
            <text:p text:style-name="P65">4<text:span text:style-name="T22">+</text:span><text:span text:style-name="T12">14 <text:s/></text:span><text:span text:style-name="T22">18</text:span></text:p>
          </table:table-cell>
          <table:table-cell table:style-name="Tableau40.A2" office:value-type="string">
            <text:p text:style-name="P65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5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5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H4" office:value-type="string">
            <text:p text:style-name="P91"/>
          </table:table-cell>
          <table:table-cell table:style-name="Tableau40.I4" office:value-type="string">
            <text:p text:style-name="P91"/>
          </table:table-cell>
          <table:table-cell table:style-name="Tableau40.J4" office:value-type="string">
            <text:p text:style-name="P91"/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E4" office:value-type="string">
            <text:p text:style-name="P65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B6" office:value-type="string">
            <text:p text:style-name="P91"/>
          </table:table-cell>
          <table:table-cell table:style-name="Tableau40.C6" office:value-type="string">
            <text:p text:style-name="P91"/>
          </table:table-cell>
          <table:table-cell table:style-name="Tableau40.D6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E4" office:value-type="string">
            <text:p text:style-name="P65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5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0.E4" office:value-type="string">
            <text:p text:style-name="P65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0.A2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0.A2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B7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D7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E4" office:value-type="string">
            <text:p text:style-name="P65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B8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D8" office:value-type="string">
            <text:p text:style-name="P91"/>
          </table:table-cell>
          <table:table-cell table:style-name="Tableau40.E8" office:value-type="string">
            <text:p text:style-name="P91"/>
          </table:table-cell>
          <table:table-cell table:style-name="Tableau40.F8" office:value-type="string">
            <text:p text:style-name="P91"/>
          </table:table-cell>
          <table:table-cell table:style-name="Tableau40.D3" office:value-type="string">
            <text:p text:style-name="P65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0.E4" office:value-type="string">
            <text:p text:style-name="P65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0.E4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0.E4" office:value-type="string">
            <text:p text:style-name="P65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B9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A2" office:value-type="string">
            <text:p text:style-name="P65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E4" office:value-type="string">
            <text:p text:style-name="P65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0.K2" office:value-type="string">
            <text:p text:style-name="P82"/>
          </table:table-cell>
        </table:table-row>
        <table:table-row table:style-name="Tableau40.1">
          <table:table-cell table:style-name="Tableau40.C2" office:value-type="string">
            <text:p text:style-name="P82"/>
          </table:table-cell>
          <table:table-cell table:style-name="Tableau40.B10" office:value-type="string">
            <text:p text:style-name="P91"/>
          </table:table-cell>
          <table:table-cell table:style-name="Tableau40.C10" office:value-type="string">
            <text:p text:style-name="P91"/>
          </table:table-cell>
          <table:table-cell table:style-name="Tableau40.D10" office:value-type="string">
            <text:p text:style-name="P91"/>
          </table:table-cell>
          <table:table-cell table:style-name="Tableau40.E10" office:value-type="string">
            <text:p text:style-name="P91"/>
          </table:table-cell>
          <table:table-cell table:style-name="Tableau40.F10" office:value-type="string">
            <text:p text:style-name="P91"/>
          </table:table-cell>
          <table:table-cell table:style-name="Tableau40.C2" office:value-type="string">
            <text:p text:style-name="P91"/>
          </table:table-cell>
          <table:table-cell table:style-name="Tableau40.A2" office:value-type="string">
            <text:p text:style-name="P65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0.C2" office:value-type="string">
            <text:p text:style-name="P91"/>
          </table:table-cell>
          <table:table-cell table:style-name="Tableau40.E4" office:value-type="string">
            <text:p text:style-name="P65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0.K10" office:value-type="string">
            <text:p text:style-name="P96">A</text:p>
          </table:table-cell>
        </table:table-row>
        <table:table-row table:style-name="Tableau40.1"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C2" office:value-type="string">
            <text:p text:style-name="P49"/>
          </table:table-cell>
          <table:table-cell table:style-name="Tableau40.K2" office:value-type="string">
            <text:p text:style-name="P49"/>
          </table:table-cell>
        </table:table-row>
      </table:table>
      <text:p text:style-name="P17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B"/>
        <table:table-column table:style-name="Tableau41.D"/>
        <table:table-column table:style-name="Tableau41.G"/>
        <table:table-column table:style-name="Tableau41.H"/>
        <table:table-column table:style-name="Tableau41.D"/>
        <table:table-column table:style-name="Tableau41.B"/>
        <table:table-column table:style-name="Tableau41.K"/>
        <table:table-row table:style-name="Tableau41.1"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3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A1" office:value-type="string">
            <text:p text:style-name="P28"/>
          </table:table-cell>
          <table:table-cell table:style-name="Tableau41.K1" office:value-type="string">
            <text:p text:style-name="P28"/>
          </table:table-cell>
        </table:table-row>
        <table:table-row table:style-name="Tableau41.1">
          <table:table-cell table:style-name="Tableau41.A2" office:value-type="string">
            <text:p text:style-name="P75">D</text:p>
          </table:table-cell>
          <table:table-cell table:style-name="Tableau41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D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F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H2" office:value-type="string">
            <text:p text:style-name="P92"/>
          </table:table-cell>
          <table:table-cell table:style-name="Tableau41.I2" office:value-type="string">
            <text:p text:style-name="P92"/>
          </table:table-cell>
          <table:table-cell table:style-name="Tableau41.J2" office:value-type="string">
            <text:p text:style-name="P92"/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1.C2" office:value-type="string">
            <text:p text:style-name="P92"/>
          </table:table-cell>
          <table:table-cell table:style-name="Tableau41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1.C2" office:value-type="string">
            <text:p text:style-name="P92"/>
          </table:table-cell>
          <table:table-cell table:style-name="Tableau41.H3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1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1.D4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H4" office:value-type="string">
            <text:p text:style-name="P92"/>
          </table:table-cell>
          <table:table-cell table:style-name="Tableau41.I4" office:value-type="string">
            <text:p text:style-name="P92"/>
          </table:table-cell>
          <table:table-cell table:style-name="Tableau41.J4" office:value-type="string">
            <text:p text:style-name="P92"/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4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B6" office:value-type="string">
            <text:p text:style-name="P92"/>
          </table:table-cell>
          <table:table-cell table:style-name="Tableau41.C6" office:value-type="string">
            <text:p text:style-name="P92"/>
          </table:table-cell>
          <table:table-cell table:style-name="Tableau41.D6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4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1.D4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1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1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B7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7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4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B8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D8" office:value-type="string">
            <text:p text:style-name="P92"/>
          </table:table-cell>
          <table:table-cell table:style-name="Tableau41.E8" office:value-type="string">
            <text:p text:style-name="P92"/>
          </table:table-cell>
          <table:table-cell table:style-name="Tableau41.F8" office:value-type="string">
            <text:p text:style-name="P92"/>
          </table:table-cell>
          <table:table-cell table:style-name="Tableau4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1.D4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1.D4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1.D4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B9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D4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1.K2" office:value-type="string">
            <text:p text:style-name="P83"/>
          </table:table-cell>
        </table:table-row>
        <table:table-row table:style-name="Tableau41.1">
          <table:table-cell table:style-name="Tableau41.C2" office:value-type="string">
            <text:p text:style-name="P83"/>
          </table:table-cell>
          <table:table-cell table:style-name="Tableau41.B10" office:value-type="string">
            <text:p text:style-name="P92"/>
          </table:table-cell>
          <table:table-cell table:style-name="Tableau41.C10" office:value-type="string">
            <text:p text:style-name="P92"/>
          </table:table-cell>
          <table:table-cell table:style-name="Tableau41.D10" office:value-type="string">
            <text:p text:style-name="P92"/>
          </table:table-cell>
          <table:table-cell table:style-name="Tableau41.E10" office:value-type="string">
            <text:p text:style-name="P92"/>
          </table:table-cell>
          <table:table-cell table:style-name="Tableau41.F10" office:value-type="string">
            <text:p text:style-name="P92"/>
          </table:table-cell>
          <table:table-cell table:style-name="Tableau41.C2" office:value-type="string">
            <text:p text:style-name="P92"/>
          </table:table-cell>
          <table:table-cell table:style-name="Tableau41.A2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1.C2" office:value-type="string">
            <text:p text:style-name="P92"/>
          </table:table-cell>
          <table:table-cell table:style-name="Tableau41.D4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1.K10" office:value-type="string">
            <text:p text:style-name="P96">A</text:p>
          </table:table-cell>
        </table:table-row>
        <table:table-row table:style-name="Tableau41.1"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C2" office:value-type="string">
            <text:p text:style-name="P50"/>
          </table:table-cell>
          <table:table-cell table:style-name="Tableau41.K2" office:value-type="string">
            <text:p text:style-name="P50"/>
          </table:table-cell>
        </table:table-row>
      </table:table>
      <text:p text:style-name="P18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B"/>
        <table:table-column table:style-name="Tableau42.D"/>
        <table:table-column table:style-name="Tableau42.G"/>
        <table:table-column table:style-name="Tableau42.H"/>
        <table:table-column table:style-name="Tableau42.D"/>
        <table:table-column table:style-name="Tableau42.B"/>
        <table:table-column table:style-name="Tableau42.K"/>
        <table:table-row table:style-name="Tableau42.1"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3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A1" office:value-type="string">
            <text:p text:style-name="P28"/>
          </table:table-cell>
          <table:table-cell table:style-name="Tableau42.K1" office:value-type="string">
            <text:p text:style-name="P28"/>
          </table:table-cell>
        </table:table-row>
        <table:table-row table:style-name="Tableau42.1">
          <table:table-cell table:style-name="Tableau42.A2" office:value-type="string">
            <text:p text:style-name="P75">D</text:p>
          </table:table-cell>
          <table:table-cell table:style-name="Tableau42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D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F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H2" office:value-type="string">
            <text:p text:style-name="P92"/>
          </table:table-cell>
          <table:table-cell table:style-name="Tableau42.I2" office:value-type="string">
            <text:p text:style-name="P92"/>
          </table:table-cell>
          <table:table-cell table:style-name="Tableau42.J2" office:value-type="string">
            <text:p text:style-name="P92"/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2.C2" office:value-type="string">
            <text:p text:style-name="P92"/>
          </table:table-cell>
          <table:table-cell table:style-name="Tableau42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2.C2" office:value-type="string">
            <text:p text:style-name="P92"/>
          </table:table-cell>
          <table:table-cell table:style-name="Tableau42.H3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2.C4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2.C4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H4" office:value-type="string">
            <text:p text:style-name="P92"/>
          </table:table-cell>
          <table:table-cell table:style-name="Tableau42.I4" office:value-type="string">
            <text:p text:style-name="P92"/>
          </table:table-cell>
          <table:table-cell table:style-name="Tableau42.J4" office:value-type="string">
            <text:p text:style-name="P92"/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4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B6" office:value-type="string">
            <text:p text:style-name="P92"/>
          </table:table-cell>
          <table:table-cell table:style-name="Tableau42.C6" office:value-type="string">
            <text:p text:style-name="P92"/>
          </table:table-cell>
          <table:table-cell table:style-name="Tableau42.D6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4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2.C4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2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2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B7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D7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4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B8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D8" office:value-type="string">
            <text:p text:style-name="P92"/>
          </table:table-cell>
          <table:table-cell table:style-name="Tableau42.E8" office:value-type="string">
            <text:p text:style-name="P92"/>
          </table:table-cell>
          <table:table-cell table:style-name="Tableau42.F8" office:value-type="string">
            <text:p text:style-name="P92"/>
          </table:table-cell>
          <table:table-cell table:style-name="Tableau4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2.C4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2.C4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2.C4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B9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C4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2.K2" office:value-type="string">
            <text:p text:style-name="P83"/>
          </table:table-cell>
        </table:table-row>
        <table:table-row table:style-name="Tableau42.1">
          <table:table-cell table:style-name="Tableau42.C2" office:value-type="string">
            <text:p text:style-name="P83"/>
          </table:table-cell>
          <table:table-cell table:style-name="Tableau42.B10" office:value-type="string">
            <text:p text:style-name="P92"/>
          </table:table-cell>
          <table:table-cell table:style-name="Tableau42.C10" office:value-type="string">
            <text:p text:style-name="P92"/>
          </table:table-cell>
          <table:table-cell table:style-name="Tableau42.D10" office:value-type="string">
            <text:p text:style-name="P92"/>
          </table:table-cell>
          <table:table-cell table:style-name="Tableau42.E10" office:value-type="string">
            <text:p text:style-name="P92"/>
          </table:table-cell>
          <table:table-cell table:style-name="Tableau42.F10" office:value-type="string">
            <text:p text:style-name="P92"/>
          </table:table-cell>
          <table:table-cell table:style-name="Tableau42.C2" office:value-type="string">
            <text:p text:style-name="P92"/>
          </table:table-cell>
          <table:table-cell table:style-name="Tableau42.A2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2.C2" office:value-type="string">
            <text:p text:style-name="P92"/>
          </table:table-cell>
          <table:table-cell table:style-name="Tableau42.C4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2.K10" office:value-type="string">
            <text:p text:style-name="P96">A</text:p>
          </table:table-cell>
        </table:table-row>
        <table:table-row table:style-name="Tableau42.1"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C2" office:value-type="string">
            <text:p text:style-name="P50"/>
          </table:table-cell>
          <table:table-cell table:style-name="Tableau42.K2" office:value-type="string">
            <text:p text:style-name="P50"/>
          </table:table-cell>
        </table:table-row>
      </table:table>
      <text:p text:style-name="P18"/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column table:style-name="Tableau43.B"/>
        <table:table-column table:style-name="Tableau43.D"/>
        <table:table-column table:style-name="Tableau43.G"/>
        <table:table-column table:style-name="Tableau43.H"/>
        <table:table-column table:style-name="Tableau43.D"/>
        <table:table-column table:style-name="Tableau43.B"/>
        <table:table-column table:style-name="Tableau43.K"/>
        <table:table-row table:style-name="Tableau43.1"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3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A1" office:value-type="string">
            <text:p text:style-name="P28"/>
          </table:table-cell>
          <table:table-cell table:style-name="Tableau43.K1" office:value-type="string">
            <text:p text:style-name="P28"/>
          </table:table-cell>
        </table:table-row>
        <table:table-row table:style-name="Tableau43.1">
          <table:table-cell table:style-name="Tableau43.A2" office:value-type="string">
            <text:p text:style-name="P75">D</text:p>
          </table:table-cell>
          <table:table-cell table:style-name="Tableau43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D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F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H2" office:value-type="string">
            <text:p text:style-name="P92"/>
          </table:table-cell>
          <table:table-cell table:style-name="Tableau43.I2" office:value-type="string">
            <text:p text:style-name="P92"/>
          </table:table-cell>
          <table:table-cell table:style-name="Tableau43.J2" office:value-type="string">
            <text:p text:style-name="P92"/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3.C2" office:value-type="string">
            <text:p text:style-name="P92"/>
          </table:table-cell>
          <table:table-cell table:style-name="Tableau43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3.C2" office:value-type="string">
            <text:p text:style-name="P92"/>
          </table:table-cell>
          <table:table-cell table:style-name="Tableau43.H3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4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3.B4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3.B4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H4" office:value-type="string">
            <text:p text:style-name="P92"/>
          </table:table-cell>
          <table:table-cell table:style-name="Tableau43.I4" office:value-type="string">
            <text:p text:style-name="P92"/>
          </table:table-cell>
          <table:table-cell table:style-name="Tableau43.J4" office:value-type="string">
            <text:p text:style-name="P92"/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B4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6" office:value-type="string">
            <text:p text:style-name="P92"/>
          </table:table-cell>
          <table:table-cell table:style-name="Tableau43.C6" office:value-type="string">
            <text:p text:style-name="P92"/>
          </table:table-cell>
          <table:table-cell table:style-name="Tableau43.D6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B4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3.B4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3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3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7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D7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B4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8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D8" office:value-type="string">
            <text:p text:style-name="P92"/>
          </table:table-cell>
          <table:table-cell table:style-name="Tableau43.E8" office:value-type="string">
            <text:p text:style-name="P92"/>
          </table:table-cell>
          <table:table-cell table:style-name="Tableau43.F8" office:value-type="string">
            <text:p text:style-name="P92"/>
          </table:table-cell>
          <table:table-cell table:style-name="Tableau43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3.B4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3.B4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3.B4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9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B4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3.K2" office:value-type="string">
            <text:p text:style-name="P83"/>
          </table:table-cell>
        </table:table-row>
        <table:table-row table:style-name="Tableau43.1">
          <table:table-cell table:style-name="Tableau43.C2" office:value-type="string">
            <text:p text:style-name="P83"/>
          </table:table-cell>
          <table:table-cell table:style-name="Tableau43.B10" office:value-type="string">
            <text:p text:style-name="P92"/>
          </table:table-cell>
          <table:table-cell table:style-name="Tableau43.C10" office:value-type="string">
            <text:p text:style-name="P92"/>
          </table:table-cell>
          <table:table-cell table:style-name="Tableau43.D10" office:value-type="string">
            <text:p text:style-name="P92"/>
          </table:table-cell>
          <table:table-cell table:style-name="Tableau43.E10" office:value-type="string">
            <text:p text:style-name="P92"/>
          </table:table-cell>
          <table:table-cell table:style-name="Tableau43.F10" office:value-type="string">
            <text:p text:style-name="P92"/>
          </table:table-cell>
          <table:table-cell table:style-name="Tableau43.C2" office:value-type="string">
            <text:p text:style-name="P92"/>
          </table:table-cell>
          <table:table-cell table:style-name="Tableau43.A2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3.C2" office:value-type="string">
            <text:p text:style-name="P92"/>
          </table:table-cell>
          <table:table-cell table:style-name="Tableau43.B4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3.K10" office:value-type="string">
            <text:p text:style-name="P96">A</text:p>
          </table:table-cell>
        </table:table-row>
        <table:table-row table:style-name="Tableau43.1"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C2" office:value-type="string">
            <text:p text:style-name="P50"/>
          </table:table-cell>
          <table:table-cell table:style-name="Tableau43.K2" office:value-type="string">
            <text:p text:style-name="P50"/>
          </table:table-cell>
        </table:table-row>
      </table:table>
      <text:p text:style-name="P18"/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column table:style-name="Tableau44.B"/>
        <table:table-column table:style-name="Tableau44.D"/>
        <table:table-column table:style-name="Tableau44.G"/>
        <table:table-column table:style-name="Tableau44.H"/>
        <table:table-column table:style-name="Tableau44.D"/>
        <table:table-column table:style-name="Tableau44.B"/>
        <table:table-column table:style-name="Tableau44.K"/>
        <table:table-row table:style-name="Tableau44.1"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3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A1" office:value-type="string">
            <text:p text:style-name="P28"/>
          </table:table-cell>
          <table:table-cell table:style-name="Tableau44.K1" office:value-type="string">
            <text:p text:style-name="P28"/>
          </table:table-cell>
        </table:table-row>
        <table:table-row table:style-name="Tableau44.1">
          <table:table-cell table:style-name="Tableau44.A2" office:value-type="string">
            <text:p text:style-name="P75">D</text:p>
          </table:table-cell>
          <table:table-cell table:style-name="Tableau44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D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F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H2" office:value-type="string">
            <text:p text:style-name="P92"/>
          </table:table-cell>
          <table:table-cell table:style-name="Tableau44.I2" office:value-type="string">
            <text:p text:style-name="P92"/>
          </table:table-cell>
          <table:table-cell table:style-name="Tableau44.J2" office:value-type="string">
            <text:p text:style-name="P92"/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4.C2" office:value-type="string">
            <text:p text:style-name="P92"/>
          </table:table-cell>
          <table:table-cell table:style-name="Tableau44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4.C2" office:value-type="string">
            <text:p text:style-name="P92"/>
          </table:table-cell>
          <table:table-cell table:style-name="Tableau44.H3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3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4.B3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4.B3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H4" office:value-type="string">
            <text:p text:style-name="P92"/>
          </table:table-cell>
          <table:table-cell table:style-name="Tableau44.I4" office:value-type="string">
            <text:p text:style-name="P92"/>
          </table:table-cell>
          <table:table-cell table:style-name="Tableau44.J4" office:value-type="string">
            <text:p text:style-name="P92"/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B3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6" office:value-type="string">
            <text:p text:style-name="P92"/>
          </table:table-cell>
          <table:table-cell table:style-name="Tableau44.C6" office:value-type="string">
            <text:p text:style-name="P92"/>
          </table:table-cell>
          <table:table-cell table:style-name="Tableau44.D6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B3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4.B3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4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4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7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D7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B3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8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D8" office:value-type="string">
            <text:p text:style-name="P92"/>
          </table:table-cell>
          <table:table-cell table:style-name="Tableau44.E8" office:value-type="string">
            <text:p text:style-name="P92"/>
          </table:table-cell>
          <table:table-cell table:style-name="Tableau44.F8" office:value-type="string">
            <text:p text:style-name="P92"/>
          </table:table-cell>
          <table:table-cell table:style-name="Tableau44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4.B3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4.B3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4.B3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9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B3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4.K2" office:value-type="string">
            <text:p text:style-name="P83"/>
          </table:table-cell>
        </table:table-row>
        <table:table-row table:style-name="Tableau44.1">
          <table:table-cell table:style-name="Tableau44.C2" office:value-type="string">
            <text:p text:style-name="P83"/>
          </table:table-cell>
          <table:table-cell table:style-name="Tableau44.B10" office:value-type="string">
            <text:p text:style-name="P92"/>
          </table:table-cell>
          <table:table-cell table:style-name="Tableau44.C10" office:value-type="string">
            <text:p text:style-name="P92"/>
          </table:table-cell>
          <table:table-cell table:style-name="Tableau44.D10" office:value-type="string">
            <text:p text:style-name="P92"/>
          </table:table-cell>
          <table:table-cell table:style-name="Tableau44.E10" office:value-type="string">
            <text:p text:style-name="P92"/>
          </table:table-cell>
          <table:table-cell table:style-name="Tableau44.F10" office:value-type="string">
            <text:p text:style-name="P92"/>
          </table:table-cell>
          <table:table-cell table:style-name="Tableau44.C2" office:value-type="string">
            <text:p text:style-name="P92"/>
          </table:table-cell>
          <table:table-cell table:style-name="Tableau44.A2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4.C2" office:value-type="string">
            <text:p text:style-name="P92"/>
          </table:table-cell>
          <table:table-cell table:style-name="Tableau44.B3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4.K10" office:value-type="string">
            <text:p text:style-name="P96">A</text:p>
          </table:table-cell>
        </table:table-row>
        <table:table-row table:style-name="Tableau44.1"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C2" office:value-type="string">
            <text:p text:style-name="P50"/>
          </table:table-cell>
          <table:table-cell table:style-name="Tableau44.K2" office:value-type="string">
            <text:p text:style-name="P50"/>
          </table:table-cell>
        </table:table-row>
      </table:table>
      <text:p text:style-name="P18"/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column table:style-name="Tableau45.B"/>
        <table:table-column table:style-name="Tableau45.D"/>
        <table:table-column table:style-name="Tableau45.G"/>
        <table:table-column table:style-name="Tableau45.H"/>
        <table:table-column table:style-name="Tableau45.D"/>
        <table:table-column table:style-name="Tableau45.B"/>
        <table:table-column table:style-name="Tableau45.K"/>
        <table:table-row table:style-name="Tableau45.1"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3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A1" office:value-type="string">
            <text:p text:style-name="P28"/>
          </table:table-cell>
          <table:table-cell table:style-name="Tableau45.K1" office:value-type="string">
            <text:p text:style-name="P28"/>
          </table:table-cell>
        </table:table-row>
        <table:table-row table:style-name="Tableau45.1">
          <table:table-cell table:style-name="Tableau45.A2" office:value-type="string">
            <text:p text:style-name="P75">D</text:p>
          </table:table-cell>
          <table:table-cell table:style-name="Tableau45.B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D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F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H2" office:value-type="string">
            <text:p text:style-name="P92"/>
          </table:table-cell>
          <table:table-cell table:style-name="Tableau45.I2" office:value-type="string">
            <text:p text:style-name="P92"/>
          </table:table-cell>
          <table:table-cell table:style-name="Tableau45.J2" office:value-type="string">
            <text:p text:style-name="P92"/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5.C2" office:value-type="string">
            <text:p text:style-name="P92"/>
          </table:table-cell>
          <table:table-cell table:style-name="Tableau45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5.C2" office:value-type="string">
            <text:p text:style-name="P92"/>
          </table:table-cell>
          <table:table-cell table:style-name="Tableau45.H3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5.B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5.B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H4" office:value-type="string">
            <text:p text:style-name="P92"/>
          </table:table-cell>
          <table:table-cell table:style-name="Tableau45.I4" office:value-type="string">
            <text:p text:style-name="P92"/>
          </table:table-cell>
          <table:table-cell table:style-name="Tableau45.J4" office:value-type="string">
            <text:p text:style-name="P92"/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B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6" office:value-type="string">
            <text:p text:style-name="P92"/>
          </table:table-cell>
          <table:table-cell table:style-name="Tableau45.C6" office:value-type="string">
            <text:p text:style-name="P92"/>
          </table:table-cell>
          <table:table-cell table:style-name="Tableau45.D6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B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5.B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5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5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7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D7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B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8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D8" office:value-type="string">
            <text:p text:style-name="P92"/>
          </table:table-cell>
          <table:table-cell table:style-name="Tableau45.E8" office:value-type="string">
            <text:p text:style-name="P92"/>
          </table:table-cell>
          <table:table-cell table:style-name="Tableau45.F8" office:value-type="string">
            <text:p text:style-name="P92"/>
          </table:table-cell>
          <table:table-cell table:style-name="Tableau45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5.B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5.B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5.B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9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B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5.K2" office:value-type="string">
            <text:p text:style-name="P83"/>
          </table:table-cell>
        </table:table-row>
        <table:table-row table:style-name="Tableau45.1">
          <table:table-cell table:style-name="Tableau45.C2" office:value-type="string">
            <text:p text:style-name="P83"/>
          </table:table-cell>
          <table:table-cell table:style-name="Tableau45.B10" office:value-type="string">
            <text:p text:style-name="P92"/>
          </table:table-cell>
          <table:table-cell table:style-name="Tableau45.C10" office:value-type="string">
            <text:p text:style-name="P92"/>
          </table:table-cell>
          <table:table-cell table:style-name="Tableau45.D10" office:value-type="string">
            <text:p text:style-name="P92"/>
          </table:table-cell>
          <table:table-cell table:style-name="Tableau45.E10" office:value-type="string">
            <text:p text:style-name="P92"/>
          </table:table-cell>
          <table:table-cell table:style-name="Tableau45.F10" office:value-type="string">
            <text:p text:style-name="P92"/>
          </table:table-cell>
          <table:table-cell table:style-name="Tableau45.C2" office:value-type="string">
            <text:p text:style-name="P92"/>
          </table:table-cell>
          <table:table-cell table:style-name="Tableau45.A2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5.C2" office:value-type="string">
            <text:p text:style-name="P92"/>
          </table:table-cell>
          <table:table-cell table:style-name="Tableau45.B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5.K10" office:value-type="string">
            <text:p text:style-name="P96">A</text:p>
          </table:table-cell>
        </table:table-row>
        <table:table-row table:style-name="Tableau45.1"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C2" office:value-type="string">
            <text:p text:style-name="P50"/>
          </table:table-cell>
          <table:table-cell table:style-name="Tableau45.K2" office:value-type="string">
            <text:p text:style-name="P50"/>
          </table:table-cell>
        </table:table-row>
      </table:table>
      <text:p text:style-name="P18"/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able:table-column table:style-name="Tableau46.B"/>
        <table:table-column table:style-name="Tableau46.D"/>
        <table:table-column table:style-name="Tableau46.G"/>
        <table:table-column table:style-name="Tableau46.H"/>
        <table:table-column table:style-name="Tableau46.D"/>
        <table:table-column table:style-name="Tableau46.B"/>
        <table:table-column table:style-name="Tableau46.K"/>
        <table:table-row table:style-name="Tableau46.1"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3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A1" office:value-type="string">
            <text:p text:style-name="P28"/>
          </table:table-cell>
          <table:table-cell table:style-name="Tableau46.K1" office:value-type="string">
            <text:p text:style-name="P28"/>
          </table:table-cell>
        </table:table-row>
        <table:table-row table:style-name="Tableau46.1">
          <table:table-cell table:style-name="Tableau46.A2" office:value-type="string">
            <text:p text:style-name="P75">D</text:p>
          </table:table-cell>
          <table:table-cell table:style-name="Tableau46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D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F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H2" office:value-type="string">
            <text:p text:style-name="P92"/>
          </table:table-cell>
          <table:table-cell table:style-name="Tableau46.I2" office:value-type="string">
            <text:p text:style-name="P92"/>
          </table:table-cell>
          <table:table-cell table:style-name="Tableau46.J2" office:value-type="string">
            <text:p text:style-name="P92"/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6.C2" office:value-type="string">
            <text:p text:style-name="P92"/>
          </table:table-cell>
          <table:table-cell table:style-name="Tableau46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6.C2" office:value-type="string">
            <text:p text:style-name="P92"/>
          </table:table-cell>
          <table:table-cell table:style-name="Tableau46.H3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6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6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H4" office:value-type="string">
            <text:p text:style-name="P92"/>
          </table:table-cell>
          <table:table-cell table:style-name="Tableau46.I4" office:value-type="string">
            <text:p text:style-name="P92"/>
          </table:table-cell>
          <table:table-cell table:style-name="Tableau46.J4" office:value-type="string">
            <text:p text:style-name="P92"/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B6" office:value-type="string">
            <text:p text:style-name="P92"/>
          </table:table-cell>
          <table:table-cell table:style-name="Tableau46.C6" office:value-type="string">
            <text:p text:style-name="P92"/>
          </table:table-cell>
          <table:table-cell table:style-name="Tableau46.D6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6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6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6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B7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D7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B8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D8" office:value-type="string">
            <text:p text:style-name="P92"/>
          </table:table-cell>
          <table:table-cell table:style-name="Tableau46.E8" office:value-type="string">
            <text:p text:style-name="P92"/>
          </table:table-cell>
          <table:table-cell table:style-name="Tableau46.F8" office:value-type="string">
            <text:p text:style-name="P92"/>
          </table:table-cell>
          <table:table-cell table:style-name="Tableau46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6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6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6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B9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6.K2" office:value-type="string">
            <text:p text:style-name="P83"/>
          </table:table-cell>
        </table:table-row>
        <table:table-row table:style-name="Tableau46.1">
          <table:table-cell table:style-name="Tableau46.C2" office:value-type="string">
            <text:p text:style-name="P83"/>
          </table:table-cell>
          <table:table-cell table:style-name="Tableau46.B10" office:value-type="string">
            <text:p text:style-name="P92"/>
          </table:table-cell>
          <table:table-cell table:style-name="Tableau46.C10" office:value-type="string">
            <text:p text:style-name="P92"/>
          </table:table-cell>
          <table:table-cell table:style-name="Tableau46.D10" office:value-type="string">
            <text:p text:style-name="P92"/>
          </table:table-cell>
          <table:table-cell table:style-name="Tableau46.E10" office:value-type="string">
            <text:p text:style-name="P92"/>
          </table:table-cell>
          <table:table-cell table:style-name="Tableau46.F10" office:value-type="string">
            <text:p text:style-name="P92"/>
          </table:table-cell>
          <table:table-cell table:style-name="Tableau46.C2" office:value-type="string">
            <text:p text:style-name="P92"/>
          </table:table-cell>
          <table:table-cell table:style-name="Tableau46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6.C2" office:value-type="string">
            <text:p text:style-name="P92"/>
          </table:table-cell>
          <table:table-cell table:style-name="Tableau46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6.K10" office:value-type="string">
            <text:p text:style-name="P95">A</text:p>
          </table:table-cell>
        </table:table-row>
        <table:table-row table:style-name="Tableau46.1"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C2" office:value-type="string">
            <text:p text:style-name="P50"/>
          </table:table-cell>
          <table:table-cell table:style-name="Tableau46.K2" office:value-type="string">
            <text:p text:style-name="P50"/>
          </table:table-cell>
        </table:table-row>
      </table:table>
      <text:p text:style-name="P18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D"/>
        <table:table-column table:style-name="Tableau47.B"/>
        <table:table-column table:style-name="Tableau47.D"/>
        <table:table-column table:style-name="Tableau47.G"/>
        <table:table-column table:style-name="Tableau47.H"/>
        <table:table-column table:style-name="Tableau47.D"/>
        <table:table-column table:style-name="Tableau47.B"/>
        <table:table-column table:style-name="Tableau47.K"/>
        <table:table-row table:style-name="Tableau47.1"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3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A1" office:value-type="string">
            <text:p text:style-name="P28"/>
          </table:table-cell>
          <table:table-cell table:style-name="Tableau47.K1" office:value-type="string">
            <text:p text:style-name="P28"/>
          </table:table-cell>
        </table:table-row>
        <table:table-row table:style-name="Tableau47.1">
          <table:table-cell table:style-name="Tableau47.A2" office:value-type="string">
            <text:p text:style-name="P75">D</text:p>
          </table:table-cell>
          <table:table-cell table:style-name="Tableau47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D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F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H2" office:value-type="string">
            <text:p text:style-name="P92"/>
          </table:table-cell>
          <table:table-cell table:style-name="Tableau47.I2" office:value-type="string">
            <text:p text:style-name="P92"/>
          </table:table-cell>
          <table:table-cell table:style-name="Tableau47.J2" office:value-type="string">
            <text:p text:style-name="P92"/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7.C2" office:value-type="string">
            <text:p text:style-name="P92"/>
          </table:table-cell>
          <table:table-cell table:style-name="Tableau47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7.C2" office:value-type="string">
            <text:p text:style-name="P92"/>
          </table:table-cell>
          <table:table-cell table:style-name="Tableau47.H3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7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7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H4" office:value-type="string">
            <text:p text:style-name="P92"/>
          </table:table-cell>
          <table:table-cell table:style-name="Tableau47.I4" office:value-type="string">
            <text:p text:style-name="P92"/>
          </table:table-cell>
          <table:table-cell table:style-name="Tableau47.J4" office:value-type="string">
            <text:p text:style-name="P92"/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B6" office:value-type="string">
            <text:p text:style-name="P92"/>
          </table:table-cell>
          <table:table-cell table:style-name="Tableau47.C6" office:value-type="string">
            <text:p text:style-name="P92"/>
          </table:table-cell>
          <table:table-cell table:style-name="Tableau47.D6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7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7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7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B7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D7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B8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D8" office:value-type="string">
            <text:p text:style-name="P92"/>
          </table:table-cell>
          <table:table-cell table:style-name="Tableau47.E8" office:value-type="string">
            <text:p text:style-name="P92"/>
          </table:table-cell>
          <table:table-cell table:style-name="Tableau47.F8" office:value-type="string">
            <text:p text:style-name="P92"/>
          </table:table-cell>
          <table:table-cell table:style-name="Tableau47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7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7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7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B9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7.K2" office:value-type="string">
            <text:p text:style-name="P83"/>
          </table:table-cell>
        </table:table-row>
        <table:table-row table:style-name="Tableau47.1">
          <table:table-cell table:style-name="Tableau47.C2" office:value-type="string">
            <text:p text:style-name="P83"/>
          </table:table-cell>
          <table:table-cell table:style-name="Tableau47.B10" office:value-type="string">
            <text:p text:style-name="P92"/>
          </table:table-cell>
          <table:table-cell table:style-name="Tableau47.C10" office:value-type="string">
            <text:p text:style-name="P92"/>
          </table:table-cell>
          <table:table-cell table:style-name="Tableau47.D10" office:value-type="string">
            <text:p text:style-name="P92"/>
          </table:table-cell>
          <table:table-cell table:style-name="Tableau47.E10" office:value-type="string">
            <text:p text:style-name="P92"/>
          </table:table-cell>
          <table:table-cell table:style-name="Tableau47.F10" office:value-type="string">
            <text:p text:style-name="P92"/>
          </table:table-cell>
          <table:table-cell table:style-name="Tableau47.C2" office:value-type="string">
            <text:p text:style-name="P92"/>
          </table:table-cell>
          <table:table-cell table:style-name="Tableau47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7.C2" office:value-type="string">
            <text:p text:style-name="P92"/>
          </table:table-cell>
          <table:table-cell table:style-name="Tableau47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7.K10" office:value-type="string">
            <text:p text:style-name="P95">A</text:p>
          </table:table-cell>
        </table:table-row>
        <table:table-row table:style-name="Tableau47.1"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C2" office:value-type="string">
            <text:p text:style-name="P50"/>
          </table:table-cell>
          <table:table-cell table:style-name="Tableau47.K2" office:value-type="string">
            <text:p text:style-name="P50"/>
          </table:table-cell>
        </table:table-row>
      </table:table>
      <table:table table:name="Tableau48" table:style-name="Tableau48">
        <table:table-column table:style-name="Tableau48.A"/>
        <table:table-column table:style-name="Tableau48.B"/>
        <table:table-column table:style-name="Tableau48.C"/>
        <table:table-column table:style-name="Tableau48.D"/>
        <table:table-column table:style-name="Tableau48.B"/>
        <table:table-column table:style-name="Tableau48.D"/>
        <table:table-column table:style-name="Tableau48.G"/>
        <table:table-column table:style-name="Tableau48.H"/>
        <table:table-column table:style-name="Tableau48.D"/>
        <table:table-column table:style-name="Tableau48.B"/>
        <table:table-column table:style-name="Tableau48.K"/>
        <table:table-row table:style-name="Tableau48.1"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3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A1" office:value-type="string">
            <text:p text:style-name="P28"/>
          </table:table-cell>
          <table:table-cell table:style-name="Tableau48.K1" office:value-type="string">
            <text:p text:style-name="P28"/>
          </table:table-cell>
        </table:table-row>
        <table:table-row table:style-name="Tableau48.1">
          <table:table-cell table:style-name="Tableau48.A2" office:value-type="string">
            <text:p text:style-name="P75">D</text:p>
          </table:table-cell>
          <table:table-cell table:style-name="Tableau48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D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F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H2" office:value-type="string">
            <text:p text:style-name="P92"/>
          </table:table-cell>
          <table:table-cell table:style-name="Tableau48.I2" office:value-type="string">
            <text:p text:style-name="P92"/>
          </table:table-cell>
          <table:table-cell table:style-name="Tableau48.J2" office:value-type="string">
            <text:p text:style-name="P92"/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8.C2" office:value-type="string">
            <text:p text:style-name="P92"/>
          </table:table-cell>
          <table:table-cell table:style-name="Tableau48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8.C2" office:value-type="string">
            <text:p text:style-name="P92"/>
          </table:table-cell>
          <table:table-cell table:style-name="Tableau48.H3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8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8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H4" office:value-type="string">
            <text:p text:style-name="P92"/>
          </table:table-cell>
          <table:table-cell table:style-name="Tableau48.I4" office:value-type="string">
            <text:p text:style-name="P92"/>
          </table:table-cell>
          <table:table-cell table:style-name="Tableau48.J4" office:value-type="string">
            <text:p text:style-name="P92"/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B6" office:value-type="string">
            <text:p text:style-name="P92"/>
          </table:table-cell>
          <table:table-cell table:style-name="Tableau48.C6" office:value-type="string">
            <text:p text:style-name="P92"/>
          </table:table-cell>
          <table:table-cell table:style-name="Tableau48.D6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8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8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8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B7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D7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B8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D8" office:value-type="string">
            <text:p text:style-name="P92"/>
          </table:table-cell>
          <table:table-cell table:style-name="Tableau48.E8" office:value-type="string">
            <text:p text:style-name="P92"/>
          </table:table-cell>
          <table:table-cell table:style-name="Tableau48.F8" office:value-type="string">
            <text:p text:style-name="P92"/>
          </table:table-cell>
          <table:table-cell table:style-name="Tableau48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8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8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8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B9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8.K2" office:value-type="string">
            <text:p text:style-name="P83"/>
          </table:table-cell>
        </table:table-row>
        <table:table-row table:style-name="Tableau48.1">
          <table:table-cell table:style-name="Tableau48.C2" office:value-type="string">
            <text:p text:style-name="P83"/>
          </table:table-cell>
          <table:table-cell table:style-name="Tableau48.B10" office:value-type="string">
            <text:p text:style-name="P92"/>
          </table:table-cell>
          <table:table-cell table:style-name="Tableau48.C10" office:value-type="string">
            <text:p text:style-name="P92"/>
          </table:table-cell>
          <table:table-cell table:style-name="Tableau48.D10" office:value-type="string">
            <text:p text:style-name="P92"/>
          </table:table-cell>
          <table:table-cell table:style-name="Tableau48.E10" office:value-type="string">
            <text:p text:style-name="P92"/>
          </table:table-cell>
          <table:table-cell table:style-name="Tableau48.F10" office:value-type="string">
            <text:p text:style-name="P92"/>
          </table:table-cell>
          <table:table-cell table:style-name="Tableau48.C2" office:value-type="string">
            <text:p text:style-name="P92"/>
          </table:table-cell>
          <table:table-cell table:style-name="Tableau48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8.C2" office:value-type="string">
            <text:p text:style-name="P92"/>
          </table:table-cell>
          <table:table-cell table:style-name="Tableau48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8.K10" office:value-type="string">
            <text:p text:style-name="P95">A</text:p>
          </table:table-cell>
        </table:table-row>
        <table:table-row table:style-name="Tableau48.1"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C2" office:value-type="string">
            <text:p text:style-name="P50"/>
          </table:table-cell>
          <table:table-cell table:style-name="Tableau48.K2" office:value-type="string">
            <text:p text:style-name="P50"/>
          </table:table-cell>
        </table:table-row>
      </table:table>
      <text:p text:style-name="P18"/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D"/>
        <table:table-column table:style-name="Tableau49.B"/>
        <table:table-column table:style-name="Tableau49.D"/>
        <table:table-column table:style-name="Tableau49.G"/>
        <table:table-column table:style-name="Tableau49.H"/>
        <table:table-column table:style-name="Tableau49.D"/>
        <table:table-column table:style-name="Tableau49.B"/>
        <table:table-column table:style-name="Tableau49.K"/>
        <table:table-row table:style-name="Tableau49.1"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3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A1" office:value-type="string">
            <text:p text:style-name="P28"/>
          </table:table-cell>
          <table:table-cell table:style-name="Tableau49.K1" office:value-type="string">
            <text:p text:style-name="P28"/>
          </table:table-cell>
        </table:table-row>
        <table:table-row table:style-name="Tableau49.1">
          <table:table-cell table:style-name="Tableau49.A2" office:value-type="string">
            <text:p text:style-name="P75">D</text:p>
          </table:table-cell>
          <table:table-cell table:style-name="Tableau49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D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F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H2" office:value-type="string">
            <text:p text:style-name="P92"/>
          </table:table-cell>
          <table:table-cell table:style-name="Tableau49.I2" office:value-type="string">
            <text:p text:style-name="P92"/>
          </table:table-cell>
          <table:table-cell table:style-name="Tableau49.J2" office:value-type="string">
            <text:p text:style-name="P92"/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49.C2" office:value-type="string">
            <text:p text:style-name="P92"/>
          </table:table-cell>
          <table:table-cell table:style-name="Tableau49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49.C2" office:value-type="string">
            <text:p text:style-name="P92"/>
          </table:table-cell>
          <table:table-cell table:style-name="Tableau49.H3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49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49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H4" office:value-type="string">
            <text:p text:style-name="P92"/>
          </table:table-cell>
          <table:table-cell table:style-name="Tableau49.I4" office:value-type="string">
            <text:p text:style-name="P92"/>
          </table:table-cell>
          <table:table-cell table:style-name="Tableau49.J4" office:value-type="string">
            <text:p text:style-name="P92"/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B6" office:value-type="string">
            <text:p text:style-name="P92"/>
          </table:table-cell>
          <table:table-cell table:style-name="Tableau49.C6" office:value-type="string">
            <text:p text:style-name="P92"/>
          </table:table-cell>
          <table:table-cell table:style-name="Tableau49.D6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49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49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49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B7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D7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B8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D8" office:value-type="string">
            <text:p text:style-name="P92"/>
          </table:table-cell>
          <table:table-cell table:style-name="Tableau49.E8" office:value-type="string">
            <text:p text:style-name="P92"/>
          </table:table-cell>
          <table:table-cell table:style-name="Tableau49.F8" office:value-type="string">
            <text:p text:style-name="P92"/>
          </table:table-cell>
          <table:table-cell table:style-name="Tableau49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49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49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9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B9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49.K2" office:value-type="string">
            <text:p text:style-name="P83"/>
          </table:table-cell>
        </table:table-row>
        <table:table-row table:style-name="Tableau49.1">
          <table:table-cell table:style-name="Tableau49.C2" office:value-type="string">
            <text:p text:style-name="P83"/>
          </table:table-cell>
          <table:table-cell table:style-name="Tableau49.B10" office:value-type="string">
            <text:p text:style-name="P92"/>
          </table:table-cell>
          <table:table-cell table:style-name="Tableau49.C10" office:value-type="string">
            <text:p text:style-name="P92"/>
          </table:table-cell>
          <table:table-cell table:style-name="Tableau49.D10" office:value-type="string">
            <text:p text:style-name="P92"/>
          </table:table-cell>
          <table:table-cell table:style-name="Tableau49.E10" office:value-type="string">
            <text:p text:style-name="P92"/>
          </table:table-cell>
          <table:table-cell table:style-name="Tableau49.F10" office:value-type="string">
            <text:p text:style-name="P92"/>
          </table:table-cell>
          <table:table-cell table:style-name="Tableau49.C2" office:value-type="string">
            <text:p text:style-name="P92"/>
          </table:table-cell>
          <table:table-cell table:style-name="Tableau49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49.C2" office:value-type="string">
            <text:p text:style-name="P92"/>
          </table:table-cell>
          <table:table-cell table:style-name="Tableau49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49.K10" office:value-type="string">
            <text:p text:style-name="P95">A</text:p>
          </table:table-cell>
        </table:table-row>
        <table:table-row table:style-name="Tableau49.1"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C2" office:value-type="string">
            <text:p text:style-name="P50"/>
          </table:table-cell>
          <table:table-cell table:style-name="Tableau49.K2" office:value-type="string">
            <text:p text:style-name="P50"/>
          </table:table-cell>
        </table:table-row>
      </table:table>
      <table:table table:name="Tableau50" table:style-name="Tableau50">
        <table:table-column table:style-name="Tableau50.A"/>
        <table:table-column table:style-name="Tableau50.B"/>
        <table:table-column table:style-name="Tableau50.C"/>
        <table:table-column table:style-name="Tableau50.D"/>
        <table:table-column table:style-name="Tableau50.B"/>
        <table:table-column table:style-name="Tableau50.D"/>
        <table:table-column table:style-name="Tableau50.G"/>
        <table:table-column table:style-name="Tableau50.H"/>
        <table:table-column table:style-name="Tableau50.D"/>
        <table:table-column table:style-name="Tableau50.B"/>
        <table:table-column table:style-name="Tableau50.K"/>
        <table:table-row table:style-name="Tableau50.1"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3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A1" office:value-type="string">
            <text:p text:style-name="P28"/>
          </table:table-cell>
          <table:table-cell table:style-name="Tableau50.K1" office:value-type="string">
            <text:p text:style-name="P28"/>
          </table:table-cell>
        </table:table-row>
        <table:table-row table:style-name="Tableau50.1">
          <table:table-cell table:style-name="Tableau50.A2" office:value-type="string">
            <text:p text:style-name="P75">D</text:p>
          </table:table-cell>
          <table:table-cell table:style-name="Tableau50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D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F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H2" office:value-type="string">
            <text:p text:style-name="P92"/>
          </table:table-cell>
          <table:table-cell table:style-name="Tableau50.I2" office:value-type="string">
            <text:p text:style-name="P92"/>
          </table:table-cell>
          <table:table-cell table:style-name="Tableau50.J2" office:value-type="string">
            <text:p text:style-name="P92"/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0.C2" office:value-type="string">
            <text:p text:style-name="P92"/>
          </table:table-cell>
          <table:table-cell table:style-name="Tableau50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0.C2" office:value-type="string">
            <text:p text:style-name="P92"/>
          </table:table-cell>
          <table:table-cell table:style-name="Tableau50.H3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50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50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H4" office:value-type="string">
            <text:p text:style-name="P92"/>
          </table:table-cell>
          <table:table-cell table:style-name="Tableau50.I4" office:value-type="string">
            <text:p text:style-name="P92"/>
          </table:table-cell>
          <table:table-cell table:style-name="Tableau50.J4" office:value-type="string">
            <text:p text:style-name="P92"/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B6" office:value-type="string">
            <text:p text:style-name="P92"/>
          </table:table-cell>
          <table:table-cell table:style-name="Tableau50.C6" office:value-type="string">
            <text:p text:style-name="P92"/>
          </table:table-cell>
          <table:table-cell table:style-name="Tableau50.D6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0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0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0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B7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D7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B8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D8" office:value-type="string">
            <text:p text:style-name="P92"/>
          </table:table-cell>
          <table:table-cell table:style-name="Tableau50.E8" office:value-type="string">
            <text:p text:style-name="P92"/>
          </table:table-cell>
          <table:table-cell table:style-name="Tableau50.F8" office:value-type="string">
            <text:p text:style-name="P92"/>
          </table:table-cell>
          <table:table-cell table:style-name="Tableau50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0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0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0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B9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0.K2" office:value-type="string">
            <text:p text:style-name="P83"/>
          </table:table-cell>
        </table:table-row>
        <table:table-row table:style-name="Tableau50.1">
          <table:table-cell table:style-name="Tableau50.C2" office:value-type="string">
            <text:p text:style-name="P83"/>
          </table:table-cell>
          <table:table-cell table:style-name="Tableau50.B10" office:value-type="string">
            <text:p text:style-name="P92"/>
          </table:table-cell>
          <table:table-cell table:style-name="Tableau50.C10" office:value-type="string">
            <text:p text:style-name="P92"/>
          </table:table-cell>
          <table:table-cell table:style-name="Tableau50.D10" office:value-type="string">
            <text:p text:style-name="P92"/>
          </table:table-cell>
          <table:table-cell table:style-name="Tableau50.E10" office:value-type="string">
            <text:p text:style-name="P92"/>
          </table:table-cell>
          <table:table-cell table:style-name="Tableau50.F10" office:value-type="string">
            <text:p text:style-name="P92"/>
          </table:table-cell>
          <table:table-cell table:style-name="Tableau50.C2" office:value-type="string">
            <text:p text:style-name="P92"/>
          </table:table-cell>
          <table:table-cell table:style-name="Tableau50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0.C2" office:value-type="string">
            <text:p text:style-name="P92"/>
          </table:table-cell>
          <table:table-cell table:style-name="Tableau50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0.K10" office:value-type="string">
            <text:p text:style-name="P95">A</text:p>
          </table:table-cell>
        </table:table-row>
        <table:table-row table:style-name="Tableau50.1"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C2" office:value-type="string">
            <text:p text:style-name="P50"/>
          </table:table-cell>
          <table:table-cell table:style-name="Tableau50.K2" office:value-type="string">
            <text:p text:style-name="P50"/>
          </table:table-cell>
        </table:table-row>
      </table:table>
      <text:p text:style-name="P18"/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D"/>
        <table:table-column table:style-name="Tableau51.B"/>
        <table:table-column table:style-name="Tableau51.D"/>
        <table:table-column table:style-name="Tableau51.G"/>
        <table:table-column table:style-name="Tableau51.H"/>
        <table:table-column table:style-name="Tableau51.D"/>
        <table:table-column table:style-name="Tableau51.B"/>
        <table:table-column table:style-name="Tableau51.K"/>
        <table:table-row table:style-name="Tableau51.1"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3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A1" office:value-type="string">
            <text:p text:style-name="P28"/>
          </table:table-cell>
          <table:table-cell table:style-name="Tableau51.K1" office:value-type="string">
            <text:p text:style-name="P28"/>
          </table:table-cell>
        </table:table-row>
        <table:table-row table:style-name="Tableau51.1">
          <table:table-cell table:style-name="Tableau51.A2" office:value-type="string">
            <text:p text:style-name="P75">D</text:p>
          </table:table-cell>
          <table:table-cell table:style-name="Tableau51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D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F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H2" office:value-type="string">
            <text:p text:style-name="P92"/>
          </table:table-cell>
          <table:table-cell table:style-name="Tableau51.I2" office:value-type="string">
            <text:p text:style-name="P92"/>
          </table:table-cell>
          <table:table-cell table:style-name="Tableau51.J2" office:value-type="string">
            <text:p text:style-name="P92"/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1.C2" office:value-type="string">
            <text:p text:style-name="P92"/>
          </table:table-cell>
          <table:table-cell table:style-name="Tableau51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1.C2" office:value-type="string">
            <text:p text:style-name="P92"/>
          </table:table-cell>
          <table:table-cell table:style-name="Tableau51.H3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51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51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H4" office:value-type="string">
            <text:p text:style-name="P92"/>
          </table:table-cell>
          <table:table-cell table:style-name="Tableau51.I4" office:value-type="string">
            <text:p text:style-name="P92"/>
          </table:table-cell>
          <table:table-cell table:style-name="Tableau51.J4" office:value-type="string">
            <text:p text:style-name="P92"/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B6" office:value-type="string">
            <text:p text:style-name="P92"/>
          </table:table-cell>
          <table:table-cell table:style-name="Tableau51.C6" office:value-type="string">
            <text:p text:style-name="P92"/>
          </table:table-cell>
          <table:table-cell table:style-name="Tableau51.D6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1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1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1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B7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D7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B8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D8" office:value-type="string">
            <text:p text:style-name="P92"/>
          </table:table-cell>
          <table:table-cell table:style-name="Tableau51.E8" office:value-type="string">
            <text:p text:style-name="P92"/>
          </table:table-cell>
          <table:table-cell table:style-name="Tableau51.F8" office:value-type="string">
            <text:p text:style-name="P92"/>
          </table:table-cell>
          <table:table-cell table:style-name="Tableau51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1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1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1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B9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1.K2" office:value-type="string">
            <text:p text:style-name="P83"/>
          </table:table-cell>
        </table:table-row>
        <table:table-row table:style-name="Tableau51.1">
          <table:table-cell table:style-name="Tableau51.C2" office:value-type="string">
            <text:p text:style-name="P83"/>
          </table:table-cell>
          <table:table-cell table:style-name="Tableau51.B10" office:value-type="string">
            <text:p text:style-name="P92"/>
          </table:table-cell>
          <table:table-cell table:style-name="Tableau51.C10" office:value-type="string">
            <text:p text:style-name="P92"/>
          </table:table-cell>
          <table:table-cell table:style-name="Tableau51.D10" office:value-type="string">
            <text:p text:style-name="P92"/>
          </table:table-cell>
          <table:table-cell table:style-name="Tableau51.E10" office:value-type="string">
            <text:p text:style-name="P92"/>
          </table:table-cell>
          <table:table-cell table:style-name="Tableau51.F10" office:value-type="string">
            <text:p text:style-name="P92"/>
          </table:table-cell>
          <table:table-cell table:style-name="Tableau51.C2" office:value-type="string">
            <text:p text:style-name="P92"/>
          </table:table-cell>
          <table:table-cell table:style-name="Tableau51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1.C2" office:value-type="string">
            <text:p text:style-name="P92"/>
          </table:table-cell>
          <table:table-cell table:style-name="Tableau51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1.K10" office:value-type="string">
            <text:p text:style-name="P95">A</text:p>
          </table:table-cell>
        </table:table-row>
        <table:table-row table:style-name="Tableau51.1"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C2" office:value-type="string">
            <text:p text:style-name="P50"/>
          </table:table-cell>
          <table:table-cell table:style-name="Tableau51.K2" office:value-type="string">
            <text:p text:style-name="P50"/>
          </table:table-cell>
        </table:table-row>
      </table:table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D"/>
        <table:table-column table:style-name="Tableau52.B"/>
        <table:table-column table:style-name="Tableau52.D"/>
        <table:table-column table:style-name="Tableau52.G"/>
        <table:table-column table:style-name="Tableau52.H"/>
        <table:table-column table:style-name="Tableau52.D"/>
        <table:table-column table:style-name="Tableau52.B"/>
        <table:table-column table:style-name="Tableau52.K"/>
        <table:table-row table:style-name="Tableau52.1"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3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A1" office:value-type="string">
            <text:p text:style-name="P28"/>
          </table:table-cell>
          <table:table-cell table:style-name="Tableau52.K1" office:value-type="string">
            <text:p text:style-name="P28"/>
          </table:table-cell>
        </table:table-row>
        <table:table-row table:style-name="Tableau52.1">
          <table:table-cell table:style-name="Tableau52.A2" office:value-type="string">
            <text:p text:style-name="P75">D</text:p>
          </table:table-cell>
          <table:table-cell table:style-name="Tableau52.A2" office:value-type="string">
            <text:p text:style-name="P66">1<text:span text:style-name="T22">+</text:span><text:span text:style-name="T12">17 <text:s/>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D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F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H2" office:value-type="string">
            <text:p text:style-name="P92"/>
          </table:table-cell>
          <table:table-cell table:style-name="Tableau52.I2" office:value-type="string">
            <text:p text:style-name="P92"/>
          </table:table-cell>
          <table:table-cell table:style-name="Tableau52.J2" office:value-type="string">
            <text:p text:style-name="P92"/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66">2<text:span text:style-name="T22">+</text:span><text:span text:style-name="T12">16 <text:s/>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D3" office:value-type="string">
            <text:p text:style-name="P66"><text:span text:style-name="T25">6</text:span><text:span text:style-name="T22">+</text:span><text:span text:style-name="T12">1</text:span><text:span text:style-name="T16">4</text:span><text:span text:style-name="T12"> <text:s/></text:span><text:span text:style-name="T23">20</text:span></text:p>
          </table:table-cell>
          <table:table-cell table:style-name="Tableau52.C2" office:value-type="string">
            <text:p text:style-name="P92"/>
          </table:table-cell>
          <table:table-cell table:style-name="Tableau52.D3" office:value-type="string">
            <text:p text:style-name="P66"><text:span text:style-name="T25">8</text:span><text:span text:style-name="T22">+</text:span><text:span text:style-name="T12">1</text:span><text:span text:style-name="T16">2</text:span><text:span text:style-name="T12"> <text:s/></text:span><text:span text:style-name="T23">20</text:span></text:p>
          </table:table-cell>
          <table:table-cell table:style-name="Tableau52.C2" office:value-type="string">
            <text:p text:style-name="P92"/>
          </table:table-cell>
          <table:table-cell table:style-name="Tableau52.H3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A2" office:value-type="string">
            <text:p text:style-name="P66">3<text:span text:style-name="T22">+</text:span><text:span text:style-name="T12">15 <text:s/></text:span><text:span text:style-name="T22">18</text:span></text:p>
          </table:table-cell>
          <table:table-cell table:style-name="Tableau52.A2" office:value-type="string">
            <text:p text:style-name="P66">4<text:span text:style-name="T22">+</text:span><text:span text:style-name="T12">14 <text:s/></text:span><text:span text:style-name="T22">18</text:span></text:p>
          </table:table-cell>
          <table:table-cell table:style-name="Tableau52.A2" office:value-type="string">
            <text:p text:style-name="P66">5<text:span text:style-name="T22">+</text:span><text:span text:style-name="T12">1</text:span><text:span text:style-name="T16">3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6"><text:span text:style-name="T25">6</text:span><text:span text:style-name="T22">+</text:span><text:span text:style-name="T12">1</text:span><text:span text:style-name="T16">2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6"><text:span text:style-name="T25">7</text:span><text:span text:style-name="T22">+</text:span><text:span text:style-name="T12">1</text:span><text:span text:style-name="T16">1</text:span><text:span text:style-name="T12"> <text:s/>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H4" office:value-type="string">
            <text:p text:style-name="P92"/>
          </table:table-cell>
          <table:table-cell table:style-name="Tableau52.I4" office:value-type="string">
            <text:p text:style-name="P92"/>
          </table:table-cell>
          <table:table-cell table:style-name="Tableau52.J4" office:value-type="string">
            <text:p text:style-name="P92"/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A2" office:value-type="string">
            <text:p text:style-name="P66"><text:span text:style-name="T25">8</text:span><text:span text:style-name="T22">+</text:span><text:span text:style-name="T12">1</text:span><text:span text:style-name="T16">0</text:span><text:span text:style-name="T12"> <text:s/>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text:s/></text:span><text:span text:style-name="T24">20</text:span></text:p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B6" office:value-type="string">
            <text:p text:style-name="P92"/>
          </table:table-cell>
          <table:table-cell table:style-name="Tableau52.C6" office:value-type="string">
            <text:p text:style-name="P92"/>
          </table:table-cell>
          <table:table-cell table:style-name="Tableau52.D6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A2" office:value-type="string">
            <text:p text:style-name="P66"><text:span text:style-name="T25">9</text:span><text:span text:style-name="T22">+</text:span><text:span text:style-name="T16">9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6"><text:span text:style-name="T25">10</text:span><text:span text:style-name="T22">+</text:span><text:span text:style-name="T16">8</text:span><text:span text:style-name="T12"> <text:s/></text:span><text:span text:style-name="T22">18</text:span></text:p>
          </table:table-cell>
          <table:table-cell table:style-name="Tableau52.A2" office:value-type="string">
            <text:p text:style-name="P66"><text:span text:style-name="T25">1</text:span><text:span text:style-name="T26">1</text:span><text:span text:style-name="T22">+</text:span><text:span text:style-name="T17">7</text:span><text:span text:style-name="T12"> <text:s/></text:span><text:span text:style-name="T22">18</text:span></text:p>
          </table:table-cell>
          <table:table-cell table:style-name="Tableau52.I6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text:s/></text:span><text:span text:style-name="T22">18</text:span></text:p>
          </table:table-cell>
          <table:table-cell table:style-name="Tableau52.I6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text:s/></text:span><text:span text:style-name="T22">18</text:span></text:p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B7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D7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A2" office:value-type="string">
            <text:p text:style-name="P66"><text:span text:style-name="T25">1</text:span><text:span text:style-name="T26">2</text:span><text:span text:style-name="T22">+</text:span><text:span text:style-name="T17">6</text:span><text:span text:style-name="T12"> 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B8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D8" office:value-type="string">
            <text:p text:style-name="P92"/>
          </table:table-cell>
          <table:table-cell table:style-name="Tableau52.E8" office:value-type="string">
            <text:p text:style-name="P92"/>
          </table:table-cell>
          <table:table-cell table:style-name="Tableau52.F8" office:value-type="string">
            <text:p text:style-name="P92"/>
          </table:table-cell>
          <table:table-cell table:style-name="Tableau52.D3" office:value-type="string">
            <text:p text:style-name="P66"><text:span text:style-name="T25">1</text:span><text:span text:style-name="T26">4</text:span><text:span text:style-name="T22">+</text:span><text:span text:style-name="T17">6</text:span><text:span text:style-name="T12"> </text:span><text:span text:style-name="T24">20</text:span></text:p>
          </table:table-cell>
          <table:table-cell table:style-name="Tableau52.A2" office:value-type="string">
            <text:p text:style-name="P66"><text:span text:style-name="T25">1</text:span><text:span text:style-name="T26">3</text:span><text:span text:style-name="T22">+</text:span><text:span text:style-name="T17">5</text:span><text:span text:style-name="T12"> </text:span><text:span text:style-name="T22">18</text:span></text:p>
          </table:table-cell>
          <table:table-cell table:style-name="Tableau52.A2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2.A2" office:value-type="string">
            <text:p text:style-name="P66"><text:span text:style-name="T25">1</text:span><text:span text:style-name="T27">5</text:span><text:span text:style-name="T22">+</text:span><text:span text:style-name="T18">3</text:span><text:span text:style-name="T12"> </text:span><text:span text:style-name="T22">18</text:span></text:p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B9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I6" office:value-type="string">
            <text:p text:style-name="P66"><text:span text:style-name="T25">1</text:span><text:span text:style-name="T26">4</text:span><text:span text:style-name="T22">+</text:span><text:span text:style-name="T17">4</text:span><text:span text:style-name="T12"> 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A2" office:value-type="string">
            <text:p text:style-name="P66"><text:span text:style-name="T25">1</text:span><text:span text:style-name="T27">6</text:span><text:span text:style-name="T22">+</text:span><text:span text:style-name="T18">2</text:span><text:span text:style-name="T12"> </text:span><text:span text:style-name="T22">18</text:span></text:p>
          </table:table-cell>
          <table:table-cell table:style-name="Tableau52.K2" office:value-type="string">
            <text:p text:style-name="P83"/>
          </table:table-cell>
        </table:table-row>
        <table:table-row table:style-name="Tableau52.1">
          <table:table-cell table:style-name="Tableau52.C2" office:value-type="string">
            <text:p text:style-name="P83"/>
          </table:table-cell>
          <table:table-cell table:style-name="Tableau52.B10" office:value-type="string">
            <text:p text:style-name="P92"/>
          </table:table-cell>
          <table:table-cell table:style-name="Tableau52.C10" office:value-type="string">
            <text:p text:style-name="P92"/>
          </table:table-cell>
          <table:table-cell table:style-name="Tableau52.D10" office:value-type="string">
            <text:p text:style-name="P92"/>
          </table:table-cell>
          <table:table-cell table:style-name="Tableau52.E10" office:value-type="string">
            <text:p text:style-name="P92"/>
          </table:table-cell>
          <table:table-cell table:style-name="Tableau52.F10" office:value-type="string">
            <text:p text:style-name="P92"/>
          </table:table-cell>
          <table:table-cell table:style-name="Tableau52.C2" office:value-type="string">
            <text:p text:style-name="P92"/>
          </table:table-cell>
          <table:table-cell table:style-name="Tableau52.I6" office:value-type="string">
            <text:p text:style-name="P66"><text:span text:style-name="T25">1</text:span><text:span text:style-name="T26">5</text:span><text:span text:style-name="T22">+</text:span><text:span text:style-name="T17">3</text:span><text:span text:style-name="T12"> </text:span><text:span text:style-name="T22">18</text:span></text:p>
          </table:table-cell>
          <table:table-cell table:style-name="Tableau52.C2" office:value-type="string">
            <text:p text:style-name="P92"/>
          </table:table-cell>
          <table:table-cell table:style-name="Tableau52.A2" office:value-type="string">
            <text:p text:style-name="P66"><text:span text:style-name="T25">1</text:span><text:span text:style-name="T27">7</text:span><text:span text:style-name="T22">+</text:span><text:span text:style-name="T18">1</text:span><text:span text:style-name="T12"> </text:span><text:span text:style-name="T22">18</text:span></text:p>
          </table:table-cell>
          <table:table-cell table:style-name="Tableau52.K10" office:value-type="string">
            <text:p text:style-name="P95">A</text:p>
          </table:table-cell>
        </table:table-row>
        <table:table-row table:style-name="Tableau52.1"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C2" office:value-type="string">
            <text:p text:style-name="P50"/>
          </table:table-cell>
          <table:table-cell table:style-name="Tableau52.K2" office:value-type="string">
            <text:p text:style-name="P50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07T14:39:33.663000000</dc:date>
    <meta:editing-duration>PT1H13M3S</meta:editing-duration>
    <meta:editing-cycles>7</meta:editing-cycles>
    <meta:generator>LibreOffice/7.1.2.2$Windows_X86_64 LibreOffice_project/8a45595d069ef5570103caea1b71cc9d82b2aae4</meta:generator>
    <meta:document-statistic meta:table-count="54" meta:image-count="0" meta:object-count="1" meta:page-count="54" meta:paragraph-count="1173" meta:word-count="2251" meta:character-count="8264" meta:non-whitespace-character-count="6522"/>
  </office:meta>
</office:document-meta>
</file>

<file path=Object 2/content.xml><?xml version="1.0" encoding="utf-8"?>
<math xmlns="http://www.w3.org/1998/Math/MathML" display="block">
  <semantics>
    <mrow>
      <mi>h</mi>
      <mo stretchy="false">=</mo>
      <mrow>
        <mrow>
          <mo fence="true" form="prefix" stretchy="true">|</mo>
          <mrow>
            <mrow>
              <mi mathvariant="normal">Δ</mi>
              <mi>x</mi>
            </mrow>
          </mrow>
          <mo fence="true" form="postfix" stretchy="true">|</mo>
        </mrow>
        <mo stretchy="false">+</mo>
        <mrow>
          <mo fence="true" form="prefix" stretchy="true">|</mo>
          <mrow>
            <mrow>
              <mi mathvariant="normal">Δ</mi>
              <mi>y</mi>
            </mrow>
          </mrow>
          <mo fence="true" form="postfix" stretchy="true">|</mo>
        </mrow>
      </mrow>
    </mrow>
    <annotation encoding="StarMath 5.0">h= abs{ %DELTA x } + abs{ %DELTA y }</annotation>
  </semantics>
</math>
</file>